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ucida grande" svg:font-family="'lucida grande', 'lucida sans', 'lucida sans', lucida, arial, sans-serif"/>
    <style:font-face style:name="sans-serif" svg:font-family="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7.3861in" fo:margin-left="0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2444in"/>
    </style:style>
    <style:style style:name="Table5.B" style:family="table-column">
      <style:table-column-properties style:column-width="5.1417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eeeee" fo:padding="0.0382in" fo:border="0.05pt solid #000000">
        <style:background-image/>
      </style:table-cell-properties>
    </style:style>
    <style:style style:name="Table1" style:family="table">
      <style:table-properties style:width="4.4132in" table:align="left"/>
    </style:style>
    <style:style style:name="Table1.A" style:family="table-column">
      <style:table-column-properties style:column-width="3.4625in"/>
    </style:style>
    <style:style style:name="Table1.B" style:family="table-column">
      <style:table-column-properties style:column-width="0.950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7.1403in" fo:margin-left="0in" table:align="left"/>
    </style:style>
    <style:style style:name="Table9.A" style:family="table-column">
      <style:table-column-properties style:column-width="7.1403in"/>
    </style:style>
    <style:style style:name="Table9.A1" style:family="table-cell">
      <style:table-cell-properties fo:background-color="#eeeeee"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eeeeee" fo:padding="0.0382in" fo:border-left="none" fo:border-right="0.05pt solid #000000" fo:border-top="0.05pt solid #000000" fo:border-bottom="0.05pt solid #000000">
        <style:background-image/>
      </style:table-cell-properties>
    </style:style>
    <style:style style:name="Table2" style:family="table">
      <style:table-properties style:width="6.4299in" fo:margin-left="0.491in" table:align="left"/>
    </style:style>
    <style:style style:name="Table2.A" style:family="table-column">
      <style:table-column-properties style:column-width="1.8181in"/>
    </style:style>
    <style:style style:name="Table2.B" style:family="table-column">
      <style:table-column-properties style:column-width="2.3104in"/>
    </style:style>
    <style:style style:name="Table2.C" style:family="table-column">
      <style:table-column-properties style:column-width="2.3014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4299in" fo:margin-left="0.491in" table:align="left"/>
    </style:style>
    <style:style style:name="Table3.A" style:family="table-column">
      <style:table-column-properties style:column-width="1.8181in"/>
    </style:style>
    <style:style style:name="Table3.B" style:family="table-column">
      <style:table-column-properties style:column-width="2.3104in"/>
    </style:style>
    <style:style style:name="Table3.C" style:family="table-column">
      <style:table-column-properties style:column-width="2.3014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4" style:family="table">
      <style:table-properties style:width="6.4299in" fo:margin-left="0.491in" table:align="left"/>
    </style:style>
    <style:style style:name="Table4.A" style:family="table-column">
      <style:table-column-properties style:column-width="1.8181in"/>
    </style:style>
    <style:style style:name="Table4.B" style:family="table-column">
      <style:table-column-properties style:column-width="2.3104in"/>
    </style:style>
    <style:style style:name="Table4.C" style:family="table-column">
      <style:table-column-properties style:column-width="2.3014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C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3"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348fea" officeooo:paragraph-rsid="00266966" style:font-size-asian="10pt" style:font-weight-asian="bold" style:font-name-complex="Verdana" style:font-size-complex="10pt" style:font-weight-complex="bold"/>
    </style:style>
    <style:style style:name="P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033cc47" style:font-size-asian="10pt" style:font-weight-asian="bold" style:font-name-complex="Verdana" style:font-size-complex="10pt" style:font-weight-complex="bold"/>
    </style:style>
    <style:style style:name="P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33cc47" style:font-size-asian="10pt" style:font-weight-asian="bold" style:font-name-complex="Verdana" style:font-size-complex="10pt" style:font-weight-complex="bold"/>
    </style:style>
    <style:style style:name="P6"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7" style:family="paragraph" style:parent-style-name="Text_20_body">
      <style:paragraph-properties style:line-height-at-least="0.1465in" fo:text-align="start" style:justify-single-word="false"/>
      <style:text-properties fo:font-variant="normal" fo:text-transform="none" fo:color="#000000" style:font-name="Verdana" fo:font-size="10pt" fo:letter-spacing="normal" fo:font-style="normal" fo:font-weight="normal" officeooo:rsid="001c26f3" officeooo:paragraph-rsid="0095b7a0" style:font-size-asian="10pt" style:font-weight-asian="normal" style:font-name-complex="Verdana" style:font-size-complex="10pt" style:font-weight-complex="normal"/>
    </style:style>
    <style:style style:name="P8" style:family="paragraph" style:parent-style-name="Text_20_body">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P9" style:family="paragraph" style:parent-style-name="Text_20_body">
      <style:text-properties fo:font-variant="normal" fo:text-transform="none" fo:color="#000000" style:font-name="Verdana" fo:font-size="10pt" fo:letter-spacing="normal" fo:font-style="normal" fo:font-weight="normal" officeooo:rsid="001c26f3" officeooo:paragraph-rsid="009e3ee7" style:font-size-asian="10pt" style:font-name-complex="Verdana" style:font-size-complex="10pt"/>
    </style:style>
    <style:style style:name="P10" style:family="paragraph" style:parent-style-name="Text_20_body">
      <style:text-properties fo:font-variant="normal" fo:text-transform="none" fo:color="#000000" style:font-name="Verdana" fo:font-size="10pt" fo:letter-spacing="normal" fo:font-style="normal" fo:font-weight="normal" officeooo:rsid="001c26f3" officeooo:paragraph-rsid="008e7227" style:font-size-asian="10pt" style:font-name-complex="Verdana" style:font-size-complex="10pt"/>
    </style:style>
    <style:style style:name="P11" style:family="paragraph" style:parent-style-name="Text_20_body">
      <style:text-properties fo:font-variant="normal" fo:text-transform="none" fo:color="#000000" style:font-name="Verdana" fo:font-size="10pt" fo:letter-spacing="normal" fo:font-style="normal" fo:font-weight="normal" officeooo:rsid="001c26f3" officeooo:paragraph-rsid="007dc076" style:font-size-asian="10pt" style:font-name-complex="Verdana" style:font-size-complex="10pt"/>
    </style:style>
    <style:style style:name="P12" style:family="paragraph" style:parent-style-name="Text_20_body">
      <style:text-properties fo:font-variant="normal" fo:text-transform="none" fo:color="#000000" style:font-name="Verdana" fo:font-size="10pt" fo:letter-spacing="normal" fo:font-style="normal" fo:font-weight="normal" officeooo:rsid="001c26f3" officeooo:paragraph-rsid="007d84e4" style:font-size-asian="10pt" style:font-name-complex="Verdana" style:font-size-complex="10pt"/>
    </style:style>
    <style:style style:name="P13" style:family="paragraph" style:parent-style-name="Text_20_body">
      <style:text-properties fo:font-variant="normal" fo:text-transform="none" fo:color="#000000" style:font-name="Verdana" fo:font-size="10pt" fo:letter-spacing="normal" fo:font-style="normal" fo:font-weight="normal" officeooo:rsid="001c26f3" officeooo:paragraph-rsid="00919fe6" style:font-size-asian="10pt" style:font-name-complex="Verdana" style:font-size-complex="10pt"/>
    </style:style>
    <style:style style:name="P14" style:family="paragraph" style:parent-style-name="Text_20_body">
      <style:text-properties fo:font-variant="normal" fo:text-transform="none" fo:color="#000000" style:font-name="Verdana" fo:font-size="10pt" fo:letter-spacing="normal" fo:font-style="normal" fo:font-weight="normal" officeooo:rsid="001c26f3" officeooo:paragraph-rsid="009c5a8a" style:font-size-asian="10pt" style:font-name-complex="Verdana" style:font-size-complex="10pt"/>
    </style:style>
    <style:style style:name="P15" style:family="paragraph" style:parent-style-name="Text_20_body">
      <style:text-properties fo:font-variant="normal" fo:text-transform="none" fo:color="#000000" style:font-name="Verdana" fo:font-size="10pt" fo:letter-spacing="normal" fo:font-style="normal" fo:font-weight="normal" officeooo:rsid="001c26f3" officeooo:paragraph-rsid="00945933" style:font-size-asian="10pt" style:font-name-complex="Verdana" style:font-size-complex="10pt"/>
    </style:style>
    <style:style style:name="P16" style:family="paragraph" style:parent-style-name="Text_20_body">
      <style:paragraph-properties style:line-height-at-least="0.1465in" fo:text-align="start" style:justify-single-word="false"/>
      <style:text-properties fo:font-variant="normal" fo:text-transform="none" fo:color="#000000" style:font-name="Verdana" fo:font-size="10pt" fo:letter-spacing="normal" fo:font-style="normal" fo:font-weight="normal" officeooo:rsid="001c26f3" officeooo:paragraph-rsid="00c81889" style:font-size-asian="10pt" style:font-name-complex="Verdana" style:font-size-complex="10pt"/>
    </style:style>
    <style:style style:name="P17"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62da3" officeooo:paragraph-rsid="00804342" style:font-size-asian="20pt" style:font-weight-asian="bold" style:font-name-complex="Verdana" style:font-size-complex="20pt" style:font-weight-complex="bold"/>
    </style:style>
    <style:style style:name="P18"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906f" officeooo:paragraph-rsid="007a3317" style:font-size-asian="20pt" style:font-weight-asian="bold" style:font-name-complex="Verdana" style:font-size-complex="20pt" style:font-weight-complex="bold"/>
    </style:style>
    <style:style style:name="P19"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6d09" officeooo:paragraph-rsid="007a3317" style:font-size-asian="20pt" style:font-weight-asian="bold" style:font-name-complex="Verdana" style:font-size-complex="20pt" style:font-weight-complex="bold"/>
    </style:style>
    <style:style style:name="P20"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21"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010b8" officeooo:paragraph-rsid="007a3317" style:font-size-asian="20pt" style:font-weight-asian="normal" style:font-name-complex="Verdana" style:font-size-complex="20pt" style:font-weight-complex="normal"/>
    </style:style>
    <style:style style:name="P22"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010b8" officeooo:paragraph-rsid="0095b7a0" style:font-size-asian="20pt" style:font-weight-asian="normal" style:font-name-complex="Verdana" style:font-size-complex="20pt" style:font-weight-complex="normal"/>
    </style:style>
    <style:style style:name="P23"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43f1c" officeooo:paragraph-rsid="007a3317" style:font-size-asian="20pt" style:font-weight-asian="normal" style:font-name-complex="Verdana" style:font-size-complex="20pt" style:font-weight-complex="normal"/>
    </style:style>
    <style:style style:name="P24"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43f1c" officeooo:paragraph-rsid="00804342" style:font-size-asian="20pt" style:font-weight-asian="normal" style:font-name-complex="Verdana" style:font-size-complex="20pt" style:font-weight-complex="normal"/>
    </style:style>
    <style:style style:name="P25"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43f1c" officeooo:paragraph-rsid="00abf54e" style:font-size-asian="20pt" style:font-weight-asian="normal" style:font-name-complex="Verdana" style:font-size-complex="20pt" style:font-weight-complex="normal"/>
    </style:style>
    <style:style style:name="P26"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62da3" officeooo:paragraph-rsid="00804342" style:font-size-asian="20pt" style:font-weight-asian="normal" style:font-name-complex="Verdana" style:font-size-complex="20pt" style:font-weight-complex="normal"/>
    </style:style>
    <style:style style:name="P27"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28"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9cf4e6" officeooo:paragraph-rsid="009cf4e6" style:font-size-asian="10pt" style:font-weight-asian="bold" style:font-name-complex="Verdana" style:font-size-complex="10pt" style:font-weight-complex="bold"/>
    </style:style>
    <style:style style:name="P29"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normal" officeooo:rsid="00266966" officeooo:paragraph-rsid="00266966" style:font-size-asian="10pt" style:font-weight-asian="bold" style:font-name-complex="Verdana" style:font-size-complex="10pt" style:font-weight-complex="bold"/>
    </style:style>
    <style:style style:name="P30"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95b7a0" style:font-size-asian="10pt" style:font-weight-asian="normal" style:font-name-complex="Verdana" style:font-size-complex="10pt" style:font-weight-complex="normal"/>
    </style:style>
    <style:style style:name="P31"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c81889" style:font-size-asian="10pt" style:font-weight-asian="normal" style:font-name-complex="Verdana" style:font-size-complex="10pt" style:font-weight-complex="normal"/>
    </style:style>
    <style:style style:name="P32"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33" style:family="paragraph" style:parent-style-name="Text_20_body">
      <style:paragraph-properties fo:line-height="100%"/>
      <style:text-properties fo:font-variant="normal" fo:text-transform="none" fo:color="#000000" style:text-position="0% 100%" style:font-name="Times New Roman" fo:font-size="10pt" fo:letter-spacing="normal" fo:font-style="normal" style:text-underline-style="none" fo:font-weight="normal" officeooo:rsid="00af61be" officeooo:paragraph-rsid="00b3664c" style:font-size-asian="10pt" style:font-weight-asian="normal" style:font-name-complex="Verdana" style:font-size-complex="10pt" style:font-weight-complex="normal"/>
    </style:style>
    <style:style style:name="P34" style:family="paragraph" style:parent-style-name="Text_20_body">
      <style:paragraph-properties fo:line-height="100%"/>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f61be" officeooo:paragraph-rsid="00b3664c" style:font-size-asian="10pt" style:font-weight-asian="normal" style:font-name-complex="Verdana" style:font-size-complex="10pt" style:font-weight-complex="normal"/>
    </style:style>
    <style:style style:name="P35" style:family="paragraph" style:parent-style-name="Text_20_body">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3664c" style:font-size-asian="12pt" style:font-weight-asian="normal" style:font-name-complex="Verdana" style:font-size-complex="12pt" style:font-weight-complex="normal"/>
    </style:style>
    <style:style style:name="P3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3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3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4ec58" officeooo:paragraph-rsid="007a3317" style:font-size-asian="20pt" style:font-weight-asian="bold" style:font-name-complex="Verdana" style:font-size-complex="20pt" style:font-weight-complex="bold"/>
    </style:style>
    <style:style style:name="P3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4ec58" officeooo:paragraph-rsid="00804342" style:font-size-asian="20pt" style:font-weight-asian="bold" style:font-name-complex="Verdana" style:font-size-complex="20pt" style:font-weight-complex="bold"/>
    </style:style>
    <style:style style:name="P4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7a3317" style:font-size-asian="20pt" style:font-weight-asian="bold" style:font-name-complex="Verdana" style:font-size-complex="20pt" style:font-weight-complex="bold"/>
    </style:style>
    <style:style style:name="P4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7a3317" style:font-size-asian="20pt" style:font-weight-asian="bold" style:font-name-complex="Verdana" style:font-size-complex="20pt" style:font-weight-complex="bold"/>
    </style:style>
    <style:style style:name="P4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804342" style:font-size-asian="20pt" style:font-weight-asian="bold" style:font-name-complex="Verdana" style:font-size-complex="20pt" style:font-weight-complex="bold"/>
    </style:style>
    <style:style style:name="P4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7a3317" style:font-size-asian="20pt" style:font-weight-asian="bold" style:font-name-complex="Verdana" style:font-size-complex="20pt" style:font-weight-complex="bold"/>
    </style:style>
    <style:style style:name="P4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804342" style:font-size-asian="20pt" style:font-weight-asian="bold" style:font-name-complex="Verdana" style:font-size-complex="20pt" style:font-weight-complex="bold"/>
    </style:style>
    <style:style style:name="P4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97bf9a" style:font-size-asian="20pt" style:font-weight-asian="bold" style:font-name-complex="Verdana" style:font-size-complex="20pt" style:font-weight-complex="bold"/>
    </style:style>
    <style:style style:name="P4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a48003" style:font-size-asian="20pt" style:font-weight-asian="bold" style:font-name-complex="Verdana" style:font-size-complex="20pt" style:font-weight-complex="bold"/>
    </style:style>
    <style:style style:name="P4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7a3317" style:font-size-asian="20pt" style:font-weight-asian="bold" style:font-name-complex="Verdana" style:font-size-complex="20pt" style:font-weight-complex="bold"/>
    </style:style>
    <style:style style:name="P4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804342" style:font-size-asian="20pt" style:font-weight-asian="bold" style:font-name-complex="Verdana" style:font-size-complex="20pt" style:font-weight-complex="bold"/>
    </style:style>
    <style:style style:name="P4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98d4c9" style:font-size-asian="20pt" style:font-weight-asian="bold" style:font-name-complex="Verdana" style:font-size-complex="20pt" style:font-weight-complex="bold"/>
    </style:style>
    <style:style style:name="P5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906f" officeooo:paragraph-rsid="007a3317" style:font-size-asian="20pt" style:font-weight-asian="bold" style:font-name-complex="Verdana" style:font-size-complex="20pt" style:font-weight-complex="bold"/>
    </style:style>
    <style:style style:name="P5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8d4c9" officeooo:paragraph-rsid="0098d4c9" style:font-size-asian="20pt" style:font-weight-asian="bold" style:font-name-complex="Verdana" style:font-size-complex="20pt" style:font-weight-complex="bold"/>
    </style:style>
    <style:style style:name="P5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a5fb4" officeooo:paragraph-rsid="009a5fb4" style:font-size-asian="20pt" style:font-weight-asian="bold" style:font-name-complex="Verdana" style:font-size-complex="20pt" style:font-weight-complex="bold"/>
    </style:style>
    <style:style style:name="P5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c5a8a" officeooo:paragraph-rsid="009c5a8a" style:font-size-asian="20pt" style:font-weight-asian="bold" style:font-name-complex="Verdana" style:font-size-complex="20pt" style:font-weight-complex="bold"/>
    </style:style>
    <style:style style:name="P5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db54f" officeooo:paragraph-rsid="009db54f" style:font-size-asian="20pt" style:font-weight-asian="bold" style:font-name-complex="Verdana" style:font-size-complex="20pt" style:font-weight-complex="bold"/>
    </style:style>
    <style:style style:name="P5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5b3ec" officeooo:paragraph-rsid="00a5b3ec" style:font-size-asian="20pt" style:font-weight-asian="bold" style:font-name-complex="Verdana" style:font-size-complex="20pt" style:font-weight-complex="bold"/>
    </style:style>
    <style:style style:name="P5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5b3ec" officeooo:paragraph-rsid="00abf54e" style:font-size-asian="20pt" style:font-weight-asian="bold" style:font-name-complex="Verdana" style:font-size-complex="20pt" style:font-weight-complex="bold"/>
    </style:style>
    <style:style style:name="P5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bea56" officeooo:paragraph-rsid="00abea56" style:font-size-asian="20pt" style:font-weight-asian="bold" style:font-name-complex="Verdana" style:font-size-complex="20pt" style:font-weight-complex="bold"/>
    </style:style>
    <style:style style:name="P5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bf54e" officeooo:paragraph-rsid="00abf54e" style:font-size-asian="20pt" style:font-weight-asian="bold" style:font-name-complex="Verdana" style:font-size-complex="20pt" style:font-weight-complex="bold"/>
    </style:style>
    <style:style style:name="P5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7bf9a" officeooo:paragraph-rsid="0097bf9a" style:font-size-asian="20pt" style:font-weight-asian="bold" style:font-name-complex="Verdana" style:font-size-complex="20pt" style:font-weight-complex="bold"/>
    </style:style>
    <style:style style:name="P6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7e3029" style:font-size-asian="20pt" style:font-weight-asian="normal" style:font-name-complex="Verdana" style:font-size-complex="20pt" style:font-weight-complex="normal"/>
    </style:style>
    <style:style style:name="P6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804342" style:font-size-asian="20pt" style:font-weight-asian="normal" style:font-name-complex="Verdana" style:font-size-complex="20pt" style:font-weight-complex="normal"/>
    </style:style>
    <style:style style:name="P6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7a3317" style:font-size-asian="20pt" style:font-weight-asian="normal" style:font-name-complex="Verdana" style:font-size-complex="20pt" style:font-weight-complex="normal"/>
    </style:style>
    <style:style style:name="P6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07a3317" style:font-size-asian="20pt" style:font-weight-asian="normal" style:font-name-complex="Verdana" style:font-size-complex="20pt" style:font-weight-complex="normal"/>
    </style:style>
    <style:style style:name="P6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0804342" style:font-size-asian="20pt" style:font-weight-asian="normal" style:font-name-complex="Verdana" style:font-size-complex="20pt" style:font-weight-complex="normal"/>
    </style:style>
    <style:style style:name="P6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0abf54e" style:font-size-asian="20pt" style:font-weight-asian="normal" style:font-name-complex="Verdana" style:font-size-complex="20pt" style:font-weight-complex="normal"/>
    </style:style>
    <style:style style:name="P6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62da3" officeooo:paragraph-rsid="00804342" style:font-size-asian="20pt" style:font-weight-asian="normal" style:font-name-complex="Verdana" style:font-size-complex="20pt" style:font-weight-complex="normal"/>
    </style:style>
    <style:style style:name="P6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54ec58" officeooo:paragraph-rsid="00804342" style:font-size-asian="20pt" style:font-weight-asian="normal" style:font-name-complex="Verdana" style:font-size-complex="20pt" style:font-weight-complex="normal"/>
    </style:style>
    <style:style style:name="P6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9db54f" officeooo:paragraph-rsid="009db54f" style:font-size-asian="20pt" style:font-weight-asian="normal" style:font-name-complex="Verdana" style:font-size-complex="20pt" style:font-weight-complex="normal"/>
    </style:style>
    <style:style style:name="P6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5b3ec" officeooo:paragraph-rsid="00a5b3ec" style:font-size-asian="20pt" style:font-weight-asian="normal" style:font-name-complex="Verdana" style:font-size-complex="20pt" style:font-weight-complex="normal"/>
    </style:style>
    <style:style style:name="P7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da998" officeooo:paragraph-rsid="00ada998" style:font-size-asian="20pt" style:font-weight-asian="normal" style:font-name-complex="Verdana" style:font-size-complex="20pt" style:font-weight-complex="normal"/>
    </style:style>
    <style:style style:name="P7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bf54e" officeooo:paragraph-rsid="00abf54e" style:font-size-asian="20pt" style:font-weight-asian="normal" style:font-name-complex="Verdana" style:font-size-complex="20pt" style:font-weight-complex="normal"/>
    </style:style>
    <style:style style:name="P72"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97bf9a" officeooo:paragraph-rsid="0097bf9a" style:font-size-asian="20pt" style:font-style-asian="normal" style:font-weight-asian="normal" style:font-name-complex="Verdana" style:font-size-complex="20pt" style:font-style-complex="normal" style:font-weight-complex="normal"/>
    </style:style>
    <style:style style:name="P73"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a0307d" officeooo:paragraph-rsid="00a0307d" style:font-size-asian="20pt" style:font-style-asian="normal" style:font-weight-asian="normal" style:font-name-complex="Verdana" style:font-size-complex="20pt" style:font-style-complex="normal" style:font-weight-complex="normal"/>
    </style:style>
    <style:style style:name="P7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10pt" fo:letter-spacing="normal" fo:font-style="normal" fo:font-weight="bold" officeooo:rsid="00131ee1" officeooo:paragraph-rsid="007a3317" style:font-size-asian="10pt" style:font-weight-asian="bold" style:font-name-complex="Verdana" style:font-size-complex="10pt" style:font-weight-complex="bold"/>
    </style:style>
    <style:style style:name="P7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10pt" fo:letter-spacing="normal" fo:font-style="normal" fo:font-weight="normal" officeooo:rsid="001c26f3" officeooo:paragraph-rsid="00919fe6" style:font-size-asian="10pt" style:font-weight-asian="normal" style:font-name-complex="Verdana" style:font-size-complex="10pt" style:font-weight-complex="normal"/>
    </style:style>
    <style:style style:name="P76" style:family="paragraph" style:parent-style-name="Text_20_body">
      <style:paragraph-properties style:line-height-at-least="0.1465in"/>
      <style:text-properties fo:font-size="10pt" officeooo:rsid="00266966" officeooo:paragraph-rsid="00266966" style:font-size-asian="10pt" style:font-size-complex="10pt"/>
    </style:style>
    <style:style style:name="P77" style:family="paragraph" style:parent-style-name="Text_20_body">
      <style:text-properties fo:font-size="12pt" officeooo:paragraph-rsid="007e3029" style:font-size-asian="12pt" style:font-size-complex="12pt"/>
    </style:style>
    <style:style style:name="P78" style:family="paragraph" style:parent-style-name="Text_20_body">
      <style:text-properties officeooo:rsid="007d84e4" officeooo:paragraph-rsid="007e3029"/>
    </style:style>
    <style:style style:name="P79" style:family="paragraph" style:parent-style-name="Text_20_body">
      <style:text-properties officeooo:rsid="007d84e4" officeooo:paragraph-rsid="00a48003"/>
    </style:style>
    <style:style style:name="P80" style:family="paragraph" style:parent-style-name="Text_20_body">
      <style:text-properties officeooo:rsid="007dc076" officeooo:paragraph-rsid="007e3029"/>
    </style:style>
    <style:style style:name="P81" style:family="paragraph" style:parent-style-name="Text_20_body">
      <style:text-properties officeooo:paragraph-rsid="007e3029"/>
    </style:style>
    <style:style style:name="P82" style:family="paragraph" style:parent-style-name="Text_20_body">
      <style:text-properties officeooo:rsid="007e3029" officeooo:paragraph-rsid="007e3029"/>
    </style:style>
    <style:style style:name="P83" style:family="paragraph" style:parent-style-name="Text_20_body">
      <style:text-properties officeooo:rsid="00a48003" officeooo:paragraph-rsid="00a48003"/>
    </style:style>
    <style:style style:name="P84" style:family="paragraph" style:parent-style-name="Text_20_body">
      <style:text-properties style:text-position="0% 100%"/>
    </style:style>
    <style:style style:name="P85" style:family="paragraph" style:parent-style-name="Text_20_body">
      <style:text-properties style:text-position="0% 100%" officeooo:paragraph-rsid="00b3664c"/>
    </style:style>
    <style:style style:name="P86" style:family="paragraph" style:parent-style-name="Text_20_body">
      <style:text-properties officeooo:paragraph-rsid="00da9e87"/>
    </style:style>
    <style:style style:name="P8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name-complex="Verdana" style:font-size-complex="10pt"/>
    </style:style>
    <style:style style:name="P8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5d8001" style:font-size-asian="10pt" style:font-name-complex="Verdana" style:font-size-complex="10pt"/>
    </style:style>
    <style:style style:name="P8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0d2dd8" officeooo:paragraph-rsid="00189878" style:font-size-asian="10pt" style:font-name-complex="Verdana" style:font-size-complex="10pt"/>
    </style:style>
    <style:style style:name="P9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3d8cb6" style:font-size-asian="10pt" style:font-name-complex="Verdana" style:font-size-complex="10pt"/>
    </style:style>
    <style:style style:name="P9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57e458" style:font-size-asian="10pt" style:font-name-complex="Verdana" style:font-size-complex="10pt"/>
    </style:style>
    <style:style style:name="P9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5ce740" officeooo:paragraph-rsid="005d8001" style:font-size-asian="10pt" style:font-name-complex="Verdana" style:font-size-complex="10pt"/>
    </style:style>
    <style:style style:name="P9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756610" style:font-size-asian="10pt" style:font-name-complex="Verdana" style:font-size-complex="10pt"/>
    </style:style>
    <style:style style:name="P9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756610" style:font-size-asian="10pt" style:font-name-complex="Verdana" style:font-size-complex="10pt"/>
    </style:style>
    <style:style style:name="P9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9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3be5e9" officeooo:paragraph-rsid="003d8cb6" style:font-size-asian="10pt" style:font-name-complex="Verdana" style:font-size-complex="10pt"/>
    </style:style>
    <style:style style:name="P9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88c0b9" officeooo:paragraph-rsid="0088c0b9" style:font-size-asian="10pt" style:font-name-complex="Verdana" style:font-size-complex="10pt"/>
    </style:style>
    <style:style style:name="P9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9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10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2b1438" style:font-size-asian="10pt" style:font-style-asian="normal" style:font-weight-asian="bold" style:font-name-complex="Verdana" style:font-size-complex="10pt" style:font-style-complex="normal" style:font-weight-complex="bold"/>
    </style:style>
    <style:style style:name="P10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73dcea" style:font-size-asian="10pt" style:font-style-asian="normal" style:font-weight-asian="bold" style:font-name-complex="Verdana" style:font-size-complex="10pt" style:font-style-complex="normal" style:font-weight-complex="bold"/>
    </style:style>
    <style:style style:name="P10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17b5f" officeooo:paragraph-rsid="00870421" style:font-size-asian="10pt" style:font-weight-asian="bold" style:font-name-complex="Verdana" style:font-size-complex="10pt" style:font-weight-complex="bold"/>
    </style:style>
    <style:style style:name="P10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bold" officeooo:rsid="008536ac" officeooo:paragraph-rsid="008536ac" style:font-size-asian="10pt" style:font-weight-asian="bold" style:font-name-complex="Verdana" style:font-size-complex="10pt" style:font-weight-complex="bold"/>
    </style:style>
    <style:style style:name="P10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10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3d8cb6"/>
    </style:style>
    <style:style style:name="P10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7d19a"/>
    </style:style>
    <style:style style:name="P10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dd32b"/>
    </style:style>
    <style:style style:name="P10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6cbc2d"/>
    </style:style>
    <style:style style:name="P10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098e0"/>
    </style:style>
    <style:style style:name="P11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56610"/>
    </style:style>
    <style:style style:name="P11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870421"/>
    </style:style>
    <style:style style:name="P11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57e458" officeooo:paragraph-rsid="0057e458"/>
    </style:style>
    <style:style style:name="P11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29a7e3" style:font-style-asian="normal" style:font-style-complex="normal"/>
    </style:style>
    <style:style style:name="P11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723bbe" style:font-style-asian="normal" style:font-style-complex="normal"/>
    </style:style>
    <style:style style:name="P11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73dcea" style:font-style-asian="normal" style:font-style-complex="normal"/>
    </style:style>
    <style:style style:name="P11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27d19a" officeooo:paragraph-rsid="0027d19a"/>
    </style:style>
    <style:style style:name="P11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weight="bold" officeooo:rsid="007098e0" officeooo:paragraph-rsid="007098e0" style:font-weight-asian="bold" style:font-weight-complex="bold"/>
    </style:style>
    <style:style style:name="P11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weight="bold" officeooo:paragraph-rsid="0088c0b9" style:font-weight-asian="bold" style:font-weight-complex="bold"/>
    </style:style>
    <style:style style:name="P119"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120"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21"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870421" style:font-size-asian="10pt" style:font-name-complex="Verdana" style:font-size-complex="10pt"/>
    </style:style>
    <style:style style:name="P122"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paragraph-rsid="00870421" style:font-size-asian="10pt" style:font-style-asian="italic" style:font-name-complex="Verdana" style:font-size-complex="10pt" style:font-style-complex="italic"/>
    </style:style>
    <style:style style:name="P123"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033cc47" style:font-size-asian="10pt" style:font-name-complex="Verdana" style:font-size-complex="10pt"/>
    </style:style>
    <style:style style:name="P12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619118" officeooo:paragraph-rsid="0073dcea" style:font-size-asian="10pt" style:font-style-asian="normal" style:font-name-complex="Verdana" style:font-size-complex="10pt" style:font-style-complex="normal"/>
    </style:style>
    <style:style style:name="P12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eaedd" officeooo:paragraph-rsid="007eaedd" style:font-size-asian="10pt" style:font-weight-asian="normal" style:font-name-complex="Verdana" style:font-size-complex="10pt" style:font-weight-complex="normal"/>
    </style:style>
    <style:style style:name="P126"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19118" style:font-size-asian="10pt" style:font-style-asian="italic" style:font-name-complex="Verdana" style:font-size-complex="10pt" style:font-style-complex="italic"/>
    </style:style>
    <style:style style:name="P127"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8de33" style:font-size-asian="10pt" style:font-style-asian="italic" style:font-name-complex="Verdana" style:font-size-complex="10pt" style:font-style-complex="italic"/>
    </style:style>
    <style:style style:name="P128"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129"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size="10pt" officeooo:rsid="000a3927" officeooo:paragraph-rsid="006b2902" style:font-size-asian="10pt" style:font-size-complex="10pt"/>
    </style:style>
    <style:style style:name="P13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text-position="0% 100%" style:font-name="Verdana" fo:font-size="10pt" fo:letter-spacing="normal" fo:font-style="normal" fo:font-weight="normal" officeooo:rsid="00266966" officeooo:paragraph-rsid="006e4300" style:font-size-asian="10pt" style:font-weight-asian="normal" style:font-name-complex="Verdana" style:font-size-complex="10pt" style:font-weight-complex="normal"/>
    </style:style>
    <style:style style:name="P13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officeooo:paragraph-rsid="007eaedd"/>
    </style:style>
    <style:style style:name="P13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f1332" officeooo:paragraph-rsid="007e3029" style:font-size-asian="16pt" style:font-style-asian="normal" style:font-weight-asian="normal" style:font-name-complex="Verdana" style:font-size-complex="16pt" style:font-style-complex="normal" style:font-weight-complex="normal"/>
    </style:style>
    <style:style style:name="P13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f1332" officeooo:paragraph-rsid="0095ca6b" style:font-size-asian="16pt" style:font-style-asian="normal" style:font-weight-asian="normal" style:font-name-complex="Verdana" style:font-size-complex="16pt" style:font-style-complex="normal" style:font-weight-complex="normal"/>
    </style:style>
    <style:style style:name="P13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68bea" officeooo:paragraph-rsid="00968bea" style:font-size-asian="16pt" style:font-style-asian="normal" style:font-weight-asian="normal" style:font-name-complex="Verdana" style:font-size-complex="16pt" style:font-style-complex="normal" style:font-weight-complex="normal"/>
    </style:style>
    <style:style style:name="P13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7bf9a" officeooo:paragraph-rsid="0097bf9a" style:font-size-asian="16pt" style:font-style-asian="normal" style:font-weight-asian="normal" style:font-name-complex="Verdana" style:font-size-complex="16pt" style:font-style-complex="normal" style:font-weight-complex="normal"/>
    </style:style>
    <style:style style:name="P13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9d894" officeooo:paragraph-rsid="0099d894" style:font-size-asian="16pt" style:font-style-asian="normal" style:font-weight-asian="normal" style:font-name-complex="Verdana" style:font-size-complex="16pt" style:font-style-complex="normal" style:font-weight-complex="normal"/>
    </style:style>
    <style:style style:name="P13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cf4e6" officeooo:paragraph-rsid="009cf4e6" style:font-size-asian="16pt" style:font-style-asian="normal" style:font-weight-asian="normal" style:font-name-complex="Verdana" style:font-size-complex="16pt" style:font-style-complex="normal" style:font-weight-complex="normal"/>
    </style:style>
    <style:style style:name="P13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7dc076" officeooo:paragraph-rsid="007e3029" style:font-size-asian="16pt" style:font-style-asian="normal" style:font-weight-asian="normal" style:font-name-complex="Verdana" style:font-size-complex="16pt" style:font-style-complex="normal" style:font-weight-complex="normal"/>
    </style:style>
    <style:style style:name="P13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e3ee7" officeooo:paragraph-rsid="009e3ee7" style:font-size-asian="16pt" style:font-style-asian="normal" style:font-weight-asian="normal" style:font-name-complex="Verdana" style:font-size-complex="16pt" style:font-style-complex="normal" style:font-weight-complex="normal"/>
    </style:style>
    <style:style style:name="P14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5b3ec" officeooo:paragraph-rsid="00a5b3ec" style:font-size-asian="16pt" style:font-style-asian="normal" style:font-weight-asian="normal" style:font-name-complex="Verdana" style:font-size-complex="16pt" style:font-style-complex="normal" style:font-weight-complex="normal"/>
    </style:style>
    <style:style style:name="P14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bf54e" officeooo:paragraph-rsid="00abf54e" style:font-size-asian="16pt" style:font-style-asian="normal" style:font-weight-asian="normal" style:font-name-complex="Verdana" style:font-size-complex="16pt" style:font-style-complex="normal" style:font-weight-complex="normal"/>
    </style:style>
    <style:style style:name="P14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5ca6b" officeooo:paragraph-rsid="0095ca6b" style:font-size-asian="16pt" style:font-style-asian="normal" style:font-weight-asian="normal" style:font-name-complex="Verdana" style:font-size-complex="16pt" style:font-style-complex="normal" style:font-weight-complex="normal"/>
    </style:style>
    <style:style style:name="P14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normal" officeooo:rsid="004e3e51" officeooo:paragraph-rsid="007a3317" style:font-size-asian="20pt" style:font-weight-asian="normal" style:font-name-complex="Verdana" style:font-size-complex="20pt" style:font-weight-complex="normal"/>
    </style:style>
    <style:style style:name="P14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normal" officeooo:rsid="00416bb9" officeooo:paragraph-rsid="007e3029" style:font-size-asian="20pt" style:font-weight-asian="normal" style:font-name-complex="Verdana" style:font-size-complex="20pt" style:font-weight-complex="normal"/>
    </style:style>
    <style:style style:name="P14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7e3029" officeooo:paragraph-rsid="007e3029" style:font-size-asian="20pt" style:font-style-asian="normal" style:font-weight-asian="normal" style:font-name-complex="Verdana" style:font-size-complex="20pt" style:font-style-complex="normal" style:font-weight-complex="normal"/>
    </style:style>
    <style:style style:name="P14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416bb9" officeooo:paragraph-rsid="007e3029" style:font-size-asian="20pt" style:font-style-asian="normal" style:font-weight-asian="normal" style:font-name-complex="Verdana" style:font-size-complex="20pt" style:font-style-complex="normal" style:font-weight-complex="normal"/>
    </style:style>
    <style:style style:name="P14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a48003" officeooo:paragraph-rsid="00a48003" style:font-size-asian="20pt" style:font-style-asian="normal" style:font-weight-asian="normal" style:font-name-complex="Verdana" style:font-size-complex="20pt" style:font-style-complex="normal" style:font-weight-complex="normal"/>
    </style:style>
    <style:style style:name="P14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4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0pt" fo:letter-spacing="normal" fo:font-style="normal" style:text-underline-style="none" fo:font-weight="normal" officeooo:rsid="001c26f3" officeooo:paragraph-rsid="008b039b" style:font-size-asian="10pt" style:font-style-asian="normal" style:font-weight-asian="normal" style:font-name-complex="Verdana" style:font-size-complex="10pt" style:font-style-complex="normal" style:font-weight-complex="normal"/>
    </style:style>
    <style:style style:name="P15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0pt" fo:letter-spacing="normal" fo:font-style="normal" style:text-underline-style="none" fo:font-weight="normal" officeooo:rsid="001c26f3" officeooo:paragraph-rsid="008b68c7" style:font-size-asian="10pt" style:font-style-asian="normal" style:font-weight-asian="normal" style:font-name-complex="Verdana" style:font-size-complex="10pt" style:font-style-complex="normal" style:font-weight-complex="normal"/>
    </style:style>
    <style:style style:name="P15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0pt" fo:letter-spacing="normal" fo:font-style="normal" fo:font-weight="normal" officeooo:rsid="001c26f3" officeooo:paragraph-rsid="00930020" style:font-size-asian="10pt" style:font-weight-asian="normal" style:font-name-complex="Verdana" style:font-size-complex="10pt" style:font-weight-complex="normal"/>
    </style:style>
    <style:style style:name="P15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style:text-underline-style="none" fo:font-weight="normal" officeooo:rsid="001c26f3" officeooo:paragraph-rsid="008b039b" style:font-size-asian="10pt" style:font-style-asian="normal" style:font-weight-asian="normal" style:font-name-complex="Verdana" style:font-size-complex="10pt" style:font-style-complex="normal" style:font-weight-complex="normal"/>
    </style:style>
    <style:style style:name="P15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style:text-underline-style="none" fo:font-weight="normal" officeooo:rsid="001c26f3" officeooo:paragraph-rsid="008d33af" style:font-size-asian="10pt" style:font-style-asian="normal" style:font-weight-asian="normal" style:font-name-complex="Verdana" style:font-size-complex="10pt" style:font-style-complex="normal" style:font-weight-complex="normal"/>
    </style:style>
    <style:style style:name="P15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style:text-underline-style="none" fo:font-weight="normal" officeooo:rsid="001c26f3" officeooo:paragraph-rsid="008b68c7" style:font-size-asian="10pt" style:font-style-asian="normal" style:font-weight-asian="normal" style:font-name-complex="Verdana" style:font-size-complex="10pt" style:font-style-complex="normal" style:font-weight-complex="normal"/>
    </style:style>
    <style:style style:name="P15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style:text-underline-style="none" fo:font-weight="normal" officeooo:rsid="001c26f3" officeooo:paragraph-rsid="00d3d6f2" style:font-size-asian="10pt" style:font-style-asian="normal" style:font-weight-asian="normal" style:font-name-complex="Verdana" style:font-size-complex="10pt" style:font-style-complex="normal" style:font-weight-complex="normal"/>
    </style:style>
    <style:style style:name="P156"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57"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158"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159"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60" style:family="paragraph" style:parent-style-name="Text_20_body">
      <style:paragraph-properties style:line-height-at-least="0.1465in" fo:text-align="start" style:justify-single-word="false" fo:break-before="pag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161" style:family="paragraph" style:parent-style-name="Text_20_body">
      <style:paragraph-properties style:line-height-at-least="0.1465in" fo:text-align="start" style:justify-single-word="false" fo:break-before="page"/>
      <style:text-properties fo:font-variant="normal" fo:text-transform="none" fo:color="#000000" style:font-name="Times New Roman" fo:font-size="20pt" fo:letter-spacing="normal" fo:font-style="normal" fo:font-weight="bold" officeooo:rsid="004010b8" officeooo:paragraph-rsid="0088c0b9" style:font-size-asian="20pt" style:font-weight-asian="bold" style:font-name-complex="Verdana" style:font-size-complex="20pt" style:font-weight-complex="bold"/>
    </style:style>
    <style:style style:name="P162" style:family="paragraph" style:parent-style-name="Normal_20__28_Web_29_">
      <style:paragraph-properties style:line-height-at-least="0.1465in"/>
      <style:text-properties style:font-name="Verdana" fo:font-size="10pt" fo:font-weight="normal" officeooo:rsid="0014cc74" officeooo:paragraph-rsid="0030425c" style:font-size-asian="10pt" style:font-weight-asian="normal" style:font-name-complex="Verdana" style:font-size-complex="10pt" style:font-weight-complex="normal"/>
    </style:style>
    <style:style style:name="P163" style:family="paragraph" style:parent-style-name="Normal_20__28_Web_29_">
      <style:paragraph-properties style:line-height-at-least="0.1465in"/>
      <style:text-properties style:font-name="Verdana" fo:font-size="10pt" fo:font-weight="normal" officeooo:rsid="0014cc74" officeooo:paragraph-rsid="00c7bd03" style:font-size-asian="10pt" style:font-weight-asian="normal" style:font-name-complex="Verdana" style:font-size-complex="10pt" style:font-weight-complex="normal"/>
    </style:style>
    <style:style style:name="P164"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65"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66"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67"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168" style:family="paragraph" style:parent-style-name="Normal_20__28_Web_29_">
      <style:paragraph-properties style:line-height-at-least="0.1465in"/>
      <style:text-properties style:font-name="Verdana" fo:font-size="10pt" fo:font-weight="normal" officeooo:rsid="000a3927" officeooo:paragraph-rsid="00abea56" style:font-size-asian="10pt" style:font-weight-asian="normal" style:font-name-complex="Verdana" style:font-size-complex="10pt" style:font-weight-complex="normal"/>
    </style:style>
    <style:style style:name="P169"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170"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171"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172"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173"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174"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175"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176"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177" style:family="paragraph" style:parent-style-name="Normal_20__28_Web_29_">
      <style:paragraph-properties style:line-height-at-least="0.1465in"/>
      <style:text-properties style:font-name="Verdana" fo:font-size="10pt" fo:font-weight="normal" officeooo:rsid="00131ee1" officeooo:paragraph-rsid="0056ef7d" style:font-size-asian="10pt" style:font-weight-asian="normal" style:font-name-complex="Verdana" style:font-size-complex="10pt" style:font-weight-complex="normal"/>
    </style:style>
    <style:style style:name="P178"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179" style:family="paragraph" style:parent-style-name="Normal_20__28_Web_29_">
      <style:paragraph-properties style:line-height-at-least="0.1465in"/>
      <style:text-properties style:font-name="Verdana" fo:font-size="10pt" fo:font-weight="normal" officeooo:rsid="00a20ed0" officeooo:paragraph-rsid="00a20ed0" style:font-size-asian="10pt" style:font-weight-asian="normal" style:font-name-complex="Verdana" style:font-size-complex="10pt" style:font-weight-complex="normal"/>
    </style:style>
    <style:style style:name="P180" style:family="paragraph" style:parent-style-name="Normal_20__28_Web_29_">
      <style:paragraph-properties style:line-height-at-least="0.1465in"/>
      <style:text-properties style:font-name="Verdana" fo:font-size="10pt" fo:font-weight="normal" officeooo:rsid="009c5a8a" officeooo:paragraph-rsid="009cf4e6" style:font-size-asian="10pt" style:font-weight-asian="normal" style:font-name-complex="Verdana" style:font-size-complex="10pt" style:font-weight-complex="normal"/>
    </style:style>
    <style:style style:name="P181" style:family="paragraph" style:parent-style-name="Normal_20__28_Web_29_">
      <style:paragraph-properties style:line-height-at-least="0.1465in"/>
      <style:text-properties style:font-name="Verdana" fo:font-size="10pt" fo:font-weight="normal" officeooo:rsid="00d5acb4" officeooo:paragraph-rsid="00d5acb4" style:font-size-asian="10pt" style:font-weight-asian="normal" style:font-name-complex="Verdana" style:font-size-complex="10pt" style:font-weight-complex="normal"/>
    </style:style>
    <style:style style:name="P182" style:family="paragraph" style:parent-style-name="Normal_20__28_Web_29_">
      <style:paragraph-properties style:line-height-at-least="0.1465in"/>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183"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184" style:family="paragraph" style:parent-style-name="Normal_20__28_Web_29_">
      <style:paragraph-properties style:line-height-at-least="0.1465in"/>
      <style:text-properties style:font-name="Verdana" fo:font-size="10pt" officeooo:paragraph-rsid="00050c50" style:font-size-asian="10pt" style:font-name-complex="Verdana" style:font-size-complex="10pt"/>
    </style:style>
    <style:style style:name="P185" style:family="paragraph" style:parent-style-name="Normal_20__28_Web_29_">
      <style:paragraph-properties style:line-height-at-least="0.1465in"/>
      <style:text-properties officeooo:paragraph-rsid="00050c50"/>
    </style:style>
    <style:style style:name="P186" style:family="paragraph" style:parent-style-name="Normal_20__28_Web_29_">
      <style:paragraph-properties style:line-height-at-least="0.1465in"/>
      <style:text-properties officeooo:paragraph-rsid="003277d5"/>
    </style:style>
    <style:style style:name="P187" style:family="paragraph" style:parent-style-name="Normal_20__28_Web_29_">
      <style:paragraph-properties style:line-height-at-least="0.1465in"/>
      <style:text-properties officeooo:paragraph-rsid="008536ac"/>
    </style:style>
    <style:style style:name="P188" style:family="paragraph" style:parent-style-name="Normal_20__28_Web_29_">
      <style:paragraph-properties style:line-height-at-least="0.1465in"/>
      <style:text-properties officeooo:paragraph-rsid="00868832"/>
    </style:style>
    <style:style style:name="P189" style:family="paragraph" style:parent-style-name="Normal_20__28_Web_29_">
      <style:paragraph-properties style:line-height-at-least="0.1465in"/>
      <style:text-properties fo:font-weight="normal" officeooo:rsid="00113252" officeooo:paragraph-rsid="0030425c" style:font-weight-asian="normal" style:font-weight-complex="normal"/>
    </style:style>
    <style:style style:name="P190" style:family="paragraph" style:parent-style-name="Normal_20__28_Web_29_">
      <style:paragraph-properties style:line-height-at-least="0.1465in"/>
      <style:text-properties fo:font-weight="normal" officeooo:rsid="00113252" officeooo:paragraph-rsid="00a20ed0" style:font-weight-asian="normal" style:font-weight-complex="normal"/>
    </style:style>
    <style:style style:name="P191" style:family="paragraph" style:parent-style-name="Normal_20__28_Web_29_">
      <style:paragraph-properties style:line-height-at-least="0.1465in"/>
      <style:text-properties fo:font-weight="normal" officeooo:rsid="000def0d" officeooo:paragraph-rsid="0030425c" style:font-weight-asian="normal" style:font-weight-complex="normal"/>
    </style:style>
    <style:style style:name="P192" style:family="paragraph" style:parent-style-name="Normal_20__28_Web_29_">
      <style:paragraph-properties style:line-height-at-least="0.1465in"/>
      <style:text-properties fo:font-weight="normal" officeooo:rsid="000def0d" officeooo:paragraph-rsid="009c5a8a" style:font-weight-asian="normal" style:font-weight-complex="normal"/>
    </style:style>
    <style:style style:name="P193" style:family="paragraph" style:parent-style-name="Normal_20__28_Web_29_">
      <style:paragraph-properties style:line-height-at-least="0.1465in"/>
      <style:text-properties fo:font-weight="normal" officeooo:rsid="000def0d" officeooo:paragraph-rsid="009cf4e6" style:font-weight-asian="normal" style:font-weight-complex="normal"/>
    </style:style>
    <style:style style:name="P194" style:family="paragraph" style:parent-style-name="Normal_20__28_Web_29_">
      <style:paragraph-properties style:line-height-at-least="0.1465in"/>
      <style:text-properties fo:font-weight="normal" officeooo:rsid="000a3927" officeooo:paragraph-rsid="0057e458" style:font-weight-asian="normal" style:font-weight-complex="normal"/>
    </style:style>
    <style:style style:name="P195" style:family="paragraph" style:parent-style-name="Normal_20__28_Web_29_">
      <style:paragraph-properties style:line-height-at-least="0.1465in"/>
      <style:text-properties fo:font-weight="normal" officeooo:rsid="0014cc74" officeooo:paragraph-rsid="0030425c" style:font-weight-asian="normal" style:font-weight-complex="normal"/>
    </style:style>
    <style:style style:name="P196"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197" style:family="paragraph" style:parent-style-name="Normal_20__28_Web_29_">
      <style:paragraph-properties style:line-height-at-least="0.1465in"/>
      <style:text-properties fo:font-weight="normal" officeooo:rsid="001519de" officeooo:paragraph-rsid="00c81889" style:font-weight-asian="normal" style:font-weight-complex="normal"/>
    </style:style>
    <style:style style:name="P198"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199" style:family="paragraph" style:parent-style-name="Normal_20__28_Web_29_">
      <style:paragraph-properties style:line-height-at-least="0.1465in"/>
      <style:text-properties fo:font-weight="bold" officeooo:rsid="000def0d" officeooo:paragraph-rsid="0030425c" style:font-weight-asian="bold" style:font-weight-complex="bold"/>
    </style:style>
    <style:style style:name="P200"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201"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202"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203" style:family="paragraph" style:parent-style-name="Normal_20__28_Web_29_">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30425c" style:font-size-asian="10pt" style:font-weight-asian="bold" style:font-name-complex="Verdana" style:font-size-complex="10pt" style:font-weight-complex="bold"/>
    </style:style>
    <style:style style:name="P204" style:family="paragraph" style:parent-style-name="Normal_20__28_Web_29_">
      <style:paragraph-properties style:line-height-at-least="0.1465in"/>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205" style:family="paragraph" style:parent-style-name="Normal_20__28_Web_29_">
      <style:paragraph-properties style:line-height-at-least="0.1465in" fo:text-align="center" style:justify-single-word="false"/>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206" style:family="paragraph" style:parent-style-name="Normal_20__28_Web_29_">
      <style:paragraph-properties style:line-height-at-least="0.1465in" fo:text-align="start" style:justify-single-word="false"/>
      <style:text-properties style:font-name="Times New Roman" fo:font-size="10pt" fo:font-weight="normal" officeooo:rsid="001519de" officeooo:paragraph-rsid="00ca433c" style:font-size-asian="10pt" style:font-weight-asian="normal" style:font-name-complex="Verdana" style:font-size-complex="10pt" style:font-weight-complex="normal"/>
    </style:style>
    <style:style style:name="P207"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0348fea" style:font-size-asian="10pt" style:font-weight-asian="bold" style:font-name-complex="Verdana" style:font-size-complex="10pt" style:font-weight-complex="bold"/>
    </style:style>
    <style:style style:name="P208" style:family="paragraph" style:parent-style-name="body">
      <style:text-properties fo:font-size="10pt" officeooo:paragraph-rsid="00086dc8" style:font-size-asian="10pt" style:font-size-complex="10pt"/>
    </style:style>
    <style:style style:name="P209" style:family="paragraph" style:parent-style-name="body">
      <style:text-properties fo:font-size="10pt" fo:font-weight="bold" officeooo:rsid="0016666c" officeooo:paragraph-rsid="0016666c" style:font-size-asian="10pt" style:font-weight-asian="bold" style:font-size-complex="10pt" style:font-weight-complex="bold"/>
    </style:style>
    <style:style style:name="P210" style:family="paragraph" style:parent-style-name="body">
      <style:paragraph-properties style:line-height-at-least="0.1465in"/>
      <style:text-properties officeooo:paragraph-rsid="0033cc47"/>
    </style:style>
    <style:style style:name="P211"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212"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213" style:family="paragraph" style:parent-style-name="Table_20_Contents">
      <style:paragraph-properties fo:text-align="start" style:justify-single-word="false"/>
      <style:text-properties style:font-name="Verdana" fo:font-size="14pt" officeooo:rsid="007a3317" officeooo:paragraph-rsid="007e3029" style:font-size-asian="14pt" style:font-name-complex="Verdana" style:font-size-complex="14pt"/>
    </style:style>
    <style:style style:name="P214" style:family="paragraph" style:parent-style-name="Table_20_Contents">
      <style:paragraph-properties fo:text-align="start" style:justify-single-word="false"/>
      <style:text-properties style:font-name="Verdana" fo:font-size="14pt" officeooo:rsid="007a3317" officeooo:paragraph-rsid="00804342" style:font-size-asian="14pt" style:font-name-complex="Verdana" style:font-size-complex="14pt"/>
    </style:style>
    <style:style style:name="P215" style:family="paragraph" style:parent-style-name="Table_20_Contents">
      <style:paragraph-properties fo:text-align="start" style:justify-single-word="false"/>
      <style:text-properties style:font-name="Verdana" fo:font-size="14pt" officeooo:paragraph-rsid="007e3029" style:font-size-asian="14pt" style:font-name-complex="Verdana" style:font-size-complex="14pt"/>
    </style:style>
    <style:style style:name="P216" style:family="paragraph" style:parent-style-name="Table_20_Contents">
      <style:paragraph-properties fo:text-align="start" style:justify-single-word="false"/>
      <style:text-properties style:font-name="Verdana" fo:font-size="14pt" officeooo:paragraph-rsid="00804342" style:font-size-asian="14pt" style:font-name-complex="Verdana" style:font-size-complex="14pt"/>
    </style:style>
    <style:style style:name="P217" style:family="paragraph" style:parent-style-name="Table_20_Contents">
      <style:paragraph-properties fo:text-align="start" style:justify-single-word="false"/>
      <style:text-properties style:font-name="Verdana" fo:font-size="14pt" officeooo:rsid="009db54f" officeooo:paragraph-rsid="009db54f" style:font-size-asian="14pt" style:font-name-complex="Verdana" style:font-size-complex="14pt"/>
    </style:style>
    <style:style style:name="P218" style:family="paragraph" style:parent-style-name="Table_20_Contents">
      <style:paragraph-properties fo:text-align="start" style:justify-single-word="false"/>
      <style:text-properties style:font-name="Verdana" fo:font-size="14pt" officeooo:rsid="00abf54e" officeooo:paragraph-rsid="00abf54e" style:font-size-asian="14pt" style:font-name-complex="Verdana" style:font-size-complex="14pt"/>
    </style:style>
    <style:style style:name="P219"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220"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221"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222" style:family="paragraph" style:parent-style-name="Table_20_Contents">
      <style:paragraph-properties style:line-height-at-least="0.1465in" fo:text-align="start" style:justify-single-word="false"/>
      <style:text-properties fo:font-variant="normal" fo:text-transform="none" fo:color="#000000" style:text-position="super 58%" style:font-name="Verdana" fo:font-size="14pt" fo:letter-spacing="normal" fo:font-style="normal" fo:font-weight="bold" officeooo:rsid="009db54f" officeooo:paragraph-rsid="009db54f" style:font-size-asian="14pt" style:font-weight-asian="bold" style:font-name-complex="Verdana" style:font-size-complex="14pt" style:font-weight-complex="bold"/>
    </style:style>
    <style:style style:name="P223"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adb8ab" style:font-size-asian="12pt" style:font-weight-asian="normal" style:font-name-complex="Verdana" style:font-size-complex="12pt" style:font-weight-complex="normal"/>
    </style:style>
    <style:style style:name="P224"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af61be" style:font-size-asian="12pt" style:font-weight-asian="normal" style:font-name-complex="Verdana" style:font-size-complex="12pt" style:font-weight-complex="normal"/>
    </style:style>
    <style:style style:name="P225"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226" style:family="paragraph" style:parent-style-name="Table_20_Contents">
      <style:paragraph-properties fo:text-align="start" style:justify-single-word="false"/>
      <style:text-properties fo:font-variant="normal" fo:text-transform="none" fo:color="#000000" style:font-name="Verdana" fo:font-size="10pt" fo:letter-spacing="normal" fo:font-style="normal" fo:font-weight="normal" officeooo:rsid="001c26f3" officeooo:paragraph-rsid="007a3317" style:font-size-asian="10pt" style:font-name-complex="Verdana" style:font-size-complex="10pt"/>
    </style:style>
    <style:style style:name="P227" style:family="paragraph" style:parent-style-name="Table_20_Contents">
      <style:paragraph-properties fo:text-align="start" style:justify-single-word="false"/>
      <style:text-properties fo:font-variant="normal" fo:text-transform="none" fo:color="#000000" style:font-name="Verdana" fo:font-size="10pt" fo:letter-spacing="normal" fo:font-style="normal" fo:font-weight="normal" officeooo:rsid="001c26f3" officeooo:paragraph-rsid="00908038" style:font-size-asian="10pt" style:font-name-complex="Verdana" style:font-size-complex="10pt"/>
    </style:style>
    <style:style style:name="P228" style:family="paragraph" style:parent-style-name="Table_20_Contents">
      <style:paragraph-properties fo:text-align="start" style:justify-single-word="false"/>
      <style:text-properties style:font-name="Times New Roman" fo:font-size="14pt" officeooo:rsid="00adb8ab" officeooo:paragraph-rsid="00adb8ab" style:font-size-asian="14pt" style:font-name-complex="Verdana" style:font-size-complex="14pt"/>
    </style:style>
    <style:style style:name="P229" style:family="paragraph" style:parent-style-name="Table_20_Contents">
      <style:paragraph-properties fo:text-align="start" style:justify-single-word="false"/>
      <style:text-properties style:font-name="Times New Roman" fo:font-size="12pt" officeooo:rsid="00adb8ab" officeooo:paragraph-rsid="00adb8ab" style:font-size-asian="12pt" style:font-name-complex="Verdana" style:font-size-complex="12pt"/>
    </style:style>
    <style:style style:name="P230" style:family="paragraph" style:parent-style-name="Table_20_Contents">
      <style:paragraph-properties fo:text-align="start" style:justify-single-word="false"/>
      <style:text-properties style:font-name="Times New Roman" fo:font-size="12pt" officeooo:rsid="00af15be" officeooo:paragraph-rsid="00af15be" style:font-size-asian="12pt" style:font-name-complex="Verdana" style:font-size-complex="12pt"/>
    </style:style>
    <style:style style:name="P231" style:family="paragraph" style:parent-style-name="Table_20_Contents">
      <style:paragraph-properties fo:text-align="start" style:justify-single-word="false"/>
      <style:text-properties style:font-name="Times New Roman" fo:font-size="12pt" officeooo:rsid="00af15be" officeooo:paragraph-rsid="00af61be" style:font-size-asian="12pt" style:font-name-complex="Verdana" style:font-size-complex="12pt"/>
    </style:style>
    <style:style style:name="P232" style:family="paragraph" style:parent-style-name="Table_20_Contents">
      <style:paragraph-properties fo:text-align="start" style:justify-single-word="false"/>
      <style:text-properties style:font-name="Times New Roman" fo:font-size="12pt" officeooo:rsid="00af61be" officeooo:paragraph-rsid="00af61be" style:font-size-asian="12pt" style:font-name-complex="Verdana" style:font-size-complex="12pt"/>
    </style:style>
    <style:style style:name="P233" style:family="paragraph" style:parent-style-name="Table_20_Contents">
      <style:paragraph-properties fo:text-align="start" style:justify-single-word="false"/>
      <style:text-properties style:font-name="Times New Roman" fo:font-size="12pt" officeooo:rsid="00b3664c" officeooo:paragraph-rsid="00b3664c" style:font-size-asian="12pt" style:font-name-complex="Verdana" style:font-size-complex="12pt"/>
    </style:style>
    <style:style style:name="P234" style:family="paragraph" style:parent-style-name="Table_20_Contents">
      <style:paragraph-properties fo:text-align="start" style:justify-single-word="false"/>
      <style:text-properties style:font-name="Times New Roman" fo:font-size="12pt" officeooo:rsid="00b7afda" officeooo:paragraph-rsid="00b7afda" style:font-size-asian="12pt" style:font-name-complex="Verdana" style:font-size-complex="12pt"/>
    </style:style>
    <style:style style:name="P235"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62da3" officeooo:paragraph-rsid="00804342" style:font-size-asian="20pt" style:font-weight-asian="normal" style:font-name-complex="Verdana" style:font-size-complex="20pt" style:font-weight-complex="normal"/>
    </style:style>
    <style:style style:name="P236"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0804342" style:font-size-asian="20pt" style:font-weight-asian="normal" style:font-name-complex="Verdana" style:font-size-complex="20pt" style:font-weight-complex="normal"/>
    </style:style>
    <style:style style:name="P237"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9cf4e6" officeooo:paragraph-rsid="009cf4e6" style:font-size-asian="20pt" style:font-weight-asian="normal" style:font-name-complex="Verdana" style:font-size-complex="20pt" style:font-weight-complex="normal"/>
    </style:style>
    <style:style style:name="P238"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20pt" fo:letter-spacing="normal" fo:font-style="normal" style:text-underline-style="solid" style:text-underline-width="auto" style:text-underline-color="font-color" fo:font-weight="normal" officeooo:rsid="00a0307d" officeooo:paragraph-rsid="00a0307d" style:font-size-asian="20pt" style:font-weight-asian="normal" style:font-name-complex="Verdana" style:font-size-complex="20pt" style:font-weight-complex="normal"/>
    </style:style>
    <style:style style:name="P239"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40"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24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2d5c" officeooo:paragraph-rsid="00bfa6cc" style:font-size-asian="10pt" style:font-weight-asian="normal" style:font-name-complex="Verdana" style:font-size-complex="10pt" style:font-weight-complex="normal"/>
    </style:style>
    <style:style style:name="P24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2d5c" officeooo:paragraph-rsid="00d5acb4" style:font-size-asian="10pt" style:font-weight-asian="normal" style:font-name-complex="Verdana" style:font-size-complex="10pt" style:font-weight-complex="normal"/>
    </style:style>
    <style:style style:name="P24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24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24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24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24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4cc74" officeooo:paragraph-rsid="00d3d6f2" style:font-size-asian="10pt" style:font-weight-asian="normal" style:font-name-complex="Verdana" style:font-size-complex="10pt" style:font-weight-complex="normal"/>
    </style:style>
    <style:style style:name="P24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24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50"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25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252"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1c26f3" officeooo:paragraph-rsid="00b631d4" style:font-size-asian="10pt" style:font-weight-asian="bold" style:font-name-complex="Verdana" style:font-size-complex="10pt" style:font-weight-complex="bold"/>
    </style:style>
    <style:style style:name="P253"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1c26f3" officeooo:paragraph-rsid="00b7afda" style:font-size-asian="10pt" style:font-weight-asian="bold" style:font-name-complex="Verdana" style:font-size-complex="10pt" style:font-weight-complex="bold"/>
    </style:style>
    <style:style style:name="P25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25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25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25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25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7bd06" style:font-size-asian="10pt" style:font-weight-asian="normal" style:font-name-complex="Verdana" style:font-size-complex="10pt" style:font-weight-complex="normal"/>
    </style:style>
    <style:style style:name="P25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5cca5" officeooo:paragraph-rsid="00c7bd06" style:font-size-asian="10pt" style:font-weight-asian="normal" style:font-name-complex="Verdana" style:font-size-complex="10pt" style:font-weight-complex="normal"/>
    </style:style>
    <style:style style:name="P26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5cca5" officeooo:paragraph-rsid="00ca433c" style:font-size-asian="10pt" style:font-weight-asian="normal" style:font-name-complex="Verdana" style:font-size-complex="10pt" style:font-weight-complex="normal"/>
    </style:style>
    <style:style style:name="P26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5cca5" officeooo:paragraph-rsid="00d3d6f2" style:font-size-asian="10pt" style:font-weight-asian="normal" style:font-name-complex="Verdana" style:font-size-complex="10pt" style:font-weight-complex="normal"/>
    </style:style>
    <style:style style:name="P26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26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64"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7bd06" style:font-size-asian="10pt" style:font-weight-asian="bold" style:font-name-complex="Verdana" style:font-size-complex="10pt" style:font-weight-complex="bold"/>
    </style:style>
    <style:style style:name="P265"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26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fo:font-weight="normal" officeooo:rsid="00b82d5c" officeooo:paragraph-rsid="00bfa6cc" style:font-size-asian="10pt" style:font-style-asian="italic" style:font-weight-asian="normal" style:font-name-complex="Verdana" style:font-size-complex="10pt" style:font-style-complex="italic" style:font-weight-complex="normal"/>
    </style:style>
    <style:style style:name="P26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fo:font-weight="normal" officeooo:rsid="00b8d92f" officeooo:paragraph-rsid="00d3d6f2" style:font-size-asian="10pt" style:font-style-asian="italic" style:font-weight-asian="normal" style:font-name-complex="Verdana" style:font-size-complex="10pt" style:font-style-complex="italic" style:font-weight-complex="normal"/>
    </style:style>
    <style:style style:name="P26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26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e2e21" officeooo:paragraph-rsid="00bfa6cc" style:font-size-asian="10pt" style:font-style-asian="italic" style:font-weight-asian="normal" style:font-name-complex="Verdana" style:font-size-complex="10pt" style:font-style-complex="italic" style:font-weight-complex="normal"/>
    </style:style>
    <style:style style:name="P270"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271"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272" style:family="paragraph" style:parent-style-name="Standard">
      <style:text-properties fo:font-variant="normal" fo:text-transform="none" fo:color="#000000" style:font-name="Verdana" fo:font-size="10pt" fo:letter-spacing="normal" fo:font-style="normal" fo:font-weight="normal" officeooo:rsid="001c26f3" officeooo:paragraph-rsid="00d5acb4" style:font-size-asian="10pt" style:font-name-complex="Verdana" style:font-size-complex="10pt"/>
    </style:style>
    <style:style style:name="P273" style:family="paragraph" style:parent-style-name="Standard">
      <style:text-properties fo:color="#000000" fo:background-color="#ffffff"/>
    </style:style>
    <style:style style:name="P274" style:family="paragraph" style:parent-style-name="Standard">
      <style:text-properties fo:color="#000000" fo:font-style="italic" officeooo:paragraph-rsid="007eaedd" fo:background-color="#ffffff" style:font-style-asian="italic" style:font-style-complex="italic"/>
    </style:style>
    <style:style style:name="P275" style:family="paragraph" style:parent-style-name="Standard">
      <style:paragraph-properties style:line-height-at-least="0.1465in"/>
      <style:text-properties style:font-name="Verdana" fo:font-size="10pt" fo:font-weight="normal" officeooo:rsid="000a3927" officeooo:paragraph-rsid="008536ac" style:font-size-asian="10pt" style:font-weight-asian="normal" style:font-name-complex="Verdana" style:font-size-complex="10pt" style:font-weight-complex="normal"/>
    </style:style>
    <style:style style:name="P276"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277" style:family="paragraph" style:parent-style-name="Standard" style:list-style-name="L18">
      <style:paragraph-properties style:line-height-at-least="0.1465in">
        <style:tab-stops>
          <style:tab-stop style:position="0.5307in"/>
        </style:tab-stops>
      </style:paragraph-properties>
      <style:text-properties officeooo:paragraph-rsid="008536ac"/>
    </style:style>
    <style:style style:name="P278" style:family="paragraph" style:parent-style-name="Standard">
      <style:text-properties fo:font-variant="normal" fo:text-transform="none" fo:color="#000000" style:text-position="0% 100%" style:font-name="Verdana" fo:font-size="10pt" fo:letter-spacing="normal" fo:font-style="normal" style:text-underline-style="none" fo:font-weight="normal" officeooo:rsid="0014cc74" style:font-size-asian="10pt" style:font-weight-asian="normal" style:font-name-complex="Verdana" style:font-size-complex="10pt" style:font-weight-complex="normal"/>
    </style:style>
    <style:style style:name="P27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4cc74" officeooo:paragraph-rsid="00d3d6f2" style:font-size-asian="10pt" style:font-weight-asian="normal" style:font-name-complex="Verdana" style:font-size-complex="10pt" style:font-weight-complex="normal"/>
    </style:style>
    <style:style style:name="P28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4cc74" officeooo:paragraph-rsid="00c7bd06" style:font-size-asian="10pt" style:font-weight-asian="normal" style:font-name-complex="Verdana" style:font-size-complex="10pt" style:font-weight-complex="normal"/>
    </style:style>
    <style:style style:name="P28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28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28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31ee1" officeooo:paragraph-rsid="00c7bd06" style:font-size-asian="10pt" style:font-weight-asian="normal" style:font-name-complex="Verdana" style:font-size-complex="10pt" style:font-weight-complex="normal"/>
    </style:style>
    <style:style style:name="P284" style:family="paragraph" style:parent-style-name="Text_20_body" style:list-style-name="L16">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285" style:family="paragraph" style:parent-style-name="Text_20_body" style:list-style-name="L33">
      <style:text-properties fo:font-variant="normal" fo:text-transform="none" fo:color="#000000" style:font-name="Verdana" fo:font-size="10pt" fo:letter-spacing="normal" fo:font-style="normal" fo:font-weight="normal" officeooo:rsid="001c26f3" officeooo:paragraph-rsid="008e7e60" style:font-size-asian="10pt" style:font-name-complex="Verdana" style:font-size-complex="10pt"/>
    </style:style>
    <style:style style:name="P286" style:family="paragraph" style:parent-style-name="Text_20_body" style:list-style-name="L33">
      <style:text-properties fo:font-variant="normal" fo:text-transform="none" fo:color="#000000" style:font-name="Verdana" fo:font-size="10pt" fo:letter-spacing="normal" fo:font-style="normal" fo:font-weight="normal" officeooo:rsid="001c26f3" officeooo:paragraph-rsid="008e7227" style:font-size-asian="10pt" style:font-name-complex="Verdana" style:font-size-complex="10pt"/>
    </style:style>
    <style:style style:name="P287" style:family="paragraph" style:parent-style-name="Text_20_body" style:list-style-name="L20">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288" style:family="paragraph" style:parent-style-name="Text_20_body" style:list-style-name="L21">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c4c765" style:font-size-asian="10pt" style:font-weight-asian="normal" style:font-name-complex="Verdana" style:font-size-complex="10pt" style:font-weight-complex="normal"/>
    </style:style>
    <style:style style:name="P289" style:family="paragraph" style:parent-style-name="Text_20_body" style:list-style-name="L21">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290" style:family="paragraph" style:parent-style-name="Text_20_body" style:list-style-name="L22">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291" style:family="paragraph" style:parent-style-name="Text_20_body" style:list-style-name="L22">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c4c765" style:font-size-asian="10pt" style:font-weight-asian="normal" style:font-name-complex="Verdana" style:font-size-complex="10pt" style:font-weight-complex="normal"/>
    </style:style>
    <style:style style:name="P292"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75e9f" officeooo:paragraph-rsid="00d8e61c" style:font-size-asian="10pt" style:font-style-asian="normal" style:font-weight-asian="normal" style:font-name-complex="Verdana" style:font-size-complex="10pt" style:font-style-complex="normal" style:font-weight-complex="normal"/>
    </style:style>
    <style:style style:name="P293" style:family="paragraph" style:parent-style-name="Text_20_body" style:list-style-name="L22">
      <style:paragraph-properties fo:line-height="100%"/>
      <style:text-properties fo:font-variant="normal" fo:text-transform="none" fo:color="#000000" style:text-position="0% 100%" style:font-name="Times New Roman" fo:font-size="12pt" fo:letter-spacing="normal" fo:font-style="normal" fo:font-weight="normal" officeooo:rsid="00b3664c" officeooo:paragraph-rsid="00c4c765" style:font-size-asian="12pt" style:font-weight-asian="normal" style:font-name-complex="Verdana" style:font-size-complex="12pt" style:font-weight-complex="normal"/>
    </style:style>
    <style:style style:name="P294" style:family="paragraph" style:parent-style-name="Text_20_body" style:list-style-name="L23">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af61be" officeooo:paragraph-rsid="00b3664c" style:font-size-asian="12pt" style:font-weight-asian="normal" style:font-name-complex="Verdana" style:font-size-complex="12pt" style:font-weight-complex="normal"/>
    </style:style>
    <style:style style:name="P295"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296" style:family="paragraph" style:parent-style-name="Text_20_body" style:list-style-name="L33">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d5acb4" style:font-size-asian="10pt" style:font-weight-asian="normal" style:font-name-complex="Verdana" style:font-size-complex="10pt" style:font-weight-complex="normal"/>
    </style:style>
    <style:style style:name="P297" style:family="paragraph" style:parent-style-name="Text_20_body">
      <style:text-properties fo:font-variant="normal" fo:text-transform="none" fo:color="#000000" style:text-position="0% 100%" style:font-name="Verdana" fo:font-size="10pt" fo:letter-spacing="normal" fo:font-style="normal" style:text-underline-style="none" fo:font-weight="normal" officeooo:rsid="001c26f3" officeooo:paragraph-rsid="009e3ee7" style:font-size-asian="10pt" style:font-style-asian="normal" style:font-weight-asian="normal" style:font-name-complex="Verdana" style:font-size-complex="10pt" style:font-style-complex="normal" style:font-weight-complex="normal"/>
    </style:style>
    <style:style style:name="P298" style:family="paragraph" style:parent-style-name="Text_20_body" style:list-style-name="L28"/>
    <style:style style:name="P299" style:family="paragraph" style:parent-style-name="Text_20_body" style:list-style-name="L28">
      <style:text-properties officeooo:rsid="00d82ecf"/>
    </style:style>
    <style:style style:name="P300" style:family="paragraph" style:parent-style-name="Text_20_body" style:list-style-name="L29"/>
    <style:style style:name="P301" style:family="paragraph" style:parent-style-name="Text_20_body" style:list-style-name="L30"/>
    <style:style style:name="P302" style:family="paragraph" style:parent-style-name="Text_20_body" style:list-style-name="L30">
      <style:text-properties officeooo:rsid="00d75e9f"/>
    </style:style>
    <style:style style:name="P303" style:family="paragraph" style:parent-style-name="Text_20_body">
      <style:text-properties style:font-name="Times New Roman" fo:font-size="12pt" style:text-underline-style="none" officeooo:rsid="00c5cca5" style:font-size-asian="12pt" style:font-size-complex="12pt"/>
    </style:style>
    <style:style style:name="P304" style:family="paragraph" style:parent-style-name="Text_20_body" style:list-style-name="L32">
      <style:paragraph-properties style:line-height-at-least="0.2709in" fo:text-align="start" style:justify-single-word="false"/>
      <style:text-properties style:font-name="Times New Roman" fo:font-size="12pt" officeooo:paragraph-rsid="00dc956b" style:font-size-asian="12pt" style:font-size-complex="12pt"/>
    </style:style>
    <style:style style:name="P305" style:family="paragraph" style:parent-style-name="Text_20_body" style:list-style-name="L31">
      <style:text-properties officeooo:rsid="00dc956b" officeooo:paragraph-rsid="00dc956b"/>
    </style:style>
    <style:style style:name="P306" style:family="paragraph" style:parent-style-name="Text_20_body" style:list-style-name="L1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paragraph-rsid="00870421" style:font-size-asian="10pt" style:font-style-asian="italic" style:font-name-complex="Verdana" style:font-size-complex="10pt" style:font-style-complex="italic"/>
    </style:style>
    <style:style style:name="P307" style:family="paragraph" style:parent-style-name="Text_20_body" style:list-style-name="L16">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308" style:family="paragraph" style:parent-style-name="Text_20_body" style:list-style-name="L19">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paragraph-rsid="00756610" style:font-size-asian="10pt" style:font-name-complex="Verdana" style:font-size-complex="10pt"/>
    </style:style>
    <style:style style:name="P309" style:family="paragraph" style:parent-style-name="Text_20_body" style:list-style-name="L35">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310" style:family="paragraph" style:parent-style-name="Text_20_body" style:list-style-name="L34">
      <style:paragraph-properties fo:margin-top="0in" fo:margin-bottom="0in" style:contextual-spacing="false"/>
      <style:text-properties officeooo:paragraph-rsid="00804342"/>
    </style:style>
    <style:style style:name="P311" style:family="paragraph" style:parent-style-name="Text_20_body" style:list-style-name="L34">
      <style:paragraph-properties fo:margin-top="0in" fo:margin-bottom="0in" style:contextual-spacing="false"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0307d" officeooo:paragraph-rsid="00a0307d" style:font-size-asian="20pt" style:font-weight-asian="bold" style:font-name-complex="Verdana" style:font-size-complex="20pt" style:font-weight-complex="bold"/>
    </style:style>
    <style:style style:name="P312" style:family="paragraph" style:parent-style-name="Text_20_body" style:list-style-name="L34">
      <style:paragraph-properties fo:margin-top="0in" fo:margin-bottom="0in" style:contextual-spacing="false"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6ef7d" officeooo:paragraph-rsid="00a0307d" style:font-size-asian="20pt" style:font-weight-asian="bold" style:font-name-complex="Verdana" style:font-size-complex="20pt" style:font-weight-complex="bold"/>
    </style:style>
    <style:style style:name="P31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style:text-underline-style="none" fo:font-weight="normal" officeooo:rsid="001c26f3" officeooo:paragraph-rsid="008b039b" style:font-size-asian="10pt" style:font-style-asian="normal" style:font-weight-asian="normal" style:font-name-complex="Verdana" style:font-size-complex="10pt" style:font-style-complex="normal" style:font-weight-complex="normal"/>
    </style:style>
    <style:style style:name="P31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fo:font-weight="normal" officeooo:rsid="00cf0fe3" officeooo:paragraph-rsid="007a3317" style:font-size-asian="16pt" style:font-weight-asian="normal" style:font-name-complex="Verdana" style:font-size-complex="16pt" style:font-weight-complex="normal"/>
    </style:style>
    <style:style style:name="P315" style:family="paragraph" style:parent-style-name="Normal_20__28_Web_29_" style:list-style-name="L19">
      <style:paragraph-properties style:line-height-at-least="0.1465in"/>
      <style:text-properties style:font-name="Verdana" fo:font-size="10pt" fo:font-weight="normal" officeooo:rsid="000a3927" officeooo:paragraph-rsid="008536ac" style:font-size-asian="10pt" style:font-weight-asian="normal" style:font-name-complex="Verdana" style:font-size-complex="10pt" style:font-weight-complex="normal"/>
    </style:style>
    <style:style style:name="P316" style:family="paragraph" style:parent-style-name="Normal_20__28_Web_29_" style:list-style-name="L30">
      <style:paragraph-properties style:line-height-at-least="0.1465in"/>
      <style:text-properties style:font-name="Verdana" fo:font-size="10pt" fo:font-weight="normal" officeooo:rsid="00cd2bc3" officeooo:paragraph-rsid="00cd2bc3" style:font-size-asian="10pt" style:font-weight-asian="normal" style:font-name-complex="Verdana" style:font-size-complex="10pt" style:font-weight-complex="normal"/>
    </style:style>
    <style:style style:name="P317" style:family="paragraph" style:parent-style-name="Normal_20__28_Web_29_" style:list-style-name="L30">
      <style:paragraph-properties style:line-height-at-least="0.1465in"/>
      <style:text-properties style:font-name="Verdana" fo:font-size="10pt" fo:font-weight="normal" officeooo:rsid="001519de" officeooo:paragraph-rsid="00c7bd06" style:font-size-asian="10pt" style:font-weight-asian="normal" style:font-name-complex="Verdana" style:font-size-complex="10pt" style:font-weight-complex="normal"/>
    </style:style>
    <style:style style:name="P318" style:family="paragraph" style:parent-style-name="Normal_20__28_Web_29_" style:list-style-name="L3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319" style:family="paragraph" style:parent-style-name="Normal_20__28_Web_29_" style:list-style-name="L3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320" style:family="paragraph" style:parent-style-name="Normal_20__28_Web_29_" style:list-style-name="L3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519de" officeooo:paragraph-rsid="00ca433c" style:font-size-asian="10pt" style:font-weight-asian="normal" style:font-name-complex="Verdana" style:font-size-complex="10pt" style:font-weight-complex="normal"/>
    </style:style>
    <style:style style:name="P321" style:family="paragraph" style:parent-style-name="Normal_20__28_Web_29_" style:list-style-name="L30">
      <style:paragraph-properties style:line-height-at-least="0.1465in"/>
      <style:text-properties fo:font-variant="normal" fo:text-transform="none" fo:color="#000000" style:text-position="0% 100%" style:font-name="Verdana" fo:font-size="10pt" fo:letter-spacing="normal" fo:font-style="normal" style:text-underline-style="none" fo:font-weight="normal" officeooo:rsid="001519de" officeooo:paragraph-rsid="00c7bd06" style:font-size-asian="10pt" style:font-weight-asian="normal" style:font-name-complex="Verdana" style:font-size-complex="10pt" style:font-weight-complex="normal"/>
    </style:style>
    <style:style style:name="P322" style:family="paragraph" style:parent-style-name="Normal_20__28_Web_29_" style:list-style-name="L30">
      <style:paragraph-properties style:line-height-at-least="0.1465in" fo:text-align="start" style:justify-single-word="false"/>
      <style:text-properties style:font-name="Times New Roman" officeooo:paragraph-rsid="00d3d6f2"/>
    </style:style>
    <style:style style:name="P323" style:family="paragraph" style:parent-style-name="Normal_20__28_Web_29_" style:list-style-name="L30">
      <style:paragraph-properties style:line-height-at-least="0.1465in" fo:text-align="start" style:justify-single-word="false"/>
      <style:text-properties style:font-name="Times New Roman" fo:font-size="10pt" fo:font-weight="normal" officeooo:rsid="001519de" officeooo:paragraph-rsid="00d3d6f2" style:font-size-asian="10pt" style:font-weight-asian="normal" style:font-name-complex="Verdana" style:font-size-complex="10pt" style:font-weight-complex="normal"/>
    </style:style>
    <style:style style:name="P324" style:family="paragraph" style:parent-style-name="Normal_20__28_Web_29_" style:list-style-name="L30">
      <style:paragraph-properties style:line-height-at-least="0.1465in" fo:text-align="start" style:justify-single-word="false"/>
      <style:text-properties style:font-name="Times New Roman" fo:font-size="10pt" fo:font-weight="normal" officeooo:rsid="00cde737" officeooo:paragraph-rsid="00cde737" style:font-size-asian="10pt" style:font-weight-asian="normal" style:font-name-complex="Verdana" style:font-size-complex="10pt" style:font-weight-complex="normal"/>
    </style:style>
    <style:style style:name="P325" style:family="paragraph" style:parent-style-name="Normal_20__28_Web_29_" style:list-style-name="L30">
      <style:paragraph-properties style:line-height-at-least="0.1465in" fo:text-align="start" style:justify-single-word="false"/>
      <style:text-properties style:font-name="Times New Roman" fo:font-size="10pt" fo:font-weight="normal" officeooo:rsid="00ca9747" officeooo:paragraph-rsid="00ca9747" style:font-size-asian="10pt" style:font-weight-asian="normal" style:font-name-complex="Verdana" style:font-size-complex="10pt" style:font-weight-complex="normal"/>
    </style:style>
    <style:style style:name="P326" style:family="paragraph" style:parent-style-name="Normal_20__28_Web_29_" style:list-style-name="L19">
      <style:paragraph-properties fo:margin-top="0in" fo:margin-bottom="0in" style:contextual-spacing="false" style:line-height-at-least="0.1465in" fo:padding="0in" fo:border="none"/>
      <style:text-properties fo:font-variant="normal" fo:text-transform="none" fo:color="#000000" style:font-name="Verdana" fo:font-size="10pt" fo:letter-spacing="normal" fo:font-style="normal" fo:font-weight="normal" officeooo:rsid="000a3927" officeooo:paragraph-rsid="008536ac" style:font-size-asian="10pt" style:font-weight-asian="normal" style:font-name-complex="Verdana" style:font-size-complex="10pt" style:font-weight-complex="normal"/>
    </style:style>
    <style:style style:name="P327" style:family="paragraph" style:parent-style-name="Normal_20__28_Web_29_" style:list-style-name="L36">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1519de" officeooo:paragraph-rsid="00c7bd06" style:font-size-asian="10pt" style:font-weight-asian="normal" style:font-name-complex="Verdana" style:font-size-complex="10pt" style:font-weight-complex="normal"/>
    </style:style>
    <style:style style:name="P328" style:family="paragraph" style:parent-style-name="List_20_Contents" style:list-style-name="L24">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29" style:family="paragraph" style:parent-style-name="List_20_Contents" style:list-style-name="L25">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30" style:family="paragraph" style:parent-style-name="List_20_Contents" style:list-style-name="L26">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31" style:family="paragraph" style:parent-style-name="List_20_Contents" style:list-style-name="L27">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332" style:family="paragraph" style:parent-style-name="List_20_Contents" style:list-style-name="L27">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333"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0f4b4c" style:font-size-asian="10pt" style:font-name-complex="Verdana" style:font-size-complex="10pt"/>
    </style:style>
    <style:style style:name="T3" style:family="text">
      <style:text-properties style:font-name="Verdana" fo:font-size="10pt" officeooo:rsid="00113252" style:font-size-asian="10pt" style:font-name-complex="Verdana" style:font-size-complex="10pt"/>
    </style:style>
    <style:style style:name="T4" style:family="text">
      <style:text-properties style:font-name="Verdana" fo:font-size="10pt" officeooo:rsid="00131ee1" style:font-size-asian="10pt" style:font-name-complex="Verdana" style:font-size-complex="10pt"/>
    </style:style>
    <style:style style:name="T5" style:family="text">
      <style:text-properties style:font-name="Verdana" fo:font-size="10pt" officeooo:rsid="0014cc74" style:font-size-asian="10pt" style:font-name-complex="Verdana" style:font-size-complex="10pt"/>
    </style:style>
    <style:style style:name="T6" style:family="text">
      <style:text-properties style:font-name="Verdana" fo:font-size="10pt" officeooo:rsid="0030425c" style:font-size-asian="10pt" style:font-name-complex="Verdana" style:font-size-complex="10pt"/>
    </style:style>
    <style:style style:name="T7" style:family="text">
      <style:text-properties style:font-name="Verdana" fo:font-size="10pt" officeooo:rsid="003052b2" style:font-size-asian="10pt" style:font-name-complex="Verdana" style:font-size-complex="10pt"/>
    </style:style>
    <style:style style:name="T8" style:family="text">
      <style:text-properties style:font-name="Verdana" fo:font-size="10pt" officeooo:rsid="00312300" style:font-size-asian="10pt" style:font-name-complex="Verdana" style:font-size-complex="10pt"/>
    </style:style>
    <style:style style:name="T9" style:family="text">
      <style:text-properties style:font-name="Verdana" fo:font-size="10pt" officeooo:rsid="0038f762" style:font-size-asian="10pt" style:font-name-complex="Verdana" style:font-size-complex="10pt"/>
    </style:style>
    <style:style style:name="T10" style:family="text">
      <style:text-properties style:font-name="Verdana" fo:font-size="10pt" officeooo:rsid="0047906f" style:font-size-asian="10pt" style:font-name-complex="Verdana" style:font-size-complex="10pt"/>
    </style:style>
    <style:style style:name="T11" style:family="text">
      <style:text-properties style:font-name="Verdana" fo:font-size="10pt" officeooo:rsid="004ab849" style:font-size-asian="10pt" style:font-name-complex="Verdana" style:font-size-complex="10pt"/>
    </style:style>
    <style:style style:name="T12" style:family="text">
      <style:text-properties style:font-name="Verdana" fo:font-size="10pt" officeooo:rsid="004bd23c" style:font-size-asian="10pt" style:font-name-complex="Verdana" style:font-size-complex="10pt"/>
    </style:style>
    <style:style style:name="T13" style:family="text">
      <style:text-properties style:font-name="Verdana" fo:font-size="10pt" officeooo:rsid="0057e458" style:font-size-asian="10pt" style:font-name-complex="Verdana" style:font-size-complex="10pt"/>
    </style:style>
    <style:style style:name="T14" style:family="text">
      <style:text-properties style:font-name="Verdana" fo:font-size="10pt" officeooo:rsid="0078ff50" style:font-size-asian="10pt" style:font-name-complex="Verdana" style:font-size-complex="10pt"/>
    </style:style>
    <style:style style:name="T15" style:family="text">
      <style:text-properties style:font-name="Verdana" fo:font-size="10pt" officeooo:rsid="007a3317" style:font-size-asian="10pt" style:font-name-complex="Verdana" style:font-size-complex="10pt"/>
    </style:style>
    <style:style style:name="T16" style:family="text">
      <style:text-properties style:font-name="Verdana" fo:font-size="10pt" officeooo:rsid="0082cd6e" style:font-size-asian="10pt" style:font-name-complex="Verdana" style:font-size-complex="10pt"/>
    </style:style>
    <style:style style:name="T17" style:family="text">
      <style:text-properties style:font-name="Verdana" fo:font-size="10pt" officeooo:rsid="00a20889" style:font-size-asian="10pt" style:font-name-complex="Verdana" style:font-size-complex="10pt"/>
    </style:style>
    <style:style style:name="T18" style:family="text">
      <style:text-properties style:font-name="Verdana" fo:font-size="10pt" officeooo:rsid="00a20ed0" style:font-size-asian="10pt" style:font-name-complex="Verdana" style:font-size-complex="10pt"/>
    </style:style>
    <style:style style:name="T19" style:family="text">
      <style:text-properties style:font-name="Verdana" fo:font-size="10pt" officeooo:rsid="00a31822" style:font-size-asian="10pt" style:font-name-complex="Verdana" style:font-size-complex="10pt"/>
    </style:style>
    <style:style style:name="T20" style:family="text">
      <style:text-properties style:font-name="Verdana" fo:font-size="10pt" style:font-size-asian="10pt" style:font-size-complex="10pt"/>
    </style:style>
    <style:style style:name="T21" style:family="text">
      <style:text-properties style:font-name="Verdana" fo:font-size="10pt" officeooo:rsid="001c26f3" style:font-size-asian="10pt" style:font-size-complex="10pt"/>
    </style:style>
    <style:style style:name="T22" style:family="text">
      <style:text-properties style:font-name="Verdana" fo:font-size="10pt" officeooo:rsid="00b5452f" style:font-size-asian="10pt" style:font-size-complex="10pt"/>
    </style:style>
    <style:style style:name="T23" style:family="text">
      <style:text-properties style:font-name="Verdana" fo:font-size="10pt" fo:font-style="italic" style:font-size-asian="10pt" style:font-style-asian="italic" style:font-name-complex="Verdana" style:font-size-complex="10pt" style:font-style-complex="italic"/>
    </style:style>
    <style:style style:name="T24" style:family="text">
      <style:text-properties style:font-name="Verdana" fo:font-size="10pt" fo:font-weight="normal" officeooo:rsid="000a3927" style:font-size-asian="10pt" style:font-weight-asian="normal" style:font-name-complex="Verdana" style:font-size-complex="10pt" style:font-weight-complex="normal"/>
    </style:style>
    <style:style style:name="T25" style:family="text">
      <style:text-properties style:font-name="Verdana" fo:font-size="10pt" fo:font-weight="normal" officeooo:rsid="008536ac" style:font-size-asian="10pt" style:font-weight-asian="normal" style:font-name-complex="Verdana" style:font-size-complex="10pt" style:font-weight-complex="normal"/>
    </style:style>
    <style:style style:name="T26" style:family="text">
      <style:text-properties style:font-name="Verdana" fo:font-size="10pt" fo:font-weight="normal" officeooo:rsid="00086dc8" style:font-size-asian="10pt" style:font-weight-asian="normal" style:font-name-complex="Verdana" style:font-size-complex="10pt" style:font-weight-complex="normal"/>
    </style:style>
    <style:style style:name="T27" style:family="text">
      <style:text-properties style:font-name="Verdana" fo:font-size="10pt" fo:font-weight="normal" officeooo:rsid="0073dcea" style:font-size-asian="10pt" style:font-weight-asian="normal" style:font-name-complex="Verdana" style:font-size-complex="10pt" style:font-weight-complex="normal"/>
    </style:style>
    <style:style style:name="T28" style:family="text">
      <style:text-properties style:font-name="Verdana" fo:font-size="10pt" fo:font-weight="normal" officeooo:rsid="00756610" style:font-size-asian="10pt" style:font-weight-asian="normal" style:font-name-complex="Verdana" style:font-size-complex="10pt" style:font-weight-complex="normal"/>
    </style:style>
    <style:style style:name="T29" style:family="text">
      <style:text-properties style:font-name="Verdana" fo:font-size="10pt" fo:font-weight="normal" officeooo:rsid="00069878" style:font-size-asian="10pt" style:font-weight-asian="normal" style:font-name-complex="Verdana" style:font-size-complex="10pt" style:font-weight-complex="normal"/>
    </style:style>
    <style:style style:name="T30" style:family="text">
      <style:text-properties style:font-name="Verdana" fo:font-size="10pt" fo:font-weight="normal" officeooo:rsid="002c77cb" style:font-size-asian="10pt" style:font-weight-asian="normal" style:font-name-complex="Verdana" style:font-size-complex="10pt" style:font-weight-complex="normal"/>
    </style:style>
    <style:style style:name="T31" style:family="text">
      <style:text-properties style:font-name="Verdana" fo:font-size="10pt" fo:font-weight="normal" officeooo:rsid="00868832" style:font-size-asian="10pt" style:font-weight-asian="normal" style:font-name-complex="Verdana" style:font-size-complex="10pt" style:font-weight-complex="normal"/>
    </style:style>
    <style:style style:name="T32" style:family="text">
      <style:text-properties style:font-name="Verdana" fo:font-size="10pt" fo:font-style="normal" officeooo:rsid="00a20ed0" style:font-size-asian="10pt" style:font-style-asian="normal" style:font-name-complex="Verdana" style:font-size-complex="10pt" style:font-style-complex="normal"/>
    </style:style>
    <style:style style:name="T33" style:family="text">
      <style:text-properties style:font-name="Verdana" style:font-name-complex="Verdana"/>
    </style:style>
    <style:style style:name="T34" style:family="text">
      <style:text-properties style:font-name="Verdana" officeooo:rsid="00069878" style:font-name-complex="Verdana"/>
    </style:style>
    <style:style style:name="T35" style:family="text">
      <style:text-properties style:font-name="Verdana" officeooo:rsid="00086dc8" style:font-name-complex="Verdana"/>
    </style:style>
    <style:style style:name="T36" style:family="text">
      <style:text-properties officeooo:rsid="00069878"/>
    </style:style>
    <style:style style:name="T37" style:family="text">
      <style:text-properties style:text-position="super 58%"/>
    </style:style>
    <style:style style:name="T38" style:family="text">
      <style:text-properties style:text-position="super 58%" style:font-name="Verdana" fo:font-size="10pt" officeooo:rsid="0047906f" style:font-size-asian="10pt" style:font-name-complex="Verdana" style:font-size-complex="10pt"/>
    </style:style>
    <style:style style:name="T39" style:family="text">
      <style:text-properties style:text-position="super 58%" style:font-name="Verdana" fo:font-size="10pt" fo:font-weight="normal" officeooo:rsid="00069878" style:font-size-asian="10pt" style:font-weight-asian="normal" style:font-name-complex="Verdana" style:font-size-complex="10pt" style:font-weight-complex="normal"/>
    </style:style>
    <style:style style:name="T40" style:family="text">
      <style:text-properties style:text-position="super 58%" officeooo:rsid="00189878"/>
    </style:style>
    <style:style style:name="T41" style:family="text">
      <style:text-properties style:text-position="super 58%" officeooo:rsid="0022fe93"/>
    </style:style>
    <style:style style:name="T42" style:family="text">
      <style:text-properties style:text-position="super 58%" style:font-weight-asian="normal" style:font-weight-complex="normal"/>
    </style:style>
    <style:style style:name="T43" style:family="text">
      <style:text-properties style:text-position="super 58%" officeooo:rsid="0042c984"/>
    </style:style>
    <style:style style:name="T44" style:family="text">
      <style:text-properties style:text-position="super 58%" officeooo:rsid="0045aae3"/>
    </style:style>
    <style:style style:name="T45" style:family="text">
      <style:text-properties style:text-position="super 58%" officeooo:rsid="00462da3"/>
    </style:style>
    <style:style style:name="T46" style:family="text">
      <style:text-properties style:text-position="super 58%" style:text-underline-style="solid" style:text-underline-width="auto" style:text-underline-color="font-color"/>
    </style:style>
    <style:style style:name="T47" style:family="text">
      <style:text-properties style:text-position="super 58%" style:text-underline-style="solid" style:text-underline-width="auto" style:text-underline-color="font-color" officeooo:rsid="00462da3"/>
    </style:style>
    <style:style style:name="T48" style:family="text">
      <style:text-properties style:text-position="super 58%" style:text-underline-style="solid" style:text-underline-width="auto" style:text-underline-color="font-color" officeooo:rsid="00476d09"/>
    </style:style>
    <style:style style:name="T49" style:family="text">
      <style:text-properties style:text-position="super 58%" officeooo:rsid="00476d09"/>
    </style:style>
    <style:style style:name="T50" style:family="text">
      <style:text-properties style:text-position="super 58%" officeooo:rsid="0047906f"/>
    </style:style>
    <style:style style:name="T51" style:family="text">
      <style:text-properties style:text-position="super 58%" officeooo:rsid="004e9c21"/>
    </style:style>
    <style:style style:name="T52" style:family="text">
      <style:text-properties style:text-position="super 58%" officeooo:rsid="005ff952"/>
    </style:style>
    <style:style style:name="T53" style:family="text">
      <style:text-properties style:text-position="super 58%" officeooo:rsid="0088c0b9"/>
    </style:style>
    <style:style style:name="T54" style:family="text">
      <style:text-properties style:text-position="super 58%" officeooo:rsid="00b7afda"/>
    </style:style>
    <style:style style:name="T55" style:family="text">
      <style:text-properties style:text-position="0% 100%"/>
    </style:style>
    <style:style style:name="T56" style:family="text">
      <style:text-properties style:text-position="0% 100%" style:font-name="Verdana1" fo:font-weight="bold"/>
    </style:style>
    <style:style style:name="T57" style:family="text">
      <style:text-properties style:text-position="0% 100%" style:font-name="Verdana1" fo:font-weight="bold" officeooo:rsid="0024c595"/>
    </style:style>
    <style:style style:name="T58" style:family="text">
      <style:text-properties style:text-position="0% 100%" style:font-name="Verdana1" fo:font-weight="bold" officeooo:rsid="00348fea"/>
    </style:style>
    <style:style style:name="T59" style:family="text">
      <style:text-properties style:text-position="0% 100%" officeooo:rsid="00266966"/>
    </style:style>
    <style:style style:name="T60" style:family="text">
      <style:text-properties style:text-position="0% 100%" officeooo:rsid="00348fea"/>
    </style:style>
    <style:style style:name="T61" style:family="text">
      <style:text-properties style:text-position="0% 100%" officeooo:rsid="006f2f0f"/>
    </style:style>
    <style:style style:name="T62" style:family="text">
      <style:text-properties style:text-position="0% 100%" style:text-underline-style="solid" style:text-underline-width="auto" style:text-underline-color="font-color"/>
    </style:style>
    <style:style style:name="T63" style:family="text">
      <style:text-properties style:text-position="0% 100%" style:font-name="lucida grande" fo:font-size="9pt" officeooo:rsid="004db503"/>
    </style:style>
    <style:style style:name="T64" style:family="text">
      <style:text-properties style:text-position="0% 100%" style:font-name="Times New Roman" fo:font-size="14pt" fo:font-weight="normal" style:font-size-asian="14pt" style:font-weight-asian="normal" style:font-size-complex="14pt" style:font-weight-complex="normal"/>
    </style:style>
    <style:style style:name="T65" style:family="text">
      <style:text-properties style:text-position="0% 100%" style:font-name="Times New Roman" fo:font-size="14pt" fo:font-weight="normal" officeooo:rsid="00416bb9" style:font-size-asian="14pt" style:font-weight-asian="normal" style:font-size-complex="14pt" style:font-weight-complex="normal"/>
    </style:style>
    <style:style style:name="T66" style:family="text">
      <style:text-properties style:text-position="0% 100%" style:font-name="Times New Roman" fo:font-size="14pt" fo:font-weight="normal" officeooo:rsid="00af15be" style:font-size-asian="14pt" style:font-weight-asian="normal" style:font-size-complex="14pt" style:font-weight-complex="normal"/>
    </style:style>
    <style:style style:name="T67" style:family="text">
      <style:text-properties style:text-position="0% 100%" style:font-name="Times New Roman" fo:font-size="14pt" fo:font-weight="normal" officeooo:rsid="00b12e77" style:font-size-asian="14pt" style:font-weight-asian="normal" style:font-size-complex="14pt" style:font-weight-complex="normal"/>
    </style:style>
    <style:style style:name="T68"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69" style:family="text">
      <style:text-properties style:text-position="0% 100%" fo:font-size="10pt" officeooo:rsid="001c26f3" style:font-size-asian="10pt" style:font-size-complex="10pt"/>
    </style:style>
    <style:style style:name="T70" style:family="text">
      <style:text-properties style:text-position="0% 100%" fo:font-size="10pt" style:text-underline-style="none" officeooo:rsid="001c26f3" style:font-size-asian="10pt" style:font-size-complex="10pt"/>
    </style:style>
    <style:style style:name="T71" style:family="text">
      <style:text-properties style:text-position="0% 100%" fo:font-size="10pt" style:text-underline-style="solid" style:text-underline-width="auto" style:text-underline-color="font-color" officeooo:rsid="001c26f3" style:font-size-asian="10pt" style:font-size-complex="10pt"/>
    </style:style>
    <style:style style:name="T72" style:family="text">
      <style:text-properties style:text-position="0% 100%" style:text-underline-style="none" officeooo:rsid="00131ee1"/>
    </style:style>
    <style:style style:name="T73" style:family="text">
      <style:text-properties style:text-position="0% 100%" style:text-underline-style="none" officeooo:rsid="00d82ecf"/>
    </style:style>
    <style:style style:name="T74" style:family="text">
      <style:text-properties fo:font-variant="normal" fo:text-transform="none" fo:color="#000000" style:font-name="Verdana" fo:font-size="10pt" fo:letter-spacing="normal" fo:font-style="normal" fo:font-weight="normal" style:font-size-asian="10pt" style:font-name-complex="Verdana" style:font-size-complex="10pt"/>
    </style:style>
    <style:style style:name="T75" style:family="text">
      <style:text-properties fo:font-variant="normal" fo:text-transform="none" fo:color="#000000" style:font-name="Verdana" fo:font-size="10pt" fo:letter-spacing="normal" fo:font-style="normal" fo:font-weight="normal" officeooo:rsid="001b6029" style:font-size-asian="10pt" style:font-name-complex="Verdana" style:font-size-complex="10pt"/>
    </style:style>
    <style:style style:name="T76"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77" style:family="text">
      <style:text-properties fo:font-variant="normal" fo:text-transform="none" fo:color="#000000" style:font-name="Verdana" fo:font-size="10pt" fo:letter-spacing="normal" fo:font-style="normal" fo:font-weight="normal" officeooo:rsid="0027d19a" style:font-size-asian="10pt" style:font-name-complex="Verdana" style:font-size-complex="10pt"/>
    </style:style>
    <style:style style:name="T78"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79" style:family="text">
      <style:text-properties fo:font-variant="normal" fo:text-transform="none" fo:color="#000000" style:font-name="Verdana" fo:font-size="10pt" fo:letter-spacing="normal" fo:font-style="normal" fo:font-weight="normal" officeooo:rsid="00348fea" style:font-size-asian="10pt" style:font-name-complex="Verdana" style:font-size-complex="10pt"/>
    </style:style>
    <style:style style:name="T80" style:family="text">
      <style:text-properties fo:font-variant="normal" fo:text-transform="none" fo:color="#000000" style:font-name="Verdana" fo:font-size="10pt" fo:letter-spacing="normal" fo:font-style="normal" fo:font-weight="normal" officeooo:rsid="0037b012" style:font-size-asian="10pt" style:font-name-complex="Verdana" style:font-size-complex="10pt"/>
    </style:style>
    <style:style style:name="T81" style:family="text">
      <style:text-properties fo:font-variant="normal" fo:text-transform="none" fo:color="#000000" style:font-name="Verdana" fo:font-size="10pt" fo:letter-spacing="normal" fo:font-style="normal" fo:font-weight="normal" officeooo:rsid="003be5e9" style:font-size-asian="10pt" style:font-name-complex="Verdana" style:font-size-complex="10pt"/>
    </style:style>
    <style:style style:name="T82" style:family="text">
      <style:text-properties fo:font-variant="normal" fo:text-transform="none" fo:color="#000000" style:font-name="Verdana" fo:font-size="10pt" fo:letter-spacing="normal" fo:font-style="normal" fo:font-weight="normal" officeooo:rsid="000d2dd8" style:font-size-asian="10pt" style:font-name-complex="Verdana" style:font-size-complex="10pt"/>
    </style:style>
    <style:style style:name="T83" style:family="text">
      <style:text-properties fo:font-variant="normal" fo:text-transform="none" fo:color="#000000" style:font-name="Verdana" fo:font-size="10pt" fo:letter-spacing="normal" fo:font-style="normal" fo:font-weight="normal" officeooo:rsid="003d8cb6" style:font-size-asian="10pt" style:font-name-complex="Verdana" style:font-size-complex="10pt"/>
    </style:style>
    <style:style style:name="T84" style:family="text">
      <style:text-properties fo:font-variant="normal" fo:text-transform="none" fo:color="#000000" style:font-name="Verdana" fo:font-size="10pt" fo:letter-spacing="normal" fo:font-style="normal" fo:font-weight="normal" officeooo:rsid="005b9b89" style:font-size-asian="10pt" style:font-name-complex="Verdana" style:font-size-complex="10pt"/>
    </style:style>
    <style:style style:name="T85" style:family="text">
      <style:text-properties fo:font-variant="normal" fo:text-transform="none" fo:color="#000000" style:font-name="Verdana" fo:font-size="10pt" fo:letter-spacing="normal" fo:font-style="normal" fo:font-weight="normal" officeooo:rsid="005ce740" style:font-size-asian="10pt" style:font-name-complex="Verdana" style:font-size-complex="10pt"/>
    </style:style>
    <style:style style:name="T86" style:family="text">
      <style:text-properties fo:font-variant="normal" fo:text-transform="none" fo:color="#000000" style:font-name="Verdana" fo:font-size="10pt" fo:letter-spacing="normal" fo:font-style="normal" fo:font-weight="normal" officeooo:rsid="005d8001" style:font-size-asian="10pt" style:font-name-complex="Verdana" style:font-size-complex="10pt"/>
    </style:style>
    <style:style style:name="T87" style:family="text">
      <style:text-properties fo:font-variant="normal" fo:text-transform="none" fo:color="#000000" style:font-name="Verdana" fo:font-size="10pt" fo:letter-spacing="normal" fo:font-style="normal" fo:font-weight="normal" officeooo:rsid="005f0705" style:font-size-asian="10pt" style:font-name-complex="Verdana" style:font-size-complex="10pt"/>
    </style:style>
    <style:style style:name="T88" style:family="text">
      <style:text-properties fo:font-variant="normal" fo:text-transform="none" fo:color="#000000" style:font-name="Verdana" fo:font-size="10pt" fo:letter-spacing="normal" fo:font-style="normal" fo:font-weight="normal" officeooo:rsid="00619118" style:font-size-asian="10pt" style:font-name-complex="Verdana" style:font-size-complex="10pt"/>
    </style:style>
    <style:style style:name="T89" style:family="text">
      <style:text-properties fo:font-variant="normal" fo:text-transform="none" fo:color="#000000" style:font-name="Verdana" fo:font-size="10pt" fo:letter-spacing="normal" fo:font-style="normal" fo:font-weight="normal" officeooo:rsid="0068de33" style:font-size-asian="10pt" style:font-name-complex="Verdana" style:font-size-complex="10pt"/>
    </style:style>
    <style:style style:name="T90" style:family="text">
      <style:text-properties fo:font-variant="normal" fo:text-transform="none" fo:color="#000000" style:font-name="Verdana" fo:font-size="10pt" fo:letter-spacing="normal" fo:font-style="normal" fo:font-weight="normal" officeooo:rsid="006b2902" style:font-size-asian="10pt" style:font-name-complex="Verdana" style:font-size-complex="10pt"/>
    </style:style>
    <style:style style:name="T91" style:family="text">
      <style:text-properties fo:font-variant="normal" fo:text-transform="none" fo:color="#000000" style:font-name="Verdana" fo:font-size="10pt" fo:letter-spacing="normal" fo:font-style="normal" fo:font-weight="normal" officeooo:rsid="006ba58c" style:font-size-asian="10pt" style:font-name-complex="Verdana" style:font-size-complex="10pt"/>
    </style:style>
    <style:style style:name="T92" style:family="text">
      <style:text-properties fo:font-variant="normal" fo:text-transform="none" fo:color="#000000" style:font-name="Verdana" fo:font-size="10pt" fo:letter-spacing="normal" fo:font-style="normal" fo:font-weight="normal" officeooo:rsid="006cbc2d" style:font-size-asian="10pt" style:font-name-complex="Verdana" style:font-size-complex="10pt"/>
    </style:style>
    <style:style style:name="T93" style:family="text">
      <style:text-properties fo:font-variant="normal" fo:text-transform="none" fo:color="#000000" style:font-name="Verdana" fo:font-size="10pt" fo:letter-spacing="normal" fo:font-style="normal" fo:font-weight="normal" officeooo:rsid="007098e0" style:font-size-asian="10pt" style:font-name-complex="Verdana" style:font-size-complex="10pt"/>
    </style:style>
    <style:style style:name="T94" style:family="text">
      <style:text-properties fo:font-variant="normal" fo:text-transform="none" fo:color="#000000" style:font-name="Verdana" fo:font-size="10pt" fo:letter-spacing="normal" fo:font-style="normal" fo:font-weight="normal" officeooo:rsid="00217b5f" style:font-size-asian="10pt" style:font-name-complex="Verdana" style:font-size-complex="10pt"/>
    </style:style>
    <style:style style:name="T95" style:family="text">
      <style:text-properties fo:font-variant="normal" fo:text-transform="none" fo:color="#000000" style:font-name="Verdana" fo:font-size="10pt" fo:letter-spacing="normal" fo:font-style="normal" fo:font-weight="normal" officeooo:rsid="00756610" style:font-size-asian="10pt" style:font-name-complex="Verdana" style:font-size-complex="10pt"/>
    </style:style>
    <style:style style:name="T96" style:family="text">
      <style:text-properties fo:font-variant="normal" fo:text-transform="none" fo:color="#000000" style:font-name="Verdana" fo:font-size="10pt" fo:letter-spacing="normal" fo:font-style="normal" fo:font-weight="normal" officeooo:rsid="00775ed9" style:font-size-asian="10pt" style:font-name-complex="Verdana" style:font-size-complex="10pt"/>
    </style:style>
    <style:style style:name="T97" style:family="text">
      <style:text-properties fo:font-variant="normal" fo:text-transform="none" fo:color="#000000" style:font-name="Verdana" fo:font-size="10pt" fo:letter-spacing="normal" fo:font-style="normal" fo:font-weight="normal" officeooo:rsid="0078ff50" style:font-size-asian="10pt" style:font-name-complex="Verdana" style:font-size-complex="10pt"/>
    </style:style>
    <style:style style:name="T98" style:family="text">
      <style:text-properties fo:font-variant="normal" fo:text-transform="none" fo:color="#000000" style:font-name="Verdana" fo:font-size="10pt" fo:letter-spacing="normal" fo:font-style="normal" fo:font-weight="normal" officeooo:rsid="0082cd6e" style:font-size-asian="10pt" style:font-name-complex="Verdana" style:font-size-complex="10pt"/>
    </style:style>
    <style:style style:name="T99" style:family="text">
      <style:text-properties fo:font-variant="normal" fo:text-transform="none" fo:color="#000000" style:font-name="Verdana" fo:font-size="10pt" fo:letter-spacing="normal" fo:font-style="normal" fo:font-weight="normal" officeooo:rsid="008536ac" style:font-size-asian="10pt" style:font-name-complex="Verdana" style:font-size-complex="10pt"/>
    </style:style>
    <style:style style:name="T100"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101"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102" style:family="text">
      <style:text-properties fo:font-variant="normal" fo:text-transform="none" fo:color="#000000" style:font-name="Verdana" fo:font-size="10pt" fo:letter-spacing="normal" fo:font-style="normal" fo:font-weight="normal" officeooo:rsid="0068de33" style:font-size-asian="10pt" style:font-weight-asian="normal" style:font-name-complex="Verdana" style:font-size-complex="10pt" style:font-weight-complex="normal"/>
    </style:style>
    <style:style style:name="T103" style:family="text">
      <style:text-properties fo:font-variant="normal" fo:text-transform="none" fo:color="#000000" style:font-name="Verdana" fo:font-size="10pt" fo:letter-spacing="normal" fo:font-style="normal" fo:font-weight="normal" officeooo:rsid="00266966" style:font-size-asian="10pt" style:font-weight-asian="normal" style:font-name-complex="Verdana" style:font-size-complex="10pt" style:font-weight-complex="normal"/>
    </style:style>
    <style:style style:name="T104" style:family="text">
      <style:text-properties fo:font-variant="normal" fo:text-transform="none" fo:color="#000000" style:font-name="Verdana" fo:font-size="10pt" fo:letter-spacing="normal" fo:font-style="normal" fo:font-weight="normal" officeooo:rsid="006b2902" style:font-size-asian="10pt" style:font-weight-asian="normal" style:font-name-complex="Verdana" style:font-size-complex="10pt" style:font-weight-complex="normal"/>
    </style:style>
    <style:style style:name="T105" style:family="text">
      <style:text-properties fo:font-variant="normal" fo:text-transform="none" fo:color="#000000" style:font-name="Verdana" fo:font-size="10pt" fo:letter-spacing="normal" fo:font-style="normal" fo:font-weight="normal" officeooo:rsid="0022fe93" style:font-size-asian="10pt" style:font-weight-asian="normal" style:font-name-complex="Verdana" style:font-size-complex="10pt" style:font-weight-complex="normal"/>
    </style:style>
    <style:style style:name="T106" style:family="text">
      <style:text-properties fo:font-variant="normal" fo:text-transform="none" fo:color="#000000" style:font-name="Verdana" fo:font-size="10pt" fo:letter-spacing="normal" fo:font-style="normal" fo:font-weight="normal" officeooo:rsid="006e4300" style:font-size-asian="10pt" style:font-weight-asian="normal" style:font-name-complex="Verdana" style:font-size-complex="10pt" style:font-weight-complex="normal"/>
    </style:style>
    <style:style style:name="T107" style:family="text">
      <style:text-properties fo:font-variant="normal" fo:text-transform="none" fo:color="#000000" style:font-name="Verdana" fo:font-size="10pt" fo:letter-spacing="normal" fo:font-style="normal" fo:font-weight="normal" officeooo:rsid="007eaedd" style:font-size-asian="10pt" style:font-weight-asian="normal" style:font-name-complex="Verdana" style:font-size-complex="10pt" style:font-weight-complex="normal"/>
    </style:style>
    <style:style style:name="T108" style:family="text">
      <style:text-properties fo:font-variant="normal" fo:text-transform="none" fo:color="#000000" style:font-name="Verdana" fo:font-size="10pt" fo:letter-spacing="normal" fo:font-style="normal" fo:font-weight="normal" officeooo:rsid="000a3927" style:font-size-asian="10pt" style:font-weight-asian="normal" style:font-name-complex="Verdana" style:font-size-complex="10pt" style:font-weight-complex="normal"/>
    </style:style>
    <style:style style:name="T109" style:family="text">
      <style:text-properties fo:font-variant="normal" fo:text-transform="none" fo:color="#000000" style:font-name="Verdana" fo:font-size="10pt" fo:letter-spacing="normal" fo:font-style="normal" fo:font-weight="normal" officeooo:rsid="00868832" style:font-size-asian="10pt" style:font-weight-asian="normal" style:font-name-complex="Verdana" style:font-size-complex="10pt" style:font-weight-complex="normal"/>
    </style:style>
    <style:style style:name="T110" style:family="text">
      <style:text-properties fo:font-variant="normal" fo:text-transform="none" fo:color="#000000" style:font-name="Verdana" fo:font-size="10pt" fo:letter-spacing="normal" fo:font-style="normal" fo:font-weight="normal" officeooo:rsid="005f0705" style:font-size-asian="10pt" style:font-style-asian="normal" style:font-name-complex="Verdana" style:font-size-complex="10pt" style:font-style-complex="normal"/>
    </style:style>
    <style:style style:name="T111" style:family="text">
      <style:text-properties fo:font-variant="normal" fo:text-transform="none" fo:color="#000000" style:font-name="Verdana" fo:font-size="10pt" fo:letter-spacing="normal" fo:font-style="normal" fo:font-weight="normal" officeooo:rsid="0027d19a" style:font-size-asian="10pt" style:font-style-asian="normal" style:font-name-complex="Verdana" style:font-size-complex="10pt" style:font-style-complex="normal"/>
    </style:style>
    <style:style style:name="T112"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113" style:family="text">
      <style:text-properties fo:font-variant="normal" fo:text-transform="none" fo:color="#000000" style:font-name="Verdana" fo:font-size="10pt" fo:letter-spacing="normal" fo:font-style="normal" fo:font-weight="normal" officeooo:rsid="007098e0" style:font-size-asian="10pt" style:font-style-asian="normal" style:font-name-complex="Verdana" style:font-size-complex="10pt" style:font-style-complex="normal"/>
    </style:style>
    <style:style style:name="T114" style:family="text">
      <style:text-properties fo:font-variant="normal" fo:text-transform="none" fo:color="#000000" style:font-name="Verdana" fo:font-size="10pt" fo:letter-spacing="normal" fo:font-style="normal" fo:font-weight="normal" officeooo:rsid="00756610" style:font-size-asian="10pt" style:font-weight-asian="bold" style:font-name-complex="Verdana" style:font-size-complex="10pt" style:font-weight-complex="bold"/>
    </style:style>
    <style:style style:name="T115" style:family="text">
      <style:text-properties fo:font-variant="normal" fo:text-transform="none" fo:color="#000000" style:font-name="Verdana" fo:font-size="10pt" fo:letter-spacing="normal" fo:font-style="normal" fo:font-weight="normal" officeooo:rsid="00217b5f" style:font-size-asian="10pt" style:font-weight-asian="bold" style:font-name-complex="Verdana" style:font-size-complex="10pt" style:font-weight-complex="bold"/>
    </style:style>
    <style:style style:name="T116" style:family="text">
      <style:text-properties fo:font-variant="normal" fo:text-transform="none" fo:color="#000000" style:font-name="Verdana" fo:font-size="10pt" fo:letter-spacing="normal" fo:font-style="normal" fo:font-weight="bold" officeooo:rsid="002b1438" style:font-size-asian="10pt" style:font-weight-asian="bold" style:font-name-complex="Verdana" style:font-size-complex="10pt" style:font-weight-complex="bold"/>
    </style:style>
    <style:style style:name="T117" style:family="text">
      <style:text-properties fo:font-variant="normal" fo:text-transform="none" fo:color="#000000" style:font-name="Verdana" fo:font-size="10pt" fo:letter-spacing="normal" fo:font-style="normal" fo:font-weight="bold" officeooo:rsid="0030425c" style:font-size-asian="10pt" style:font-weight-asian="bold" style:font-name-complex="Verdana" style:font-size-complex="10pt" style:font-weight-complex="bold"/>
    </style:style>
    <style:style style:name="T118" style:family="text">
      <style:text-properties fo:font-variant="normal" fo:text-transform="none" fo:color="#000000" style:font-name="Verdana" fo:font-size="10pt" fo:letter-spacing="normal" fo:font-style="normal" style:font-size-asian="10pt" style:font-name-complex="Verdana" style:font-size-complex="10pt"/>
    </style:style>
    <style:style style:name="T119" style:family="text">
      <style:text-properties fo:font-variant="normal" fo:text-transform="none" fo:color="#000000" style:font-name="Verdana" fo:font-size="10pt" fo:letter-spacing="normal" fo:font-style="normal" officeooo:rsid="005ce740" style:font-size-asian="10pt" style:font-name-complex="Verdana" style:font-size-complex="10pt"/>
    </style:style>
    <style:style style:name="T120" style:family="text">
      <style:text-properties fo:font-variant="normal" fo:text-transform="none" fo:color="#000000" style:font-name="Verdana" fo:font-size="10pt" fo:letter-spacing="normal" fo:font-style="normal" officeooo:rsid="000d2dd8" style:font-size-asian="10pt" style:font-name-complex="Verdana" style:font-size-complex="10pt"/>
    </style:style>
    <style:style style:name="T121" style:family="text">
      <style:text-properties fo:font-variant="normal" fo:text-transform="none" fo:color="#000000" style:font-name="Verdana" fo:font-size="10pt" fo:letter-spacing="normal" fo:font-style="normal" officeooo:rsid="0088c0b9" style:font-size-asian="10pt" style:font-name-complex="Verdana" style:font-size-complex="10pt"/>
    </style:style>
    <style:style style:name="T122" style:family="text">
      <style:text-properties fo:font-variant="normal" fo:text-transform="none" fo:color="#000000" style:font-name="Verdana" fo:font-size="10pt" fo:letter-spacing="normal" fo:font-style="italic" fo:font-weight="normal" style:font-size-asian="10pt" style:font-style-asian="italic" style:font-name-complex="Verdana" style:font-size-complex="10pt" style:font-style-complex="italic"/>
    </style:style>
    <style:style style:name="T123" style:family="text">
      <style:text-properties fo:font-variant="normal" fo:text-transform="none" fo:color="#000000" style:font-name="Verdana" fo:font-size="10pt" fo:letter-spacing="normal" fo:font-style="italic" fo:font-weight="normal" officeooo:rsid="0027d19a" style:font-size-asian="10pt" style:font-style-asian="italic" style:font-name-complex="Verdana" style:font-size-complex="10pt" style:font-style-complex="italic"/>
    </style:style>
    <style:style style:name="T124" style:family="text">
      <style:text-properties fo:font-variant="normal" fo:text-transform="none" fo:color="#000000" style:font-name="Verdana" fo:font-size="10pt" fo:letter-spacing="normal" fo:font-style="italic" fo:font-weight="normal" officeooo:rsid="002817f2" style:font-size-asian="10pt" style:font-style-asian="italic" style:font-name-complex="Verdana" style:font-size-complex="10pt" style:font-style-complex="italic"/>
    </style:style>
    <style:style style:name="T125" style:family="text">
      <style:text-properties fo:font-variant="normal" fo:text-transform="none" fo:color="#000000" style:font-name="Verdana" fo:font-size="10pt" fo:letter-spacing="normal" fo:font-style="italic" fo:font-weight="normal" officeooo:rsid="0030425c" style:font-size-asian="10pt" style:font-style-asian="italic" style:font-name-complex="Verdana" style:font-size-complex="10pt" style:font-style-complex="italic"/>
    </style:style>
    <style:style style:name="T126" style:family="text">
      <style:text-properties fo:font-variant="normal" fo:text-transform="none" fo:color="#000000" style:font-name="Verdana"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127" style:family="text">
      <style:text-properties fo:font-variant="normal" fo:text-transform="none" fo:color="#000000" style:font-name="Verdana" fo:font-size="10pt" fo:letter-spacing="normal" fo:font-weight="normal" style:font-size-asian="10pt" style:font-name-complex="Verdana" style:font-size-complex="10pt"/>
    </style:style>
    <style:style style:name="T128" style:family="text">
      <style:text-properties fo:font-variant="normal" fo:text-transform="none" fo:color="#000000" style:font-name="Verdana" fo:font-size="10pt" fo:letter-spacing="normal" fo:font-weight="normal" officeooo:rsid="002817f2" style:font-size-asian="10pt" style:font-name-complex="Verdana" style:font-size-complex="10pt"/>
    </style:style>
    <style:style style:name="T129"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130" style:family="text">
      <style:text-properties fo:font-variant="normal" fo:text-transform="none" fo:color="#000000" style:font-name="Verdana" fo:font-size="10pt" fo:letter-spacing="normal" fo:font-weight="normal" officeooo:rsid="0029a7e3" style:font-size-asian="10pt" style:font-name-complex="Verdana" style:font-size-complex="10pt"/>
    </style:style>
    <style:style style:name="T131"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132" style:family="text">
      <style:text-properties fo:font-variant="normal" fo:text-transform="none" fo:color="#000000" style:font-name="Verdana" fo:font-size="10pt" fo:letter-spacing="normal" fo:font-weight="normal" officeooo:rsid="002c77cb" style:font-size-asian="10pt" style:font-name-complex="Verdana" style:font-size-complex="10pt"/>
    </style:style>
    <style:style style:name="T133" style:family="text">
      <style:text-properties fo:font-variant="normal" fo:text-transform="none" fo:color="#000000" style:font-name="Verdana" fo:font-size="10pt" fo:letter-spacing="normal" fo:font-weight="normal" officeooo:rsid="0030425c" style:font-size-asian="10pt" style:font-name-complex="Verdana" style:font-size-complex="10pt"/>
    </style:style>
    <style:style style:name="T134" style:family="text">
      <style:text-properties fo:font-variant="normal" fo:text-transform="none" fo:color="#000000" style:font-name="Verdana" fo:font-size="10pt" fo:letter-spacing="normal" fo:font-weight="normal" officeooo:rsid="00348fea" style:font-size-asian="10pt" style:font-name-complex="Verdana" style:font-size-complex="10pt"/>
    </style:style>
    <style:style style:name="T135"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136"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137" style:family="text">
      <style:text-properties fo:font-variant="normal" fo:text-transform="none" fo:color="#000000" style:font-name="Verdana" fo:font-size="10pt" fo:letter-spacing="normal" fo:font-weight="normal" officeooo:rsid="005f0705" style:font-size-asian="10pt" style:font-name-complex="Verdana" style:font-size-complex="10pt"/>
    </style:style>
    <style:style style:name="T138" style:family="text">
      <style:text-properties fo:font-variant="normal" fo:text-transform="none" fo:color="#000000" style:font-name="Verdana" fo:font-size="10pt" fo:letter-spacing="normal" fo:font-weight="normal" officeooo:rsid="007098e0" style:font-size-asian="10pt" style:font-name-complex="Verdana" style:font-size-complex="10pt"/>
    </style:style>
    <style:style style:name="T139" style:family="text">
      <style:text-properties fo:font-variant="normal" fo:text-transform="none" fo:color="#000000" style:font-name="Verdana" fo:font-size="10pt" fo:letter-spacing="normal" fo:font-weight="normal" officeooo:rsid="00723bbe" style:font-size-asian="10pt" style:font-name-complex="Verdana" style:font-size-complex="10pt"/>
    </style:style>
    <style:style style:name="T140" style:family="text">
      <style:text-properties fo:font-variant="normal" fo:text-transform="none" fo:color="#000000" style:font-name="Verdana" fo:font-size="10pt" fo:letter-spacing="normal" fo:font-weight="normal" officeooo:rsid="0073dcea" style:font-size-asian="10pt" style:font-name-complex="Verdana" style:font-size-complex="10pt"/>
    </style:style>
    <style:style style:name="T141" style:family="text">
      <style:text-properties fo:font-variant="normal" fo:text-transform="none" fo:color="#000000" style:font-name="Verdana" fo:font-size="10pt" fo:letter-spacing="normal" fo:font-weight="normal" officeooo:rsid="0082cd6e" style:font-size-asian="10pt" style:font-name-complex="Verdana" style:font-size-complex="10pt"/>
    </style:style>
    <style:style style:name="T142"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143" style:family="text">
      <style:text-properties fo:font-variant="normal" fo:text-transform="none" fo:color="#000000" style:font-name="Verdana"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144" style:family="text">
      <style:text-properties fo:font-variant="normal" fo:text-transform="none" fo:color="#000000" style:font-name="Verdana" fo:letter-spacing="normal" fo:font-style="normal" fo:font-weight="bold" style:font-weight-asian="bold" style:font-name-complex="Verdana" style:font-weight-complex="bold"/>
    </style:style>
    <style:style style:name="T145" style:family="text">
      <style:text-properties fo:font-variant="normal" fo:text-transform="none" fo:color="#000000" style:font-name="Verdana" fo:letter-spacing="normal" fo:font-style="normal" fo:font-weight="bold" officeooo:rsid="00217b5f" style:font-weight-asian="bold" style:font-name-complex="Verdana" style:font-weight-complex="bold"/>
    </style:style>
    <style:style style:name="T146" style:family="text">
      <style:text-properties fo:font-variant="normal" fo:text-transform="none" fo:color="#000000" style:font-name="Verdana" fo:letter-spacing="normal" fo:font-style="normal" fo:font-weight="bold" officeooo:rsid="0022fe93" style:font-weight-asian="bold" style:font-name-complex="Verdana" style:font-weight-complex="bold"/>
    </style:style>
    <style:style style:name="T147" style:family="text">
      <style:text-properties fo:font-variant="normal" fo:text-transform="none" fo:color="#000000" style:font-name="Verdana" fo:letter-spacing="normal" fo:font-style="normal" fo:font-weight="bold" officeooo:rsid="00348fea" style:font-weight-asian="bold" style:font-name-complex="Verdana" style:font-weight-complex="bold"/>
    </style:style>
    <style:style style:name="T148" style:family="text">
      <style:text-properties fo:font-variant="normal" fo:text-transform="none" fo:color="#000000" style:font-name="Verdana" fo:letter-spacing="normal" fo:font-style="normal" fo:font-weight="normal" style:font-weight-asian="normal" style:font-name-complex="Verdana" style:font-weight-complex="normal"/>
    </style:style>
    <style:style style:name="T149" style:family="text">
      <style:text-properties fo:font-variant="normal" fo:text-transform="none" fo:color="#000000" style:font-name="Verdana" fo:letter-spacing="normal" fo:font-style="normal" fo:font-weight="normal" officeooo:rsid="001b2e34" style:font-weight-asian="normal" style:font-name-complex="Verdana" style:font-weight-complex="normal"/>
    </style:style>
    <style:style style:name="T150" style:family="text">
      <style:text-properties fo:font-variant="normal" fo:text-transform="none" fo:color="#000000" style:font-name="Verdana" fo:letter-spacing="normal" fo:font-style="normal" fo:font-weight="normal" officeooo:rsid="001b6029" style:font-weight-asian="normal" style:font-name-complex="Verdana" style:font-weight-complex="normal"/>
    </style:style>
    <style:style style:name="T151" style:family="text">
      <style:text-properties fo:font-variant="normal" fo:text-transform="none" fo:color="#000000" style:font-name="Verdana" fo:letter-spacing="normal" fo:font-style="normal" fo:font-weight="normal" officeooo:rsid="00266966" style:font-weight-asian="normal" style:font-name-complex="Verdana" style:font-weight-complex="normal"/>
    </style:style>
    <style:style style:name="T152" style:family="text">
      <style:text-properties fo:font-variant="normal" fo:text-transform="none" fo:color="#000000" style:font-name="Verdana" fo:letter-spacing="normal" fo:font-style="normal" fo:font-weight="normal" officeooo:rsid="0033c78f" style:font-weight-asian="normal" style:font-name-complex="Verdana" style:font-weight-complex="normal"/>
    </style:style>
    <style:style style:name="T153" style:family="text">
      <style:text-properties fo:font-variant="normal" fo:text-transform="none" fo:color="#000000" style:font-name="Verdana" fo:letter-spacing="normal" fo:font-style="normal" fo:font-weight="normal" officeooo:rsid="0033cc47" style:font-weight-asian="normal" style:font-name-complex="Verdana" style:font-weight-complex="normal"/>
    </style:style>
    <style:style style:name="T154" style:family="text">
      <style:text-properties fo:font-variant="normal" fo:text-transform="none" fo:color="#000000" style:font-name="Verdana" fo:letter-spacing="normal" fo:font-style="normal" fo:font-weight="normal" officeooo:rsid="0068523c" style:font-weight-asian="normal" style:font-name-complex="Verdana" style:font-weight-complex="normal"/>
    </style:style>
    <style:style style:name="T155" style:family="text">
      <style:text-properties fo:font-variant="normal" fo:text-transform="none" fo:color="#000000" style:font-name="Verdana" fo:letter-spacing="normal" fo:font-style="normal" fo:font-weight="normal" officeooo:rsid="006b2902" style:font-weight-asian="normal" style:font-name-complex="Verdana" style:font-weight-complex="normal"/>
    </style:style>
    <style:style style:name="T156" style:family="text">
      <style:text-properties fo:font-variant="normal" fo:text-transform="none" fo:color="#000000" style:font-name="Verdana" fo:letter-spacing="normal" fo:font-style="normal" fo:font-weight="normal" officeooo:rsid="006e4300" style:font-weight-asian="normal" style:font-name-complex="Verdana" style:font-weight-complex="normal"/>
    </style:style>
    <style:style style:name="T157" style:family="text">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name-complex="Verdana" style:font-size-complex="10pt"/>
    </style:style>
    <style:style style:name="T158" style:family="text">
      <style:text-properties fo:font-variant="normal" fo:text-transform="none" fo:color="#000000" style:text-line-through-style="none" style:font-name="Verdana" fo:font-size="10pt" fo:letter-spacing="normal" fo:font-style="normal" style:text-underline-style="none" fo:font-weight="normal" officeooo:rsid="001b6029" style:text-blinking="false" style:font-size-asian="10pt" style:font-name-complex="Verdana" style:font-size-complex="10pt"/>
    </style:style>
    <style:style style:name="T159" style:family="text">
      <style:text-properties fo:font-variant="normal" fo:text-transform="none" fo:color="#000000" style:text-line-through-style="none" style:font-name="Verdana" fo:font-size="10pt" fo:letter-spacing="normal" fo:font-style="normal" style:text-underline-style="none" fo:font-weight="normal" officeooo:rsid="001c26f3" style:text-blinking="false" style:font-size-asian="10pt" style:font-name-complex="Verdana" style:font-size-complex="10pt"/>
    </style:style>
    <style:style style:name="T160" style:family="text">
      <style:text-properties fo:font-variant="normal" fo:text-transform="none" fo:color="#000000" style:text-line-through-style="none" style:font-name="Verdana" fo:font-size="10pt" fo:letter-spacing="normal" fo:font-style="normal" style:text-underline-style="none" fo:font-weight="normal" officeooo:rsid="000d2dd8" style:text-blinking="false" style:font-size-asian="10pt" style:font-name-complex="Verdana" style:font-size-complex="10pt"/>
    </style:style>
    <style:style style:name="T161" style:family="text">
      <style:text-properties fo:font-variant="normal" fo:text-transform="none" fo:color="#000000" style:text-line-through-style="none" style:font-name="Verdana"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162" style:family="text">
      <style:text-properties fo:font-variant="normal" fo:text-transform="none" fo:color="#000000" style:text-line-through-style="none" style:font-name="Verdana"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163" style:family="text">
      <style:text-properties fo:font-variant="normal" fo:text-transform="none" fo:color="#000000" style:text-line-through-style="none" style:font-name="Verdana"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164" style:family="text">
      <style:text-properties fo:font-variant="normal" fo:text-transform="none" fo:color="#000000" style:text-line-through-style="none" style:text-position="super 58%" style:font-name="Verdana1"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165" style:family="text">
      <style:text-properties fo:font-variant="normal" fo:text-transform="none" fo:color="#000000" style:text-position="super 58%" style:font-name="Verdana1" fo:font-size="10pt" fo:letter-spacing="normal" fo:font-style="normal" fo:font-weight="normal" officeooo:rsid="001b6029" style:font-size-asian="10pt" style:font-weight-asian="normal" style:font-name-complex="Verdana" style:font-size-complex="10pt" style:font-weight-complex="normal"/>
    </style:style>
    <style:style style:name="T166" style:family="text">
      <style:text-properties fo:font-variant="normal" fo:text-transform="none" fo:color="#000000" style:text-position="super 58%" style:font-name="Verdana1" fo:font-size="10pt" fo:letter-spacing="normal" fo:font-style="normal" fo:font-weight="normal" officeooo:rsid="001c26f3" style:font-size-asian="10pt" style:font-weight-asian="normal" style:font-name-complex="Verdana" style:font-size-complex="10pt" style:font-weight-complex="normal"/>
    </style:style>
    <style:style style:name="T167" style:family="text">
      <style:text-properties fo:font-variant="normal" fo:text-transform="none" fo:color="#000000" style:text-position="super 58%" style:font-name="Verdana1" fo:letter-spacing="normal" fo:font-style="normal" fo:font-weight="normal" officeooo:rsid="001b6029" style:font-weight-asian="normal" style:font-name-complex="Verdana" style:font-weight-complex="normal"/>
    </style:style>
    <style:style style:name="T168" style:family="text">
      <style:text-properties fo:font-variant="normal" fo:text-transform="none" fo:color="#000000" style:text-position="super 58%"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169" style:family="text">
      <style:text-properties fo:font-variant="normal" fo:text-transform="none" fo:color="#000000" style:text-position="super 58%" style:font-name="Verdana" fo:font-size="10pt" fo:letter-spacing="normal" fo:font-style="normal" fo:font-weight="normal" officeooo:rsid="0022fe93" style:font-size-asian="10pt" style:font-weight-asian="normal" style:font-name-complex="Verdana" style:font-size-complex="10pt" style:font-weight-complex="normal"/>
    </style:style>
    <style:style style:name="T170" style:family="text">
      <style:text-properties fo:font-variant="normal" fo:text-transform="none" fo:color="#000000" style:text-position="super 58%" style:font-name="Verdana" fo:font-size="10pt" fo:letter-spacing="normal" fo:font-style="normal" fo:font-weight="normal" officeooo:rsid="0078ff50" style:font-size-asian="10pt" style:font-weight-asian="normal" style:font-name-complex="Verdana" style:font-size-complex="10pt" style:font-weight-complex="normal"/>
    </style:style>
    <style:style style:name="T171" style:family="text">
      <style:text-properties fo:font-variant="normal" fo:text-transform="none" fo:color="#000000" style:text-position="super 58%" style:font-name="Verdana" fo:font-size="10pt" fo:letter-spacing="normal" fo:font-style="normal" fo:font-weight="normal" officeooo:rsid="006b2902" style:font-size-asian="10pt" style:font-name-complex="Verdana" style:font-size-complex="10pt"/>
    </style:style>
    <style:style style:name="T172" style:family="text">
      <style:text-properties fo:font-variant="normal" fo:text-transform="none" fo:color="#000000" style:text-position="super 58%" style:font-name="Verdana" fo:font-size="10pt" fo:letter-spacing="normal" fo:font-style="normal" fo:font-weight="normal" officeooo:rsid="007098e0" style:font-size-asian="10pt" style:font-name-complex="Verdana" style:font-size-complex="10pt"/>
    </style:style>
    <style:style style:name="T173" style:family="text">
      <style:text-properties fo:font-variant="normal" fo:text-transform="none" fo:color="#000000" style:text-position="super 58%" style:font-name="Verdana" fo:font-size="10pt" fo:letter-spacing="normal" fo:font-style="normal" fo:font-weight="normal" officeooo:rsid="006ba58c" style:font-size-asian="10pt" style:font-name-complex="Verdana" style:font-size-complex="10pt"/>
    </style:style>
    <style:style style:name="T174" style:family="text">
      <style:text-properties fo:font-variant="normal" fo:text-transform="none" fo:color="#000000" style:text-position="super 58%" style:font-name="Verdana" fo:font-size="10pt" fo:letter-spacing="normal" fo:font-style="normal" fo:font-weight="normal" officeooo:rsid="0022fe93" style:font-size-asian="10pt" style:font-weight-asian="bold" style:font-name-complex="Verdana" style:font-size-complex="10pt" style:font-weight-complex="bold"/>
    </style:style>
    <style:style style:name="T175" style:family="text">
      <style:text-properties fo:font-variant="normal" fo:text-transform="none" fo:color="#000000" style:text-position="super 58%" style:font-name="Verdana" fo:font-size="10pt" fo:letter-spacing="normal" fo:font-weight="normal" officeooo:rsid="00723bbe" style:font-size-asian="10pt" style:font-name-complex="Verdana" style:font-size-complex="10pt"/>
    </style:style>
    <style:style style:name="T176" style:family="text">
      <style:text-properties fo:font-variant="normal" fo:text-transform="none" fo:color="#000000" style:text-position="super 58%" style:font-name="Verdana" fo:letter-spacing="normal" fo:font-style="normal" fo:font-weight="bold" officeooo:rsid="0022fe93" style:font-weight-asian="bold" style:font-name-complex="Verdana" style:font-weight-complex="bold"/>
    </style:style>
    <style:style style:name="T177" style:family="text">
      <style:text-properties fo:font-variant="normal" fo:text-transform="none" fo:color="#000000" style:text-position="super 58%" style:font-name="Verdana" fo:letter-spacing="normal" fo:font-style="normal" fo:font-weight="normal" officeooo:rsid="001b6029" style:font-weight-asian="normal" style:font-name-complex="Verdana" style:font-weight-complex="normal"/>
    </style:style>
    <style:style style:name="T178" style:family="text">
      <style:text-properties fo:font-variant="normal" fo:text-transform="none" fo:color="#000000" style:text-position="0% 100%" style:font-name="Verdana" fo:font-size="10pt" fo:letter-spacing="normal" fo:font-style="normal" fo:font-weight="normal" officeooo:rsid="0022fe93" style:font-size-asian="10pt" style:font-weight-asian="bold" style:font-name-complex="Verdana" style:font-size-complex="10pt" style:font-weight-complex="bold"/>
    </style:style>
    <style:style style:name="T179" style:family="text">
      <style:text-properties fo:font-variant="normal" fo:text-transform="none" fo:color="#000000" style:text-position="0% 100%" style:font-name="Verdana" fo:font-size="10pt" fo:letter-spacing="normal" fo:font-style="normal" fo:font-weight="normal" officeooo:rsid="0030425c" style:font-size-asian="10pt" style:font-weight-asian="bold" style:font-name-complex="Verdana" style:font-size-complex="10pt" style:font-weight-complex="bold"/>
    </style:style>
    <style:style style:name="T180" style:family="text">
      <style:text-properties fo:font-variant="normal" fo:text-transform="none" fo:color="#000000" style:text-position="0% 100%" style:font-name="Verdana" fo:font-size="10pt" fo:letter-spacing="normal" fo:font-style="normal" fo:font-weight="normal" officeooo:rsid="00348fea" style:font-size-asian="10pt" style:font-weight-asian="bold" style:font-name-complex="Verdana" style:font-size-complex="10pt" style:font-weight-complex="bold"/>
    </style:style>
    <style:style style:name="T181"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82"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83"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84"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85" style:family="text">
      <style:text-properties fo:font-variant="normal" fo:text-transform="none" fo:color="#000000" style:text-position="0% 100%" style:font-name="Verdana" fo:font-size="10pt" fo:letter-spacing="normal" fo:font-style="normal" officeooo:rsid="001c26f3" style:font-size-asian="10pt" style:font-name-complex="Verdana" style:font-size-complex="10pt"/>
    </style:style>
    <style:style style:name="T186" style:family="text">
      <style:text-properties fo:font-variant="normal" fo:text-transform="none" fo:color="#000000" style:text-position="0% 100%" style:font-name="Verdana1" fo:font-size="10pt" fo:letter-spacing="normal" fo:font-style="normal" fo:font-weight="normal" officeooo:rsid="0020fc33" style:font-size-asian="10pt" style:font-weight-asian="normal" style:font-name-complex="Verdana" style:font-size-complex="10pt" style:font-weight-complex="normal"/>
    </style:style>
    <style:style style:name="T187" style:family="text">
      <style:text-properties fo:font-variant="normal" fo:text-transform="none" fo:color="#000000" style:text-position="0% 100%" style:font-name="Verdana1" fo:font-size="10pt" fo:letter-spacing="normal" fo:font-style="normal" fo:font-weight="normal" officeooo:rsid="0033cc47" style:font-size-asian="10pt" style:font-weight-asian="normal" style:font-name-complex="Verdana" style:font-size-complex="10pt" style:font-weight-complex="normal"/>
    </style:style>
    <style:style style:name="T188" style:family="text">
      <style:text-properties fo:font-variant="normal" fo:text-transform="none" fo:color="#000000" style:text-position="0% 100%" style:font-name="Verdana1" fo:font-size="10pt" fo:letter-spacing="normal" fo:font-style="normal" fo:font-weight="normal" officeooo:rsid="0068de33" style:font-size-asian="10pt" style:font-weight-asian="normal" style:font-name-complex="Verdana" style:font-size-complex="10pt" style:font-weight-complex="normal"/>
    </style:style>
    <style:style style:name="T189" style:family="text">
      <style:text-properties fo:font-variant="normal" fo:text-transform="none" fo:color="#000000" style:text-position="0% 100%" style:font-name="Verdana1" fo:font-size="10pt" fo:letter-spacing="normal" fo:font-style="normal" fo:font-weight="normal" officeooo:rsid="0022fe93" style:font-size-asian="10pt" style:font-weight-asian="normal" style:font-name-complex="Verdana" style:font-size-complex="10pt" style:font-weight-complex="normal"/>
    </style:style>
    <style:style style:name="T190" style:family="text">
      <style:text-properties fo:font-variant="normal" fo:text-transform="none" fo:color="#000000" style:text-position="0% 100%" style:font-name="Verdana1" fo:font-size="10pt" fo:letter-spacing="normal" fo:font-style="normal" fo:font-weight="normal" officeooo:rsid="0030425c" style:font-size-asian="10pt" style:font-weight-asian="normal" style:font-name-complex="Verdana" style:font-size-complex="10pt" style:font-weight-complex="normal"/>
    </style:style>
    <style:style style:name="T191" style:family="text">
      <style:text-properties fo:font-variant="normal" fo:text-transform="none" fo:color="#000000" style:text-position="0% 100%" style:font-name="Verdana1" fo:font-size="10pt" fo:letter-spacing="normal" fo:font-style="normal" fo:font-weight="normal" officeooo:rsid="00348fea" style:font-size-asian="10pt" style:font-weight-asian="normal" style:font-name-complex="Verdana" style:font-size-complex="10pt" style:font-weight-complex="normal"/>
    </style:style>
    <style:style style:name="T192" style:family="text">
      <style:text-properties fo:font-variant="normal" fo:text-transform="none" fo:color="#000000" style:text-position="0% 100%" style:font-name="Verdana1" fo:font-size="10pt" fo:letter-spacing="normal" fo:font-style="normal" fo:font-weight="normal" officeooo:rsid="006f2f0f" style:font-size-asian="10pt" style:font-weight-asian="normal" style:font-name-complex="Verdana" style:font-size-complex="10pt" style:font-weight-complex="normal"/>
    </style:style>
    <style:style style:name="T193"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194"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195"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196"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197"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198"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199"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200" style:family="text">
      <style:text-properties fo:font-variant="normal" fo:text-transform="none" fo:color="#000000" fo:letter-spacing="normal" fo:font-style="normal"/>
    </style:style>
    <style:style style:name="T201" style:family="text">
      <style:text-properties fo:font-variant="normal" fo:text-transform="none" fo:color="#000000" fo:letter-spacing="normal" fo:font-style="normal" officeooo:rsid="00756610"/>
    </style:style>
    <style:style style:name="T202" style:family="text">
      <style:text-properties fo:font-variant="normal" fo:text-transform="none" fo:color="#000000" fo:letter-spacing="normal" fo:font-style="normal" fo:font-weight="normal"/>
    </style:style>
    <style:style style:name="T203" style:family="text">
      <style:text-properties fo:font-variant="normal" fo:text-transform="none" fo:color="#000000" fo:letter-spacing="normal" fo:font-style="normal" officeooo:rsid="00a48003"/>
    </style:style>
    <style:style style:name="T204" style:family="text">
      <style:text-properties fo:font-variant="normal" fo:text-transform="none" fo:color="#000000" style:font-name="sans-serif" fo:font-size="9pt" fo:letter-spacing="normal" fo:font-style="normal"/>
    </style:style>
    <style:style style:name="T205" style:family="text">
      <style:text-properties fo:font-variant="normal" fo:text-transform="none" fo:color="#000000" style:font-name="sans-serif" fo:font-size="9pt" fo:letter-spacing="normal" fo:font-style="italic"/>
    </style:style>
    <style:style style:name="T206"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207" style:family="text">
      <style:text-properties fo:font-variant="normal" fo:text-transform="none" fo:color="#000080" fo:font-size="14pt" fo:letter-spacing="normal" fo:font-style="normal" fo:font-weight="normal"/>
    </style:style>
    <style:style style:name="T208" style:family="text">
      <style:text-properties fo:font-variant="normal" fo:text-transform="none" fo:color="#3b3835" fo:letter-spacing="normal" fo:font-style="normal" fo:font-weight="normal"/>
    </style:style>
    <style:style style:name="T209" style:family="text">
      <style:text-properties fo:font-variant="normal" fo:text-transform="none" fo:color="#3b3835" fo:letter-spacing="normal" fo:font-style="normal" fo:font-weight="normal" officeooo:rsid="00dc956b"/>
    </style:style>
    <style:style style:name="T210" style:family="text">
      <style:text-properties fo:color="#000000" style:font-name="Verdana" fo:font-size="10pt" style:font-size-asian="10pt" style:font-name-complex="Verdana" style:font-size-complex="10pt"/>
    </style:style>
    <style:style style:name="T211" style:family="text">
      <style:text-properties fo:color="#000000" style:font-name="Verdana" fo:font-size="10pt" officeooo:rsid="000c532e" style:font-size-asian="10pt" style:font-name-complex="Verdana" style:font-size-complex="10pt"/>
    </style:style>
    <style:style style:name="T212" style:family="text">
      <style:text-properties officeooo:rsid="000c532e"/>
    </style:style>
    <style:style style:name="T213" style:family="text">
      <style:text-properties officeooo:rsid="0016f191"/>
    </style:style>
    <style:style style:name="T214" style:family="text">
      <style:text-properties officeooo:rsid="00189878"/>
    </style:style>
    <style:style style:name="T215" style:family="text">
      <style:text-properties style:font-weight-asian="normal" style:font-weight-complex="normal"/>
    </style:style>
    <style:style style:name="T216" style:family="text">
      <style:text-properties officeooo:rsid="000a3927" style:font-weight-asian="normal" style:font-weight-complex="normal"/>
    </style:style>
    <style:style style:name="T217" style:family="text">
      <style:text-properties officeooo:rsid="009e3ee7" style:font-weight-asian="normal" style:font-weight-complex="normal"/>
    </style:style>
    <style:style style:name="T218" style:family="text">
      <style:text-properties officeooo:rsid="0022fe93"/>
    </style:style>
    <style:style style:name="T219" style:family="text">
      <style:text-properties officeooo:rsid="00348fea"/>
    </style:style>
    <style:style style:name="T220" style:family="text">
      <style:text-properties officeooo:rsid="0054ec58"/>
    </style:style>
    <style:style style:name="T221" style:family="text">
      <style:text-properties officeooo:rsid="00476d09"/>
    </style:style>
    <style:style style:name="T222" style:family="text">
      <style:text-properties officeooo:rsid="0056ef7d"/>
    </style:style>
    <style:style style:name="T223" style:family="text">
      <style:text-properties officeooo:rsid="0057e458"/>
    </style:style>
    <style:style style:name="T224" style:family="text">
      <style:text-properties fo:font-weight="bold" style:font-weight-asian="bold" style:font-weight-complex="bold"/>
    </style:style>
    <style:style style:name="T225" style:family="text">
      <style:text-properties officeooo:rsid="005ff952"/>
    </style:style>
    <style:style style:name="T226" style:family="text">
      <style:text-properties officeooo:rsid="00619118"/>
    </style:style>
    <style:style style:name="T227" style:family="text">
      <style:text-properties officeooo:rsid="0063feb7"/>
    </style:style>
    <style:style style:name="T228" style:family="text">
      <style:text-properties officeooo:rsid="0068523c"/>
    </style:style>
    <style:style style:name="T229" style:family="text">
      <style:text-properties officeooo:rsid="0068de33"/>
    </style:style>
    <style:style style:name="T230" style:family="text">
      <style:text-properties officeooo:rsid="006f2f0f"/>
    </style:style>
    <style:style style:name="T231" style:family="text">
      <style:text-properties officeooo:rsid="000a3927"/>
    </style:style>
    <style:style style:name="T232" style:family="text">
      <style:text-properties style:text-underline-style="solid" style:text-underline-width="auto" style:text-underline-color="font-color"/>
    </style:style>
    <style:style style:name="T233"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234" style:family="text">
      <style:text-properties style:text-underline-style="solid" style:text-underline-width="auto" style:text-underline-color="font-color" officeooo:rsid="001c26f3" style:font-style-asian="italic" style:font-style-complex="italic"/>
    </style:style>
    <style:style style:name="T235" style:family="text">
      <style:text-properties officeooo:rsid="007d84e4"/>
    </style:style>
    <style:style style:name="T236" style:family="text">
      <style:text-properties officeooo:rsid="007dc076"/>
    </style:style>
    <style:style style:name="T237" style:family="text">
      <style:text-properties officeooo:rsid="00416bb9"/>
    </style:style>
    <style:style style:name="T238" style:family="text">
      <style:text-properties fo:font-weight="normal" officeooo:rsid="009db54f" style:font-weight-asian="normal" style:font-weight-complex="normal"/>
    </style:style>
    <style:style style:name="T239" style:family="text">
      <style:text-properties officeooo:rsid="0082cd6e"/>
    </style:style>
    <style:style style:name="T240" style:family="text">
      <style:text-properties officeooo:rsid="0095ca6b"/>
    </style:style>
    <style:style style:name="T241" style:family="text">
      <style:text-properties officeooo:rsid="00968bea"/>
    </style:style>
    <style:style style:name="T242" style:family="text">
      <style:text-properties officeooo:rsid="0097bf9a"/>
    </style:style>
    <style:style style:name="T243" style:family="text">
      <style:text-properties officeooo:rsid="009a5fb4"/>
    </style:style>
    <style:style style:name="T244" style:family="text">
      <style:text-properties officeooo:rsid="009db54f"/>
    </style:style>
    <style:style style:name="T245" style:family="text">
      <style:text-properties officeooo:rsid="009e3ee7"/>
    </style:style>
    <style:style style:name="T246" style:family="text">
      <style:text-properties officeooo:rsid="00a48003"/>
    </style:style>
    <style:style style:name="T247" style:family="text">
      <style:text-properties officeooo:rsid="00abf54e"/>
    </style:style>
    <style:style style:name="T248" style:family="text">
      <style:text-properties officeooo:rsid="00af15be"/>
    </style:style>
    <style:style style:name="T249" style:family="text">
      <style:text-properties officeooo:rsid="00b3664c"/>
    </style:style>
    <style:style style:name="T250" style:family="text">
      <style:text-properties officeooo:rsid="00b631d4"/>
    </style:style>
    <style:style style:name="T251" style:family="text">
      <style:text-properties fo:font-style="italic" style:font-style-asian="italic" style:font-style-complex="italic"/>
    </style:style>
    <style:style style:name="T252" style:family="text">
      <style:text-properties fo:font-style="italic" officeooo:rsid="00b8d92f" style:font-style-asian="italic" style:font-style-complex="italic"/>
    </style:style>
    <style:style style:name="T253" style:family="text">
      <style:text-properties fo:font-style="italic" officeooo:rsid="00bbf372" style:font-style-asian="italic" style:font-style-complex="italic"/>
    </style:style>
    <style:style style:name="T254" style:family="text">
      <style:text-properties fo:font-style="italic" style:text-underline-style="solid" style:text-underline-width="auto" style:text-underline-color="font-color" style:font-style-asian="italic" style:font-style-complex="italic"/>
    </style:style>
    <style:style style:name="T255" style:family="text">
      <style:text-properties fo:font-style="italic" style:text-underline-style="solid" style:text-underline-width="auto" style:text-underline-color="font-color" officeooo:rsid="00bbf372" style:font-style-asian="italic" style:font-style-complex="italic"/>
    </style:style>
    <style:style style:name="T256" style:family="text">
      <style:text-properties fo:font-style="italic" style:text-underline-style="none" style:font-style-asian="italic" style:font-style-complex="italic"/>
    </style:style>
    <style:style style:name="T257" style:family="text">
      <style:text-properties fo:font-style="italic" style:text-underline-style="none" officeooo:rsid="00b967ae" style:font-style-asian="italic" style:font-style-complex="italic"/>
    </style:style>
    <style:style style:name="T258" style:family="text">
      <style:text-properties fo:font-style="italic" style:text-underline-style="none" officeooo:rsid="00b98a68" style:font-style-asian="italic" style:font-style-complex="italic"/>
    </style:style>
    <style:style style:name="T259" style:family="text">
      <style:text-properties fo:font-style="italic" style:text-underline-style="none" officeooo:rsid="00ba021d" style:font-style-asian="italic" style:font-style-complex="italic"/>
    </style:style>
    <style:style style:name="T260" style:family="text">
      <style:text-properties fo:font-style="italic" style:text-underline-style="none" officeooo:rsid="00bbf372" style:font-style-asian="italic" style:font-style-complex="italic"/>
    </style:style>
    <style:style style:name="T261" style:family="text">
      <style:text-properties fo:font-style="italic" style:text-underline-style="none" officeooo:rsid="00be2e21" style:font-style-asian="italic" style:font-style-complex="italic"/>
    </style:style>
    <style:style style:name="T262" style:family="text">
      <style:text-properties style:text-underline-style="none"/>
    </style:style>
    <style:style style:name="T263" style:family="text">
      <style:text-properties style:text-underline-style="none" officeooo:rsid="001c26f3"/>
    </style:style>
    <style:style style:name="T264" style:family="text">
      <style:text-properties style:text-underline-style="none" officeooo:rsid="00b967ae"/>
    </style:style>
    <style:style style:name="T265" style:family="text">
      <style:text-properties style:text-underline-style="none" officeooo:rsid="00b98a68"/>
    </style:style>
    <style:style style:name="T266" style:family="text">
      <style:text-properties style:text-underline-style="none" style:font-style-asian="normal" style:font-style-complex="normal"/>
    </style:style>
    <style:style style:name="T267" style:family="text">
      <style:text-properties style:text-underline-style="none" officeooo:rsid="00b98a68" style:font-style-asian="normal" style:font-style-complex="normal"/>
    </style:style>
    <style:style style:name="T268" style:family="text">
      <style:text-properties style:text-underline-style="none" officeooo:rsid="00bbf372"/>
    </style:style>
    <style:style style:name="T269" style:family="text">
      <style:text-properties style:text-underline-style="none" officeooo:rsid="00c360fe"/>
    </style:style>
    <style:style style:name="T270" style:family="text">
      <style:text-properties style:text-underline-style="none" officeooo:rsid="00c4c765"/>
    </style:style>
    <style:style style:name="T271" style:family="text">
      <style:text-properties style:text-underline-style="none" officeooo:rsid="00c5cca5"/>
    </style:style>
    <style:style style:name="T272" style:family="text">
      <style:text-properties style:text-underline-style="none" officeooo:rsid="00d3d6f2"/>
    </style:style>
    <style:style style:name="T273" style:family="text">
      <style:text-properties style:text-underline-style="none" officeooo:rsid="00da9e87"/>
    </style:style>
    <style:style style:name="T274" style:family="text">
      <style:text-properties officeooo:rsid="00c4c765"/>
    </style:style>
    <style:style style:name="T275" style:family="text">
      <style:text-properties fo:font-size="12pt" officeooo:rsid="00b3664c" style:font-size-asian="12pt" style:font-size-complex="12pt"/>
    </style:style>
    <style:style style:name="T276" style:family="text">
      <style:text-properties officeooo:rsid="00c7bd06"/>
    </style:style>
    <style:style style:name="T277" style:family="text">
      <style:text-properties fo:font-style="normal"/>
    </style:style>
    <style:style style:name="T278" style:family="text">
      <style:text-properties fo:font-style="normal" style:text-underline-style="none" officeooo:rsid="001c26f3" style:font-style-asian="normal" style:font-style-complex="normal"/>
    </style:style>
    <style:style style:name="T279" style:family="text">
      <style:text-properties fo:font-style="normal" style:text-underline-style="solid" style:text-underline-width="auto" style:text-underline-color="font-color" officeooo:rsid="001c26f3" style:font-style-asian="normal" style:font-style-complex="normal"/>
    </style:style>
    <style:style style:name="T280" style:family="text">
      <style:text-properties officeooo:rsid="00cd2bc3"/>
    </style:style>
    <style:style style:name="T281" style:family="text">
      <style:text-properties fo:color="#000080" fo:font-size="14pt"/>
    </style:style>
    <style:style style:name="T282" style:family="text">
      <style:text-properties officeooo:rsid="00cf0fe3"/>
    </style:style>
    <style:style style:name="T283" style:family="text">
      <style:text-properties officeooo:rsid="001c26f3" style:font-style-asian="italic" style:font-style-complex="italic"/>
    </style:style>
    <style:style style:name="T284" style:family="text">
      <style:text-properties officeooo:rsid="00d82ecf"/>
    </style:style>
    <style:style style:name="T285" style:family="text">
      <style:text-properties officeooo:rsid="00d8e61c"/>
    </style:style>
    <style:style style:name="T286" style:family="text">
      <style:text-properties style:font-name="Times New Roman"/>
    </style:style>
    <style:style style:name="T287" style:family="text">
      <style:text-properties style:font-name="Times New Roman" fo:font-style="normal"/>
    </style:style>
    <style:style style:name="T288" style:family="text">
      <style:text-properties style:font-name="Times New Roman" fo:font-style="normal" officeooo:rsid="00d8e61c"/>
    </style:style>
    <style:style style:name="T289" style:family="text">
      <style:text-properties style:font-name="Times New Roman" fo:font-style="normal" officeooo:rsid="00da9e87"/>
    </style:style>
    <style:style style:name="T290" style:family="text">
      <style:text-properties officeooo:rsid="00da9e87"/>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7">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5"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FACT<text:span text:style-name="T37">©</text:span>: <text:span text:style-name="T213">Foundation for Analysis through Critical Thinking</text:span></text:p>
      <text:p text:style-name="P131"><text:span text:style-name="T101">The primary goal of mathematics teaching and learning </text:span><text:span text:style-name="T102">is </text:span><text:span text:style-name="T101">to develop the ability to solve a wide variety of complex mathematics problems. According to the National Council of Supervisors of Mathematics</text:span><text:span text:style-name="T168">1</text:span><text:span text:style-name="T101"> “learning to solve problems is the principal reason for studying mathematics.” Too often </text:span><text:span text:style-name="T102">math </text:span><text:span text:style-name="T101">instruction emphasizes problem solving techniques and strategies that are </text:span><text:span text:style-name="T102">specific </text:span><text:span text:style-name="T101">to </text:span><text:span text:style-name="T102">each type of problem students are asked to solve. They ultimately memorize a vast and disconnected number of facts, routines, and procedures that overwhelm students, and as soon as they encounter new material students quickly forget nor make the connections needed to flexibly apply past experiences to new content</text:span><text:span text:style-name="T101">. </text:span><text:span text:style-name="T107">As Richard Paul states:</text:span></text:p>
      <text:p text:style-name="P274"><text:tab/>“We have armies of people who hate math. In other words, we commonly teach students math in <text:tab/>such a way that they come to hate it; in such a way that they don't want to take another course <text:tab/>in math if they can possibly avoid it.<text:line-break/><text:line-break/><text:tab/>And so the lecturing continues — chapter one, chapter two, chapter three, concept, concept, <text:tab/>concept.... And in the mind of the student, all these various concepts are simply there as <text:tab/>something to remember. "What did you say we do on this problem?... Invert and multiply, invert <text:tab/>and multiply... Why do we invert and multiply... I don't know, you didn't say what."  And so <text:tab/>what we do is give the students standard formulas, standard questions that can be answered <text:tab/>with standard procedures and move on even if they don't understand the procedures they do. It <text:tab/>is enough that they can give a correct answer. But if you modify the problem so that it's slightly <text:tab/>different, the student can't do it. Furthermore, if you test them one month, two months, three <text:tab/>months after the class is completed, you'll find that very little of what was covered in the class is <text:tab/>still in the mind of the students.<text:line-break/><text:line-break/><text:tab/>But, for those who think within the field well, this is what the field looks like: They see the parts <text:tab/>relating to the whole, and realize that to understand the part, you first need to look at and <text:tab/>understand the whole. They look at the whole from the point of view of the part. They  look at <text:tab/>the part from the point of view of the whole. Making sense?  Okay, let's add another idea. <text:tab/>Here's another part. Let's see how it fits into the whole. Now let's look at what the whole looks <text:tab/>like with this part in it.  Whole .. part ... whole ... part ... whole ... part.”</text:p>
      <text:p text:style-name="P128"><text:bookmark text:name="content"/></text:p>
      <text:p text:style-name="P125"/>
      <text:p text:style-name="P131"><text:span text:style-name="T102">There is a way </text:span><text:span text:style-name="T107">to teach mathematics that facilitates the type of learning envisioned by Richard Paul</text:span><text:span text:style-name="T102">. </text:span><text:span text:style-name="T101">It is the goal of The Center </text:span><text:span text:style-name="T102">of Mathematical Coaching and Consulting </text:span><text:span text:style-name="T101">to provide instruction that develops problem solving techniques useful in many tasks and within that context </text:span><text:span text:style-name="T104">teach</text:span><text:span text:style-name="T101"> strategies and techniques useful for </text:span><text:span text:style-name="T106">all</text:span><text:span text:style-name="T101"> categorizes of mathematics problem solving </text:span><text:span text:style-name="T106">and learning</text:span><text:span text:style-name="T101">. <text:s/></text:span></text:p>
      <text:p text:style-name="P129"><text:span text:style-name="T149">FACT</text:span><text:span text:style-name="T167">©</text:span><text:span text:style-name="T148"> </text:span><text:span text:style-name="T149">is a research-based model </text:span><text:span text:style-name="T148">for </text:span><text:span text:style-name="T149">problem solving and is grounded on the concept of what researchers in mathematics, education, psychology, and other fields refer to as </text:span><text:span text:style-name="T148">metacognition: </text:span><text:span text:style-name="T150">one's ability to </text:span><text:span text:style-name="T148">assess and monitor </text:span><text:span text:style-name="T150">his/her own </text:span><text:span text:style-name="T148">thinking in order to make thinking better—more clear, more accurate, more </text:span><text:span text:style-name="T155">logical</text:span><text:span text:style-name="T148">. </text:span><text:span text:style-name="T150">Improving students' metacognition results in </text:span><text:span text:style-name="T148">self-directed, self-disciplined, self-monitored, and self-corrective thinking. It presupposes </text:span><text:span text:style-name="T150">applying </text:span><text:span text:style-name="T155">consistent strategies and </text:span><text:span text:style-name="T148">standards </text:span><text:span text:style-name="T150">to our thinking</text:span><text:span text:style-name="T148"> and </text:span><text:span text:style-name="T156">thoughtful</text:span><text:span text:style-name="T148"> command of their use. Current literature in mathematics and science education supports an emphasis on metacognition for all levels of </text:span><text:span text:style-name="T155">learning from </text:span><text:span text:style-name="T148">arithmetic, <text:s/>through calculus and beyond. </text:span></text:p>
      <text:p text:style-name="P129"><text:span text:style-name="T155">In essence, </text:span><text:span text:style-name="T150">FACT</text:span><text:span text:style-name="T177">©</text:span><text:span text:style-name="T148"> focuses on </text:span><text:span text:style-name="T150">strategies </text:span><text:span text:style-name="T148">which develops students’ metacognitive skills. </text:span><text:span text:style-name="T151">Results from a number of studies demonstrate that learning metacognitive problem-solving processes </text:span><text:span text:style-name="T152">is</text:span><text:span text:style-name="T151"> useful in mathematics and other subjects. As students </text:span><text:span text:style-name="T153">master</text:span><text:span text:style-name="T151"> </text:span><text:span text:style-name="T153">metacognitive strategies</text:span><text:span text:style-name="T151">, they often </text:span><text:soft-page-break/><text:span text:style-name="T151">develop and discover their own problem solving strategies and become adept at using them </text:span><text:span text:style-name="T153">with greater </text:span><text:span text:style-name="T151">confidence in tackling problem-solving tasks in any situation </text:span><text:span text:style-name="T153">with</text:span><text:span text:style-name="T151"> enhanc</text:span><text:span text:style-name="T153">ed</text:span><text:span text:style-name="T151"> reasoning skill</text:span><text:span text:style-name="T153">s. In particular, a study conducted by Kramarski, Weisse, and Kolsher (2003) investigated the effects of self metacognitive questioning training on students' (a) mathematical problem solving; (b) mathematical anxiety; and (c) on problem solving and anxiety of mathematics of higher and lower achievers.</text:span><text:span text:style-name="T154"> Findings indicated that the metacognitively trained students gained more than the control students in mathematical problem-solving performance. In addition, the metacognitively trained students reduced their mathematical anxiety more than control group students. </text:span><text:span text:style-name="T151"><text:s/></text:span></text:p>
      <text:p text:style-name="P210"><text:span text:style-name="T186">Problem solving and learning mathematics is dualistic in that very specific problem solving processes (graph</text:span><text:span text:style-name="T192">ing, drawing,</text:span><text:span text:style-name="T187"> </text:span><text:span text:style-name="T188">factor</text:span><text:span text:style-name="T192">ing</text:span><text:span text:style-name="T186">, </text:span><text:span text:style-name="T192">applying formulas and theorems, </text:span><text:span text:style-name="T186">etc.) need to be employed and students </text:span><text:span text:style-name="T189">also </text:span><text:span text:style-name="T186">need to constantly build on previously learned content. However, neit</text:span><text:span text:style-name="T189">h</text:span><text:span text:style-name="T186">er alone </text:span><text:span text:style-name="T189">is sufficient for learning new ideas or s</text:span><text:span text:style-name="T186">olv</text:span><text:span text:style-name="T189">ing</text:span><text:span text:style-name="T186"> new p</text:span><text:span text:style-name="T189">roblems</text:span><text:span text:style-name="T186">. Effective problem solving requires the </text:span><text:span text:style-name="T190">systematic </text:span><text:span text:style-name="T186">integration of </text:span><text:span text:style-name="T190">problem solving process and content knowledge </text:span><text:span text:style-name="T188">through </text:span><text:span text:style-name="T190">applying</text:span><text:span text:style-name="T189"> a </text:span><text:span text:style-name="T187">metacognitive approach </text:span><text:span text:style-name="T191">for guiding students' thinking for successful learning</text:span><text:span text:style-name="T178">. </text:span><text:span text:style-name="T179">The Center </text:span><text:span text:style-name="T180">for Mathematical Coaching and Consulting </text:span><text:span text:style-name="T179">teaches its clients/students how to use </text:span><text:span text:style-name="T178">FACT</text:span><text:span text:style-name="T174">@ </text:span><text:span text:style-name="T186">as a </text:span><text:span text:style-name="T191">metacognitive </text:span><text:span text:style-name="T186">learning tool, as if it were a math concept, as new content is covered. Teaching one component of the model at a time </text:span><text:span text:style-name="T189">while </text:span><text:span text:style-name="T186">giving students probl</text:span><text:span text:style-name="T189">e</text:span><text:span text:style-name="T186">ms that can be solved </text:span><text:span text:style-name="T189">using </text:span><text:span text:style-name="T190">each</text:span><text:span text:style-name="T189"> </text:span><text:span text:style-name="T186">component </text:span><text:span text:style-name="T190">of the model </text:span><text:span text:style-name="T189">allows students </text:span><text:span text:style-name="T190">to </text:span><text:span text:style-name="T189">internalize important metacognitive skills while they are learning math</text:span><text:span text:style-name="T186">. </text:span></text:p>
      <text:p text:style-name="P207"><text:span text:style-name="T58">D</text:span><text:span text:style-name="T56">ua</text:span><text:span text:style-name="T57">l</text:span><text:span text:style-name="T56">ity of Problems Solving and Learning Mathematics</text:span></text:p>
      <text:p text:style-name="P4"><draw:rect text:anchor-type="paragraph" draw:z-index="0" draw:style-name="gr1" draw:text-style-name="P333" svg:width="1.5724in" svg:height="0.6343in" svg:x="0.3465in" svg:y="0.111in"><text:p text:style-name="P333">Problem Solving</text:p><text:p text:style-name="P333"><text:s/>Processes</text:p></draw:rect><draw:rect text:anchor-type="paragraph" draw:z-index="2" draw:style-name="gr2" draw:text-style-name="P333" svg:width="0.0571in" svg:height="0.0571in" svg:x="3.3201in" svg:y="0.2154in"><text:p/></draw:rect><draw:rect text:anchor-type="paragraph" draw:z-index="3" draw:style-name="gr1" draw:text-style-name="P333" svg:width="1.6098in" svg:height="0.5878in" svg:x="3.3016in" svg:y="0.0819in"><text:p text:style-name="P333">Knowledge of Content</text:p></draw:rect></text:p>
      <text:p text:style-name="P4"><draw:rect text:anchor-type="paragraph" draw:z-index="1" draw:style-name="gr2" draw:text-style-name="P333"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text:tab/><text:tab/><text:tab/><text:tab/></text:p>
      <text:p text:style-name="P5"><text:tab/><text:tab/> <text:s text:c="5"/><text:span text:style-name="T218">FACT</text:span><text:span text:style-name="T41">@ </text:span><text:span text:style-name="T60">= Metacogniti</text:span><text:span text:style-name="T61">ve Strategies</text:span><text:span text:style-name="T60"> </text:span></text:p>
      <text:list xml:id="list1850275976300158259" text:style-name="L16">
        <text:list-header>
          <text:p text:style-name="P284"><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1"/>
      <text:p text:style-name="P123"/>
      <text:p text:style-name="P123">For students to learn mathematics they must initially internalize the concept, then apply the concept to a problem <text:span text:style-name="T230">and</text:span> <text:span text:style-name="T230">appreciate </text:span>the value of understanding the new idea. At the same time, they need to evaluate how well they are internalizing and applying the content they are asked to learn. Students need a meaningful way to practice evaluating their work. Too often students are not given an opportunity to evaluate, to think about what they are studying and rely on memorization and blindly following a set of rules, <text:span text:style-name="T239">as described by Paul earlier,</text:span> for learning how to solve a particular problem. Students need to learn to assess what they are doing, become more aware of when things seem <text:span text:style-name="T229">unclear o</text:span>r off track, when they need an example <text:span text:style-name="T229">and coaching</text:span>, and when their solutions are just not working. It is the purpose to the Center to equip students with strategies to assess their abilities and gain greater control of their own learning. <text:span text:style-name="T215">FACT</text:span><text:span text:style-name="T42">© <text:s/></text:span>provides students a process for approaching a variety of problems they encounter. Because the importance of self-assessment <text:span text:style-name="T219">through metacognition </text:span>is so valuable to mathematics learning, it is important to use a solid approach for solving problems and learning new content. <text:span text:style-name="T230">After reviewing several studies involving problem solving instruction, Suydam</text:span><text:span text:style-name="T52">3</text:span><text:span text:style-name="T225"> concluded:</text:span></text:p>
      <text:p text:style-name="P123"/>
      <text:p text:style-name="P127"><text:span text:style-name="T225"><text:tab/>“if problem solving is treated as “apply the procedure, then the students try to follow these </text:span><text:soft-page-break/><text:span text:style-name="T225"><text:tab/>rules in subsequent problems.</text:span> If you teach problem solving as an approach, where you <text:tab/>must think and can apply anything that works, the students are likely to be less rigid.” </text:p>
      <text:p text:style-name="P127"><text:tab/>(p.104)</text:p>
      <text:p text:style-name="P126"/>
      <text:p text:style-name="P124">The Center applies method of teaching that may be used to accomplish the instructional goals of learning basic facts, concepts, and procedures, as well as goals for problem solving within a broad range of problem contexts..and focuses on the teaching and learning of mathematics through a holistic approach. <text:span text:style-name="T231">The result of these efforts has led to the development of an approach for teaching mathematics and problem solving that facilitates student learning at a deeper level that lead to better grades, higher levels of achievement, and reduced math anxiety. <text:s/></text:span></text:p>
      <text:p text:style-name="P3"/>
      <text:p text:style-name="P76"><text:span text:style-name="T147">O</text:span><text:span text:style-name="T144">verview of</text:span><text:span text:style-name="T145"> </text:span><text:span text:style-name="T144">F</text:span><text:span text:style-name="T146">ACT</text:span><text:span text:style-name="T176">@</text:span></text:p>
      <text:p text:style-name="P108"><text:span text:style-name="T91">The Center for Mathematical Coaching and Consulting (</text:span><text:span text:style-name="T90">MC</text:span><text:span text:style-name="T171">2</text:span><text:span text:style-name="T173">)</text:span><text:span text:style-name="T74"> </text:span><text:span text:style-name="T77">ha</text:span><text:span text:style-name="T91">s</text:span><text:span text:style-name="T77"> combined the</text:span><text:span text:style-name="T74"> </text:span><text:span text:style-name="T91">most prominent model for </text:span><text:span text:style-name="T74">critical thinking, </text:span><text:span text:style-name="T91">developed</text:span><text:span text:style-name="T74"> by the Foundation and Center for Critical Thinking (</text:span><text:a xlink:type="simple" xlink:href="http://www.criticalthinking.org/"><text:span text:style-name="T157">www.criticalthinking.org</text:span></text:a><text:span text:style-name="T74">), </text:span><text:span text:style-name="T77">with a more specific model for mathematical reasoning, developed by </text:span><text:span text:style-name="T92">renowned mathematician </text:span><text:span text:style-name="T77">George Polya, </text:span><text:span text:style-name="T91">to serve as </text:span><text:span text:style-name="T92">its</text:span><text:span text:style-name="T91"> foundation for </text:span><text:span text:style-name="T103">F</text:span><text:span text:style-name="T105">ACT</text:span><text:span text:style-name="T169">@</text:span><text:span text:style-name="T77">. </text:span><text:span text:style-name="T91">In addition, </text:span><text:span text:style-name="T92">several </text:span><text:span text:style-name="T91">best practices that have emerged from research on</text:span><text:span text:style-name="T79"> Polya's </text:span><text:span text:style-name="T91">model,</text:span><text:span text:style-name="T79"> </text:span><text:span text:style-name="T84">the field of cognitive psychology, </text:span><text:span text:style-name="T91">c</text:span><text:span text:style-name="T84">ognitive science, </text:span><text:span text:style-name="T91">and mathematics education are included in </text:span><text:span text:style-name="T92">the work of the Center</text:span><text:span text:style-name="T84">. </text:span></text:p>
      <text:p text:style-name="P108"><text:span text:style-name="T92">I</text:span><text:span text:style-name="T84">t i</text:span><text:span text:style-name="T92">s</text:span><text:span text:style-name="T84"> </text:span><text:span text:style-name="T92">the </text:span><text:span text:style-name="T84">goal of </text:span><text:span text:style-name="T90">MC</text:span><text:span text:style-name="T171">2</text:span><text:span text:style-name="T85"> </text:span><text:span text:style-name="T84">to </text:span><text:span text:style-name="T85">facilitate deep learning </text:span><text:span text:style-name="T92">and confident problem solvers. </text:span><text:span text:style-name="T86">It is imperative that students are moved from superficial understandings of mathematical content toward gaining an understand</text:span><text:span text:style-name="T92">ing</text:span><text:span text:style-name="T86"> of foundational knowledge. Unfortunately, most classroom teaching do</text:span><text:span text:style-name="T89">es</text:span><text:span text:style-name="T86"> not promote this type of understand and </text:span><text:span text:style-name="T89">have students</text:span><text:span text:style-name="T86"> blindly following a set of procedures to be memorized, practiced and habituated until students obtain the right answer that agrees with the answers found in the” back of the text book.” </text:span><text:span text:style-name="T89">Learning is further inhibited by</text:span><text:span text:style-name="T87"> pressure to cover a prescribed course syllabus; testing (or the absence of tests that measure processes); and student frustration. </text:span><text:span text:style-name="T88">After a student </text:span><text:span text:style-name="T89">moves on to new content or even </text:span><text:span text:style-name="T88">a </text:span><text:span text:style-name="T89">new </text:span><text:span text:style-name="T88">course, the research is quite clear, </text:span><text:span text:style-name="T89">that </text:span><text:span text:style-name="T88">within a few weeks they have forgotten what they learned and </text:span><text:span text:style-name="T89">too </text:span><text:span text:style-name="T88">often </text:span><text:span text:style-name="T89">they are </text:span><text:span text:style-name="T88">not prepared for college level work.</text:span></text:p>
      <text:p text:style-name="P88"/>
      <text:p text:style-name="P88"><text:s/></text:p>
      <text:p text:style-name="P117"><text:span text:style-name="T119">P</text:span><text:span text:style-name="T118">olya's Model for Mathematical Reasoning</text:span></text:p>
      <text:p text:style-name="P92"/>
      <text:p text:style-name="P109"><text:span text:style-name="T110">Pólya spent considerable effort on trying to characterize the methods that people use to solve problems, and to describe how problem solving </text:span><text:span text:style-name="T85">should be taught and learned. </text:span><text:span text:style-name="T93">His methods</text:span><text:span text:style-name="T85"> emphasized the dynamic and cyclic nature of problem solving. A student st</text:span><text:span text:style-name="T89">arts</text:span><text:span text:style-name="T85"> with a problem and applies a variety of approaches to understanding </text:span><text:span text:style-name="T93">what he/she is being asked to solve</text:span><text:span text:style-name="T85">.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89">through reflection </text:span><text:span text:style-name="T85">gaining more understanding of what is being asked, and/or posing new and related problems to work on. </text:span><text:span text:style-name="T77">According to Polya</text:span><text:span text:style-name="T172">4</text:span><text:span text:style-name="T77">:</text:span></text:p>
      <text:p text:style-name="P87"/>
      <text:p text:style-name="P106"><text:span text:style-name="T74"><text:tab/></text:span><text:span text:style-name="T122">“</text:span><text:span text:style-name="T123">One of the first and foremost duties of the teacher is not to give his students the <text:tab/>impression that mathematical problems have little connection with each other, and no <text:tab/>connection at all with anything else...The teach should encourage the students to imagine <text:tab/>cases in which they could utilize again the procedure used, or apply the result obtained” <text:tab/>(p. 15-16).</text:span></text:p>
      <text:p text:style-name="P104"/>
      <text:p text:style-name="P109"><text:span text:style-name="T111">The Problem-Solving processes outlined </text:span><text:span text:style-name="T112">in</text:span><text:span text:style-name="T111"> Polya's landmark book “How to Solve It” presents four phases or areas of problem solving, which have become the framework most often recommended for teaching problem-solving skills in mathematics. </text:span><text:span text:style-name="T113">It should be noted that Polya's four steps</text:span><text:span text:style-name="T162"> </text:span><text:span text:style-name="T163">are </text:span><text:soft-page-break/><text:span text:style-name="T163">often applied to </text:span><text:span text:style-name="T85">both mathematical and non-mathematical problems. </text:span><text:span text:style-name="T111">The four steps are simple:</text:span></text:p>
      <text:p text:style-name="P98"/>
      <text:p text:style-name="P116"><text:span text:style-name="T122"><text:tab/>1.<text:tab/></text:span><text:span text:style-name="T124">u</text:span><text:span text:style-name="T122">nderstanding the problem,</text:span></text:p>
      <text:p text:style-name="P104"><text:tab/>2.<text:tab/>devising a plan to solve the problem,</text:p>
      <text:p text:style-name="P104"><text:tab/>3.<text:tab/>implementing the plan, and</text:p>
      <text:p text:style-name="P116"><text:span text:style-name="T122"><text:tab/>4.<text:tab/>reflecti</text:span><text:span text:style-name="T125">ng</text:span><text:span text:style-name="T122"> on the problem.</text:span></text:p>
      <text:p text:style-name="P104"/>
      <text:p text:style-name="P114"><text:span text:style-name="T133">T</text:span><text:span text:style-name="T127">he four steps may seem </text:span><text:span text:style-name="T132">intuitive and </text:span><text:span text:style-name="T128">simplistic </text:span><text:span text:style-name="T129">and, at face-value</text:span><text:span text:style-name="T127">, provide little direction for assistance </text:span><text:span text:style-name="T129">for</text:span><text:span text:style-name="T127"> understa</text:span><text:span text:style-name="T129">nd</text:span><text:span text:style-name="T127">ing, devising a plan, implementing the pla</text:span><text:span text:style-name="T129">n</text:span><text:span text:style-name="T127">, and reflectin</text:span><text:span text:style-name="T133">g</text:span><text:span text:style-name="T127"> on the proble</text:span><text:span text:style-name="T129">m</text:span><text:span text:style-name="T127">. </text:span><text:span text:style-name="T129">In all fairness to </text:span><text:span text:style-name="T127">Polya, </text:span><text:span text:style-name="T129">he </text:span><text:span text:style-name="T127">does provide insight </text:span><text:span text:style-name="T129">for</text:span><text:span text:style-name="T127"> assisting students at each step </text:span><text:span text:style-name="T129">and m</text:span><text:span text:style-name="T127">any of his strategies </text:span><text:span text:style-name="T129">form</text:span><text:span text:style-name="T127"> the basis of </text:span><text:span text:style-name="T129">ongoing research and practice in teaching mathematics. Since Polya's work, teachers and researchers have developed literally hundreds of methods for addressing </text:span><text:span text:style-name="T131">each of </text:span><text:span text:style-name="T129">the four steps. Students and teachers </text:span><text:span text:style-name="T134">often </text:span><text:span text:style-name="T129">get lost in the vast collection of problem solving approaches and need a solid, simple, and consistent approach for successfully accomplishing each of Polya's four steps. That is why the </text:span><text:span text:style-name="T138">Critical Thinking model </text:span><text:span text:style-name="T129">serve</text:span><text:span text:style-name="T139">s</text:span><text:span text:style-name="T129"> as a unifying approach toward accomplishing </text:span><text:span text:style-name="T139">each step of the problem solving process </text:span><text:span text:style-name="T129">envisioned by Polya and others. According</text:span><text:span text:style-name="T137"> to researchers at the university of Georgia, to build a theory of problem solving that approaches Polya's model, a manager function must be incorporated in the system. Schoenfeld</text:span><text:span text:style-name="T175">5</text:span><text:span text:style-name="T137"> often described the importance of having </text:span><text:span text:style-name="T139">a</text:span><text:span text:style-name="T137">n executive or monitoring component </text:span><text:span text:style-name="T139">with constant reflection</text:span><text:span text:style-name="T137"> </text:span><text:span text:style-name="T139">as students were engaged in p</text:span><text:span text:style-name="T137">roblem solving. Through combining the work of Polya with critical thinking, students are provided an approach that enables them to monitor, direct, and control their own thinking processes</text:span></text:p>
      <text:p text:style-name="P99"/>
      <text:p text:style-name="P113"><text:span text:style-name="T129">Too often students are told to analy</text:span><text:span text:style-name="T135">ze</text:span><text:span text:style-name="T129"> a problem and have never been taught </text:span><text:span text:style-name="T140">how to systematically analyze anything</text:span><text:span text:style-name="T129">. </text:span><text:span text:style-name="T130">The </text:span><text:span text:style-name="T136">critical thinking </text:span><text:span text:style-name="T140">model</text:span><text:span text:style-name="T130">, combined with Po</text:span><text:span text:style-name="T131">l</text:span><text:span text:style-name="T130">ya</text:span><text:span text:style-name="T141">'s work</text:span><text:span text:style-name="T130"> and subsequent research </text:span><text:span text:style-name="T131">findings </text:span><text:span text:style-name="T130">contribute toward addressing the </text:span><text:span text:style-name="T143">how</text:span><text:span text:style-name="T130"> to understand, analyze, and solve” problems. </text:span></text:p>
      <text:p text:style-name="P100"/>
      <text:p text:style-name="P107"><text:span text:style-name="T117">C</text:span><text:span text:style-name="T116">ritical Thinking</text:span></text:p>
      <text:p text:style-name="P275"> </text:p>
      <text:p text:style-name="P188"><text:span text:style-name="T25">Richard Paul, </text:span><text:span text:style-name="T26">Director of Research at the Center</text:span><text:span text:style-name="T25"> </text:span><text:span text:style-name="T26">for Critical Thinking, </text:span><text:span text:style-name="T27">is considered </text:span><text:span text:style-name="T28">internationally</text:span><text:span text:style-name="T27"> </text:span><text:span text:style-name="T25">as </text:span><text:span text:style-name="T27">t</text:span><text:span text:style-name="T25">he </text:span><text:span text:style-name="T28">imminent</text:span><text:span text:style-name="T25"> scholar of critical thinking. </text:span><text:span text:style-name="T29">FACT</text:span><text:span text:style-name="T39">©</text:span><text:span text:style-name="T29"> </text:span><text:span text:style-name="T26">i</text:span><text:span text:style-name="T29">s based on </text:span><text:span text:style-name="T26">the</text:span><text:span text:style-name="T29"> c</text:span><text:span text:style-name="T25">ritical thinking model originally developed by Richard Paul </text:span><text:span text:style-name="T30">and extended by Linda Elder. </text:span><text:span text:style-name="T25">T</text:span><text:span text:style-name="T24">he essence of Paul and Elder’s model for critical thinking is metacognition: applying intellectual tools to assess and monitor thinking in order to make thinking better—more clear, more accurate, more defensible. </text:span><text:span text:style-name="T31">As previously described, c</text:span><text:span text:style-name="T24">urrent literature in mathematics and science education supports an emphasis on metacognition for all levels of instruction—arithmetic through calculus and beyond. Metacognition focuses on methodology which develops students’ metacognitive skills: meaning </text:span><text:span text:style-name="T31">strategies that help students gain greater </text:span><text:span text:style-name="T24">knowledge </text:span><text:span text:style-name="T31">and awareness </text:span><text:span text:style-name="T24">concerning </text:span><text:span text:style-name="T31">his/her</text:span><text:span text:style-name="T24"> own </text:span><text:span text:style-name="T31">reasoning and understanding and regulation of</text:span><text:span text:style-name="T108"> when and how to use particular strategies for learning </text:span><text:span text:style-name="T109">based on self-awareness </text:span><text:span text:style-name="T108">of </text:span><text:span text:style-name="T109">one's own thinking</text:span><text:span text:style-name="T24">. In particular, research on the role of metacognition in problem solving has been concerned with two related components: (a) knowledge of one’s own thought processes and (b) regulation and monitoring of one’s activity during problem solving. Alan Schoenfeld (1987) asserted that good problem solving calls for using effectively what you know: “If you don’t have a good sense of what you know, you may find it difficult to be an efficient problem solver” (p. 190). </text:span></text:p>
      <text:p text:style-name="P111"><text:span text:style-name="T95">Cr</text:span><text:span text:style-name="T74">itical thinkers analyze their thinking and that of others by identifying and examining the elements of reasoning. Critical thinkers assess their thinking and that of others by applying universal standards of reasoning. Critical thinkers use their skills in an ethical manner. These three components—the elements, standards, and traits—form the backbone of Richard Paul’s model of critical thinking. The following excerpt from Paul and Elder’s </text:span><text:span text:style-name="Emphasis"><text:span text:style-name="T74">Miniature Guide to Critical Thinking</text:span></text:span><text:span text:style-name="T74"> further explains the concept:</text:span></text:p>
      <text:p text:style-name="P121"/>
      <text:p text:style-name="P122"><text:soft-page-break/><text:tab/>Critical thinking is that mode of thinking—about any subject, content, or problem—in which <text:tab/>the thinker improves the quality of his or her thinking by skillfully taking charge of the <text:tab/>structures inherent in thinking and imposing intellectual standards upon them.</text:p>
      <text:p text:style-name="P122"><text:tab/>A well-cultivated critical thinker:</text:p>
      <text:list xml:id="list4978474611898836666" text:style-name="L17">
        <text:list-item>
          <text:p text:style-name="P306">Raises vital questions and problems, formulating them clearly and precisely;</text:p>
        </text:list-item>
        <text:list-item>
          <text:p text:style-name="P306">Gathers and assesses relevant information, using abstract ideas to interpret it effectively;</text:p>
        </text:list-item>
        <text:list-item>
          <text:p text:style-name="P306">Comes to well-reasoned conclusions and solutions, testing them against relevant criteria and standards;</text:p>
        </text:list-item>
        <text:list-item>
          <text:p text:style-name="P306">Thinks open-mindedly within alternative systems of thought, recognizing and assessing, as need be, their assumptions, implications, and practical consequences; and</text:p>
        </text:list-item>
        <text:list-item>
          <text:p text:style-name="P306">Communicates effectively with others in figuring out solutions to complex problems.</text:p>
        </text:list-item>
      </text:list>
      <text:p text:style-name="P122"><text:tab/>Critical thinking is, in short, self-directed, self-disciplined, self-monitored, and self-<text:tab/>corrective thinking. It presupposes assent to rigorous standards of excellence and mindful <text:tab/>command of their use. It entails effective communication and problem solving abilities and <text:tab/>a commitment to overcome our native egocentrism and sociocentrism.</text:p>
      <text:p text:style-name="P102"/>
      <text:p text:style-name="P187"><text:span text:style-name="T99">Paul and Elder's model for critical thinking</text:span><text:span text:style-name="T74"> presupposes assent to rigorous standards of excellence and mindful command of their use. I</text:span><text:span text:style-name="T80">n effect, metacognition. </text:span><text:span text:style-name="T114">According to Paul and Elder, a</text:span><text:span text:style-name="T115">ll thinking can be divided into </text:span><text:span text:style-name="Strong_20_Emphasis"><text:span text:style-name="T94">elements </text:span></text:span><text:span text:style-name="Strong_20_Emphasis"><text:span text:style-name="T99">of reasoning</text:span></text:span><text:span text:style-name="T115">: purpose, point of view, assumptions, implications and consequences, data and information, inferences and interpretations, concepts, and question at issue. Paul and Elder explain in </text:span><text:span text:style-name="Emphasis"><text:span text:style-name="T126">Tools for Taking Charge of Your Learning and Your Life</text:span></text:span><text:span text:style-name="T115">, “Whenever you are reasoning you are trying to accomplish some purpose, within a point of view, using concepts or ideas. You are focused on some question, issue or problem, using information to come to conclusions, based on assumptions, all of which has implications.” </text:span></text:p>
      <text:section text:style-name="Sect1" text:name="content">
        <text:section text:style-name="Sect1" text:name="rightcol-big">
          <text:p text:style-name="P273">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text:span text:style-name="T239">students </text:span>are <text:span text:style-name="T239">not </text:span>in the habit of asking them. </text:p>
        </text:section>
      </text:section>
      <text:p text:style-name="P93"/>
      <text:p text:style-name="P103">Elements of Reasoning:</text:p>
      <text:p text:style-name="P275"/>
      <text:p text:style-name="P275"/>
      <text:list xml:id="list5867127117448449015" text:style-name="L18">
        <text:list-item>
          <text:p text:style-name="P277"><text:span text:style-name="T24">All reasoning is an attempt to figure something out, to settle some question, to solve some </text:span><text:span text:style-name="T25">p</text:span><text:span text:style-name="T24">roblem. </text:span></text:p>
        </text:list-item>
      </text:list>
      <text:list xml:id="list2810502705979853868" text:style-name="L19">
        <text:list-item>
          <text:p text:style-name="P315">All reasoning is based on assumptions. </text:p>
        </text:list-item>
        <text:list-item>
          <text:p text:style-name="P315">All reasoning is done from some point of view. </text:p>
        </text:list-item>
        <text:list-item>
          <text:p text:style-name="P315"><text:soft-page-break/>All reasoning is based on data, information, and evidence. </text:p>
        </text:list-item>
        <text:list-item>
          <text:p text:style-name="P315">All reasoning is expressed through, and shaped by, concepts and ideas. </text:p>
        </text:list-item>
        <text:list-item>
          <text:p text:style-name="P315">All reasoning contains inferences by which we draw conclusions and give meaning to data. </text:p>
        </text:list-item>
        <text:list-item>
          <text:p text:style-name="P326">All reasoning leads somewhere, has implications and consequences. </text:p>
          <text:p text:style-name="P308"/>
        </text:list-item>
      </text:list>
      <text:p text:style-name="P93"/>
      <text:p text:style-name="P110"><text:span text:style-name="T74">All thinking can be measured against intellectual </text:span><text:span text:style-name="Strong_20_Emphasis"><text:span text:style-name="T74">standards</text:span></text:span><text:span text:style-name="T74"> 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94"/>
      <text:p text:style-name="P183">Intellectual Standards <text:span text:style-name="T238">(from How to Study and Learn a Discipline, Paul and Elder, 2007)</text:span></text:p>
      <text:p text:style-name="P165">• Clarity – <text:span text:style-name="T244">understandable, the meaning can be grasped</text:span></text:p>
      <text:p text:style-name="P165">• Accuracy <text:s/>- free<text:span text:style-name="T244"> from errors or distortions, true</text:span></text:p>
      <text:p text:style-name="P165">• Precision – <text:span text:style-name="T244">exact to the necessary level of detail</text:span></text:p>
      <text:p text:style-name="P165">• Relevance – <text:span text:style-name="T244">related to the matter at hand</text:span></text:p>
      <text:p text:style-name="P168">• Depth – containing<text:span text:style-name="T244"> complexities and multiple interrelationshipscomplexities and multiple interrelationships</text:span>thinking gives students a set of intellectual tools associated with metacognition and self-monitoring appropriate to any particular mode or domain of thinking. Though students think, they ordinarily do not think in ways that lead to self-assessment and reflection. </text:p>
      <text:p text:style-name="P168"><text:span text:style-name="T246">Mathematicians concerned with good thikng routinely apply intellectual standsto the basic elements of thought as the seek to develop the traits of an independent, self-confident learner.</text:span>Applying critical thinking concepts to foundational and factual knowledge is necessary for promoting our students' conceptual understanding of course content. <text:span text:style-name="T200">Paul and Elder also note, </text:span><text:span text:style-name="T201">that a</text:span><text:span text:style-name="T200">ll thinkers should cultivate positive intellectual </text:span><text:span text:style-name="Strong_20_Emphasis"><text:span text:style-name="T202">traits</text:span></text:span><text:span text:style-name="T200"> such as intellectual humility, </text:span><text:span text:style-name="T201">intellectual autonomy, </text:span><text:span text:style-name="T200">confidence in reason, </text:span><text:span text:style-name="T201">intellectual perserverance</text:span><text:span text:style-name="T200">, among others. </text:span><text:span text:style-name="T203">Among these trait, The Center will focus on developing Intellectual perseverance the disposition to work though intellectual complexities despite frustration inherent in the task Student must be willing to work their way though complexities in a problem solving context and not give up when challenged. It is im0erative that students develop a capacity of patience and tenacity.</text:span></text:p>
      <text:p text:style-name="P202"/>
      <text:p text:style-name="P96"><text:soft-page-break/></text:p>
      <text:p text:style-name="P118"><text:span text:style-name="T120">FACT© </text:span><text:span text:style-name="T121">and Critical Thinking</text:span></text:p>
      <text:p text:style-name="P97"/>
      <text:p text:style-name="P105"><text:span text:style-name="T81">By combining aspects of critical thinking, envisioned by Richard Paul, with specific models for teaching mathematics,</text:span><text:span text:style-name="T82"> </text:span><text:span text:style-name="T81">a powerful research-based </text:span><text:span text:style-name="T83">metacognitive tool, FACT</text:span><text:span text:style-name="T165">©</text:span><text:span text:style-name="T83"> has been developed by the Center for Mathematical Coaching and Consulting. As s</text:span><text:span text:style-name="T82">tudents learn the fundamentals of FACT© and have reasoned through math ideas and problem</text:span><text:span text:style-name="T83">s</text:span><text:span text:style-name="T82">, they will learn to routinely apply </text:span><text:span text:style-name="T98">a set of</text:span><text:span text:style-name="T82"> strategies whenever they encounter a mathematical problem of even problems in other disciplines</text:span><text:span text:style-name="T96"> and situations. </text:span><text:span text:style-name="T83">In time, </text:span><text:span text:style-name="T82">students </text:span><text:span text:style-name="T83">will gain skill in understanding</text:span><text:span text:style-name="T82"> the extent to which they can accurately state the purpose of </text:span><text:span text:style-name="T83">a</text:span><text:span text:style-name="T82"> problem or what they are being asked to solve/find, </text:span><text:span text:style-name="T83">learn effective methods for analyzing problems by b</text:span><text:span text:style-name="T82">reak</text:span><text:span text:style-name="T83">ing</text:span><text:span text:style-name="T82"> the problem into sub-goals, </text:span><text:span text:style-name="T83">and </text:span><text:span text:style-name="T82">determine information and relevant concepts and assumptions, </text:span><text:span text:style-name="T83">and ultimately develop accurate solutions that the students will confirm without prompting</text:span><text:span text:style-name="T82">. In their "Dimensions of Critical Thought”," Paul and Elder detail </text:span><text:span text:style-name="T76">many of </text:span><text:span text:style-name="T82">the skills and dispositions associated with critical thinking. You may </text:span><text:span text:style-name="T75">also </text:span><text:span text:style-name="T82">read about </text:span><text:span text:style-name="T76">other</text:span><text:span text:style-name="T82"> </text:span><text:a xlink:type="simple" xlink:href="http://surry.edu/About/CriticalThinking/Strategies.aspx" office:target-frame-name="_self" xlink:show="replace"><text:span text:style-name="T160">strategies </text:span></text:a><text:a xlink:type="simple" xlink:href="http://surry.edu/About/CriticalThinking/Strategies.aspx" office:target-frame-name="_self" xlink:show="replace"><text:span text:style-name="T158">that </text:span></text:a><text:a xlink:type="simple" xlink:href="http://surry.edu/About/CriticalThinking/Strategies.aspx" office:target-frame-name="_self" xlink:show="replace"><text:span text:style-name="T159">form the basis of </text:span></text:a><text:a xlink:type="simple" xlink:href="http://surry.edu/About/CriticalThinking/Strategies.aspx" office:target-frame-name="_self" xlink:show="replace"><text:span text:style-name="T161">FACT</text:span></text:a><text:a xlink:type="simple" xlink:href="http://surry.edu/About/CriticalThinking/Strategies.aspx" office:target-frame-name="_self" xlink:show="replace"><text:span text:style-name="T164">©</text:span></text:a><text:span text:style-name="T82"> from many scholars </text:span><text:span text:style-name="T76">included in the reference section below or on the </text:span><text:span text:style-name="T97">MC</text:span><text:span text:style-name="T170">2</text:span><text:span text:style-name="T166"> </text:span><text:span text:style-name="T76">website.</text:span></text:p>
      <text:p text:style-name="P90"/>
      <text:p text:style-name="P91"><text:s/></text:p>
      <text:p text:style-name="P112"><text:span text:style-name="T76">The idea of such an approach is to introduce to students the ideas behind the </text:span><text:span text:style-name="T98">critical thinking </text:span><text:span text:style-name="T74">model</text:span><text:span text:style-name="T76">, why the </text:span><text:span text:style-name="T74">approach is </text:span><text:span text:style-name="T76">used, first, before we start breaking them down to more specific </text:span><text:span text:style-name="T74">strategies</text:span><text:span text:style-name="T76"> and apply them to problem solving. We call this approach the top-down approach to teaching </text:span><text:span text:style-name="T74">problem solving</text:span><text:span text:style-name="T76"> because we start on the top of the hierarchy of </text:span><text:span text:style-name="T74">critical thinking</text:span><text:span text:style-name="T76">, and slowly work our way down </text:span><text:span text:style-name="T74">through the model using specific strategies.</text:span><text:span text:style-name="T76"> Again using the example in Figure, we start by first teaching the concepts and ideas of </text:span><text:span text:style-name="T74">critical thinking</text:span><text:span text:style-name="T76">, then we move </text:span></text:p>
      <text:p text:style-name="P112"><text:span text:style-name="T76">down to the </text:span><text:span text:style-name="T74">four step Polya model, </text:span><text:span text:style-name="T76">and then move further down to </text:span><text:span text:style-name="T74">specific strategies </text:span><text:span text:style-name="T98">for solving particular problems</text:span><text:span text:style-name="T76">.</text:span></text:p>
      <text:p text:style-name="P199"><text:span text:style-name="T9">W</text:span><text:span text:style-name="T1">hy Coaching</text:span></text:p>
      <text:p text:style-name="P191"><text:span text:style-name="T1">M</text:span><text:span text:style-name="T6">y</text:span><text:span text:style-name="T1"> father was a successful high school football coach and counselor in North Carolina. Often dad commented that the best teac</text:span><text:span text:style-name="T6">h</text:span><text:span text:style-name="T1">in</text:span><text:span text:style-name="T6">g</text:span><text:span text:style-name="T1"> </text:span><text:span text:style-name="T6">at his </text:span><text:span text:style-name="T1">school </text:span><text:span text:style-name="T6">occurred during </text:span><text:span text:style-name="T1">football </text:span><text:span text:style-name="T6">practice</text:span><text:span text:style-name="T1">. Although I played football for dad, I couldn't help but believe that his opinion was jaded by his greatest passion in life, </text:span><text:span text:style-name="T16">other than family, </text:span><text:span text:style-name="T1">high school football. During this time, I found that my greatest ability was in math. Later, after teaching for several years and studying mathematics </text:span><text:span text:style-name="T2">and mathematics education at three universities</text:span><text:span text:style-name="T1">, </text:span><text:span text:style-name="T2">I realized </text:span><text:span text:style-name="T7">that math teachers, or teachers in any subject, could learn important lessons from coaches</text:span><text:span text:style-name="T2">. </text:span><text:span text:style-name="T7">Today, most literature on teaching math explicitly refers to “coaching” students rather than “lecturing.” Consider </text:span><text:span text:style-name="T16">how</text:span><text:span text:style-name="T14"> successful </text:span><text:span text:style-name="T7">coach</text:span><text:span text:style-name="T14">es train athletes</text:span><text:span text:style-name="T1"> </text:span><text:span text:style-name="T7">in most sports: athletes are</text:span><text:span text:style-name="T1"> taught specific drills both individually and in small groups. After the coach demonstrate</text:span><text:span text:style-name="T7">s a</text:span><text:span text:style-name="T1"> skill, </text:span><text:span text:style-name="T14">athletes</text:span><text:span text:style-name="T1"> practice </text:span><text:span text:style-name="T7">over and over until the skill is</text:span><text:span text:style-name="T1"> mastered. Other skills </text:span><text:span text:style-name="T7">are</text:span><text:span text:style-name="T1"> </text:span><text:span text:style-name="T7">added and connected to previously mastered skills </text:span><text:span text:style-name="T2">as </text:span><text:span text:style-name="T7">athletes</text:span><text:span text:style-name="T2"> receive constant feedback. Finally, athletes</text:span><text:span text:style-name="T7"> </text:span><text:span text:style-name="T2">underst</text:span><text:span text:style-name="T7">and</text:span><text:span text:style-name="T2"> their assignments, play the game (tested), </text:span><text:span text:style-name="T7">and after competition, </text:span><text:span text:style-name="T2">film </text:span><text:span text:style-name="T7">is</text:span><text:span text:style-name="T2"> reviewed by coaches and </text:span><text:span text:style-name="T7">athletes, errors are</text:span><text:span text:style-name="T2"> corrected and improvement occur</text:span><text:span text:style-name="T14">s</text:span><text:span text:style-name="T2">. </text:span></text:p>
      <text:p text:style-name="P191"><text:span text:style-name="T2">In contrast, </text:span><text:span text:style-name="T8">traditional teaching casts students into the role of spectators where teachers are performers. Classroom teachers</text:span><text:span text:style-name="T2"> </text:span><text:span text:style-name="T8">are often assigned as many as</text:span><text:span text:style-name="T2"> five classes each semester </text:span><text:span text:style-name="T14">with classes often </text:span><text:span text:style-name="T2">exceed</text:span><text:span text:style-name="T14">ing</text:span><text:span text:style-name="T2"> 30 students. </text:span><text:span text:style-name="T14">Teachers</text:span><text:span text:style-name="T2"> </text:span><text:span text:style-name="T8">are</text:span><text:span text:style-name="T2"> hardly provide</text:span><text:span text:style-name="T8">d</text:span><text:span text:style-name="T2"> </text:span><text:span text:style-name="T8">time for </text:span><text:span text:style-name="T2">one-on-one or even small group instruction, and ha</text:span><text:span text:style-name="T8">ve</text:span><text:span text:style-name="T2"> very li</text:span><text:span text:style-name="T8">mited opportunity </text:span><text:span text:style-name="T2">for much needed feedback or corrective action to help </text:span><text:span text:style-name="T8">struggling </text:span><text:span text:style-name="T2">students. During my early days in the classroom, </text:span><text:span text:style-name="T16">reviewed the content from the previous day, </text:span><text:span text:style-name="T2">worked a few </text:span><text:span text:style-name="T16">homework </text:span><text:span text:style-name="T2">problems, </text:span><text:span text:style-name="T14">covered new content</text:span><text:span text:style-name="T2"> for 20 minutes, had the class try a few problems, and finally gave students more homework. </text:span><text:span text:style-name="T3">Think about it, most of the time I was performing for the students and </text:span><text:span text:style-name="T8">was </text:span><text:span text:style-name="T3">the most actively engaged person in classroom. In essence, </text:span><text:span text:style-name="T8">I </text:span><text:span text:style-name="T3">was performing for the students and they were on the sideline</text:span><text:span text:style-name="T8">s</text:span><text:span text:style-name="T3">.</text:span><text:span text:style-name="T2"> </text:span><text:span text:style-name="T3">It also </text:span><text:soft-page-break/><text:span text:style-name="T3">begs the question whether I was covering the content and not the students. </text:span><text:span text:style-name="T2">In contrast, </text:span><text:span text:style-name="T14">as a coach,</text:span><text:span text:style-name="T2"> dad lectured little, but demonstrated techniques and immediately had teams practice the technique as he and his coaching staff provided feedback. </text:span><text:span text:style-name="T3">In the classroom the coaching approach would have students actively engaged in learning, and </text:span><text:span text:style-name="T8">the teacher/coach is </text:span><text:span text:style-name="T3">on the sidelines, ready to blow the whistle when students were not getting the assignment and making sure that they were understanding the assignment. </text:span></text:p>
      <text:p text:style-name="P189"><text:span text:style-name="T1">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text:span><text:span text:style-name="T15">athletes</text:span><text:span text:style-name="T1"> must master the fundamentals though </text:span><text:span text:style-name="T16">constant </text:span><text:span text:style-name="T1">feedback and coaching. Later, they learn the fundamentals of the game and can perform with less and less coaching over time. In </text:span><text:span text:style-name="T4">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190"><text:span text:style-name="T4">In tutoring some coaching involves </text:span><text:span text:style-name="T5">modeling the type of thinking that we want to inculcate within our students. In</text:span><text:span text:style-name="T17"> most cases students are not aware of how skilled problem solvers or math students work. Rather, they see math teachers work problems that they have already mastered and may have worked over and over for students for a period of years. </text:span><text:span text:style-name="T18">As Paul and Elder (2007) contend: Students rarely, hear teachers say such things as:</text:span></text:p>
      <text:p text:style-name="P190"><text:span text:style-name="T18"><text:tab/>“I don't know the answer to that, but let's think through this problem together, realizing <text:tab/>that we don't perhaps have all the relevant information we would need to solve the <text:tab/>problem.” Or, ...yesterday I became </text:span><text:span text:style-name="T19">a victim of what is a common problem with thinking. <text:tab/>We often go with our immediate response rather than taking time tot think something <text:tab/>through.”</text:span></text:p>
      <text:p text:style-name="P190"><text:span text:style-name="T17">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gkingthinking such as:</text:span><text:span text:style-name="T32"> </text:span></text:p>
      <text:p text:style-name="P179">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179">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 </text:p>
      <text:p text:style-name="P190"><text:soft-page-break/><text:span text:style-name="T10">Special effort </text:span><text:span text:style-name="T16">is</text:span><text:span text:style-name="T10">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11">The problem solving processes employed within the FACT model should be seen as dynamic, non-linear and flexible. </text:span><text:span text:style-name="T16">FACT applies</text:span><text:span text:style-name="T11"> problem-solving strategies </text:span><text:span text:style-name="T16">through critical thinking </text:span><text:span text:style-name="T11">within the context of specific subject areas (</text:span><text:span text:style-name="Emphasis"><text:span text:style-name="T11">not</text:span></text:span><text:span text:style-name="T11"> as a topic separate from academic content) and, ideally, within the context of authentic activities. Learning </text:span><text:span text:style-name="T16">critical thinking </text:span><text:span text:style-name="T12">and </text:span><text:span text:style-name="T16">specific</text:span><text:span text:style-name="T12">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10"> following are proven methods that are used by MC</text:span><text:span text:style-name="T38">2</text:span><text:span text:style-name="T10"> in tutoring sessions</text:span><text:span text:style-name="T4">:</text:span></text:p>
      <text:p text:style-name="P161"><text:span text:style-name="T53">FA</text:span><text:span text:style-name="T37">CT – </text:span><text:span text:style-name="T54">Uniting Polya, Critical Thinking with Strategies for Effective Problem-Solving</text:span></text:p>
      <text:p text:style-name="P20"><text:span text:style-name="T67">I. U</text:span><text:span text:style-name="T64">nderstand the Problem (Polya </text:span><text:span text:style-name="T65">step 1) </text:span><text:span text:style-name="T64">– Do students clearly understand the problem? </text:span><text:span text:style-name="T66">This is the most important step: </text:span><text:span text:style-name="T68">“A problem well stated is a problem half solved!”</text:span></text:p>
      <table:table table:name="Table5" table:style-name="Table5">
        <table:table-column table:style-name="Table5.A"/>
        <table:table-column table:style-name="Table5.B"/>
        <table:table-row table:style-name="Table5.1">
          <table:table-cell table:style-name="Table5.A1" office:value-type="string">
            <text:p text:style-name="P228">Strategies and Tasks</text:p>
          </table:table-cell>
          <table:table-cell table:style-name="Table5.A1" office:value-type="string">
            <text:p text:style-name="P228">Results</text:p>
          </table:table-cell>
        </table:table-row>
        <table:table-row>
          <table:table-cell table:style-name="Table5.A14" office:value-type="string">
            <text:p text:style-name="P229">Read/ReRead</text:p>
          </table:table-cell>
          <table:table-cell table:style-name="Table5.B14" office:value-type="string">
            <text:p text:style-name="P223">Completed? <text:span text:style-name="T248">Yes/No (circle if completed)</text:span></text:p>
            <text:p text:style-name="P223"/>
          </table:table-cell>
        </table:table-row>
        <table:table-row>
          <table:table-cell table:style-name="Table5.A14" office:value-type="string">
            <text:p text:style-name="P230">Underline Key Terms</text:p>
          </table:table-cell>
          <table:table-cell table:style-name="Table5.B14" office:value-type="string">
            <text:p text:style-name="P223">Completed? <text:span text:style-name="T248">Yes/No (circle if completed)</text:span></text:p>
            <text:p text:style-name="P223"/>
          </table:table-cell>
        </table:table-row>
        <table:table-row>
          <table:table-cell table:style-name="Table5.A14" office:value-type="string">
            <text:p text:style-name="P232">SQR (<text:span text:style-name="T232">S</text:span>urvey, <text:span text:style-name="T232">Q</text:span>uestion, <text:span text:style-name="T232">R</text:span>ead)*</text:p>
          </table:table-cell>
          <table:table-cell table:style-name="Table5.B14" office:value-type="string">
            <text:p text:style-name="P224">Completed? <text:span text:style-name="T248">Yes/No (circle if completed) and complete SQR template</text:span></text:p>
          </table:table-cell>
        </table:table-row>
        <table:table-row>
          <table:table-cell table:style-name="Table5.A14" office:value-type="string">
            <text:p text:style-name="P230">Identify goal or unknowns</text:p>
          </table:table-cell>
          <table:table-cell table:style-name="Table5.B14" office:value-type="string">
            <text:p text:style-name="P230">Please list</text:p>
          </table:table-cell>
        </table:table-row>
        <table:table-row>
          <table:table-cell table:style-name="Table5.A14" office:value-type="string">
            <text:p text:style-name="P230">Identify knowns </text:p>
          </table:table-cell>
          <table:table-cell table:style-name="Table5.B14" office:value-type="string">
            <text:p text:style-name="P230">Please list</text:p>
          </table:table-cell>
        </table:table-row>
        <table:table-row>
          <table:table-cell table:style-name="Table5.A14" office:value-type="string">
            <text:p text:style-name="P230">Identify extraneous information</text:p>
          </table:table-cell>
          <table:table-cell table:style-name="Table5.B14" office:value-type="string">
            <text:p text:style-name="P230">Please list</text:p>
          </table:table-cell>
        </table:table-row>
        <table:table-row>
          <table:table-cell table:style-name="Table5.A14" office:value-type="string">
            <text:p text:style-name="P230">Identify missing information</text:p>
          </table:table-cell>
          <table:table-cell table:style-name="Table5.B14" office:value-type="string">
            <text:p text:style-name="P230">Please list</text:p>
          </table:table-cell>
        </table:table-row>
        <table:table-row>
          <table:table-cell table:style-name="Table5.A14" office:value-type="string">
            <text:p text:style-name="P230">Identify assumptions</text:p>
          </table:table-cell>
          <table:table-cell table:style-name="Table5.B14" office:value-type="string">
            <text:p text:style-name="P230">Please list</text:p>
          </table:table-cell>
        </table:table-row>
        <table:table-row>
          <table:table-cell table:style-name="Table5.A14" office:value-type="string">
            <text:p text:style-name="P232">What concepts or content is related to the problem?</text:p>
          </table:table-cell>
          <table:table-cell table:style-name="Table5.B14" office:value-type="string">
            <text:p text:style-name="P231">Please list</text:p>
          </table:table-cell>
        </table:table-row>
        <table:table-row>
          <table:table-cell table:style-name="Table5.A14" office:value-type="string">
            <text:p text:style-name="P232">Translate information into symbols</text:p>
          </table:table-cell>
          <table:table-cell table:style-name="Table5.B14" office:value-type="string">
            <text:p text:style-name="P231">Please list</text:p>
          </table:table-cell>
        </table:table-row>
        <table:table-row>
          <table:table-cell table:style-name="Table5.A14" office:value-type="string">
            <text:p text:style-name="P232">Draw a picture, graph, or diagram if needed for understanding the problem.</text:p>
          </table:table-cell>
          <table:table-cell table:style-name="Table5.B14" office:value-type="string">
            <text:p text:style-name="P232">Please show work on separate sheet.</text:p>
          </table:table-cell>
        </table:table-row>
        <table:table-row>
          <table:table-cell table:style-name="Table5.A14" office:value-type="string">
            <text:p text:style-name="P233">*SEE<text:span text:style-name="T250">I</text:span> <text:s/>the problem</text:p>
          </table:table-cell>
          <table:table-cell table:style-name="Table5.B14" office:value-type="string">
            <text:p text:style-name="P233">Complete template </text:p>
          </table:table-cell>
        </table:table-row>
        <table:table-row>
          <table:table-cell table:style-name="Table5.A14" office:value-type="string">
            <text:p text:style-name="P234">Apply the *Elements of Resoning</text:p>
          </table:table-cell>
          <table:table-cell table:style-name="Table5.B14" office:value-type="string">
            <text:p text:style-name="P234">Complete template</text:p>
          </table:table-cell>
        </table:table-row>
        <table:table-row>
          <table:table-cell table:style-name="Table5.A15" office:value-type="string">
            <text:p text:style-name="P234">Apply the *Intellectual Standards to Elements of Resoning</text:p>
          </table:table-cell>
          <table:table-cell table:style-name="Table5.B15" office:value-type="string">
            <text:p text:style-name="P234">Complete checklist</text:p>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5"><text:soft-page-break/></text:p>
      <text:p text:style-name="P85">*<text:span text:style-name="T249">SQR</text:span></text:p>
      <table:table table:name="Table6" table:style-name="Table6">
        <table:table-column table:style-name="Table6.A"/>
        <table:table-row>
          <table:table-cell table:style-name="Table6.A1" office:value-type="string">
            <text:p text:style-name="P33">*SQR involve expansion and discussion between teacher ans students. This discussion often lead to better understanding of the problem. This strategy has proven helpful in assisting students to arrive at their own understandings through rich discussion</text:p>
            <text:p text:style-name="P34">Survey</text:p>
            <text:list xml:id="list7445056326632445099" text:style-name="L20">
              <text:list-item>
                <text:p text:style-name="P287">Read the problem</text:p>
              </text:list-item>
              <text:list-item>
                <text:p text:style-name="P287">Paraphrase in your own words</text:p>
              </text:list-item>
            </text:list>
            <text:p text:style-name="P34">Question</text:p>
            <text:list xml:id="list8863797692061173126" text:style-name="L21">
              <text:list-item>
                <text:p text:style-name="P288">Question the Purpose of the problem - <text:span text:style-name="T274">d</text:span><text:span text:style-name="T275">ecide what is being asked: in other words, ask, “What is the problem?” </text:span></text:p>
              </text:list-item>
              <text:list-item>
                <text:p text:style-name="P289">What is being asked?</text:p>
              </text:list-item>
              <text:list-item>
                <text:p text:style-name="P289">What are you ultimately trying to determine?</text:p>
              </text:list-item>
            </text:list>
            <text:p text:style-name="P34">Read</text:p>
            <text:list xml:id="list5290361724825025233" text:style-name="L22">
              <text:list-item>
                <text:p text:style-name="P290">Reread the question</text:p>
              </text:list-item>
              <text:list-item>
                <text:p text:style-name="P290">Determine the exact infomrition you are looking for</text:p>
              </text:list-item>
              <text:list-item>
                <text:p text:style-name="P290">Eliminate unnecesssary infomration</text:p>
              </text:list-item>
              <text:list-item>
                <text:p text:style-name="P293">Read for details and interrlationships.</text:p>
              </text:list-item>
              <text:list-item>
                <text:p text:style-name="P291">Prepare to devise a plan for solving the problem</text:p>
              </text:list-item>
            </text:list>
            <text:list xml:id="list602724764839688476" text:style-name="L23">
              <text:list-header>
                <text:p text:style-name="P294"/>
              </text:list-header>
            </text:list>
          </table:table-cell>
        </table:table-row>
      </table:table>
      <text:p text:style-name="P35">(Leu, D.J., &amp; Kinzer, C.K., 1991)</text:p>
      <text:p text:style-name="P252"/>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71"><text:soft-page-break/><text:span text:style-name="T21">*S</text:span><text:span text:style-name="T20">EEI</text:span></text:p>
      <text:p text:style-name="P250"/>
      <table:table table:name="Table8" table:style-name="Table8">
        <table:table-column table:style-name="Table8.A"/>
        <table:table-row>
          <table:table-cell table:style-name="Table8.A1" office:value-type="string">
            <text:p text:style-name="P270"><text:span text:style-name="T21">SEE</text:span><text:span text:style-name="T22">I </text:span><text:span text:style-name="T21">is a method of </text:span><text:span text:style-name="T22">developing clarity </text:span><text:span text:style-name="T21">and understanding</text:span><text:span text:style-name="T22"> problems to be solved, concepts, or issues. </text:span><text:span text:style-name="T21">It stands for State, Elaborate, Exemplify, and Illustrate. This method provides a</text:span><text:span text:style-name="T22">n excellent approach for </text:span><text:span text:style-name="T21">communicat</text:span><text:span text:style-name="T22">ing understanding of our thinking to others and also serves as a useful learning tool for self-assessment</text:span><text:span text:style-name="T21">.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239"/>
            <text:p text:style-name="P32">SEE-I has four steps:</text:p>
            <text:p text:style-name="P157">1. State the concept or idea in a single sentence or two.</text:p>
            <text:list xml:id="list4365139328296654912" text:style-name="L24">
              <text:list-item>
                <text:p text:style-name="P328">Clearly and succinctly state the concept.</text:p>
              </text:list-item>
            </text:list>
            <text:p text:style-name="P157">2. Elaborate on the concept in your own words. Explain it at greater length in a paragraph or two.</text:p>
            <text:list xml:id="list2797472779563923941" text:style-name="L25">
              <text:list-item>
                <text:p text:style-name="P329">Clarify the concept in your own words. "In other words,. . ."</text:p>
              </text:list-item>
            </text:list>
            <text:p text:style-name="P157">3. Exemplify the concept by giving concrete examples (and counter examples) of the concept.</text:p>
            <text:list xml:id="list7906338335716841705" text:style-name="L26">
              <text:list-item>
                <text:p text:style-name="P330">Specify the concept by giving specific examples. "For example, . . ."</text:p>
              </text:list-item>
            </text:list>
            <text:p text:style-name="P157">4. Illustrate the concept with a picture.</text:p>
            <text:list xml:id="list3910948122641156315" text:style-name="L27">
              <text:list-item>
                <text:p text:style-name="P331"><text:span text:style-name="T76">Draw something,</text:span><text:bookmark text:name="FALINK_3_0_2"/><text:span text:style-name="T76"> </text:span><text:span text:style-name="T100">o</text:span><text:span text:style-name="T76">r </text:span><text:span text:style-name="T100">even </text:span><text:span text:style-name="T76">create a picture with words, such as with a metaphor or analogy. "It's like …" </text:span><text:span text:style-name="T183">Represen</text:span><text:span text:style-name="T184">t</text:span><text:span text:style-name="T181"> the problem with a drawing, diagram, graph, symbol, or formula – can students write a mathematical sentence following SEE</text:span><text:span text:style-name="T182">I</text:span><text:span text:style-name="T181">. Model the SEER process for students using a familiar concepthave students practice </text:span></text:p>
                <text:p text:style-name="P332"/>
              </text:list-item>
            </text:list>
          </table:table-cell>
        </table:table-row>
      </table:table>
      <text:p text:style-name="P240"/>
      <text:p text:style-name="P240"/>
      <text:p text:style-name="P148">Metacognitive Chart for Analysis with SEE<text:span text:style-name="T282">I</text:span></text:p>
      <text:p text:style-name="P156"><text:span text:style-name="T37">Directions: As you complete each phase of step 1 in the problem solving process. </text:span><text:span text:style-name="T51">Check the appropriate box </text:span><text:span text:style-name="T37">below </text:span><text:span text:style-name="T51">and show steps 2 -5 on a separate page.</text:span></text:p>
      <table:table table:name="Table1" table:style-name="Table1">
        <table:table-column table:style-name="Table1.A"/>
        <table:table-column table:style-name="Table1.B"/>
        <table:table-row>
          <table:table-cell table:style-name="Table1.A1" office:value-type="string">
            <text:p text:style-name="P220">1. Read/Reread</text:p>
          </table:table-cell>
          <table:table-cell table:style-name="Table1.B1" office:value-type="string">
            <text:p text:style-name="P221"/>
          </table:table-cell>
        </table:table-row>
        <table:table-row>
          <table:table-cell table:style-name="Table1.A2" office:value-type="string">
            <text:p text:style-name="P220">2. State the problem in your own words</text:p>
          </table:table-cell>
          <table:table-cell table:style-name="Table1.B2" office:value-type="string">
            <text:p text:style-name="P220"/>
          </table:table-cell>
        </table:table-row>
        <table:table-row>
          <table:table-cell table:style-name="Table1.A2" office:value-type="string">
            <text:p text:style-name="P220">3. Elaborate – can you say more...in other words.. its similar to...</text:p>
          </table:table-cell>
          <table:table-cell table:style-name="Table1.B2" office:value-type="string">
            <text:p text:style-name="P220"/>
          </table:table-cell>
        </table:table-row>
        <table:table-row>
          <table:table-cell table:style-name="Table1.A2" office:value-type="string">
            <text:p text:style-name="P220">4. Example – can you give an example from a similar problem that you solved</text:p>
          </table:table-cell>
          <table:table-cell table:style-name="Table1.B2" office:value-type="string">
            <text:p text:style-name="P220"/>
          </table:table-cell>
        </table:table-row>
        <table:table-row>
          <table:table-cell table:style-name="Table1.A2" office:value-type="string">
            <text:p text:style-name="P220">5. Representation – can you provide a drawing, mathematical sentence, graph, Venn<text:span text:style-name="T236"> diagram</text:span></text:p>
          </table:table-cell>
          <table:table-cell table:style-name="Table1.B2" office:value-type="string">
            <text:p text:style-name="P220"/>
          </table:table-cell>
        </table:table-row>
      </table:table>
      <text:p text:style-name="P276"/>
      <text:p text:style-name="P250"><text:soft-page-break/>*Elements of Reasoning</text:p>
      <table:table table:name="Table9" table:style-name="Table9">
        <table:table-column table:style-name="Table9.A"/>
        <table:table-row>
          <table:table-cell table:style-name="Table9.A1" office:value-type="string">
            <text:p text:style-name="P241">The Elements of Reasoning provide a method of understanding the logic of a mathemtical problem, issue, or our reasoning or those of others on any subject. It serves as a useful tool to summarize one's own thinking about a problem at hand.</text:p>
            <text:p text:style-name="P241"/>
            <text:p text:style-name="P241">Here is a template to use:</text:p>
            <text:p text:style-name="P241"/>
            <text:p text:style-name="P241">1. <text:tab/>The <text:span text:style-name="T254">purpose</text:span> of the problem is ______________________________________________.</text:p>
            <text:p text:style-name="P242"><text:s/><text:tab/><text:span text:style-name="T251">(State as accurately as possible, the purpose for solving the problem. What exactly are we <text:tab/>trying to do? What purpose will our solution achieve?</text:span><text:span text:style-name="T283">Why is the </text:span><text:span text:style-name="T234">problem important</text:span><text:span text:style-name="T283">?</text:span><text:span text:style-name="T251">) </text:span></text:p>
            <text:p text:style-name="P266"/>
            <text:p text:style-name="P241">2.<text:tab/>The key <text:span text:style-name="T254">question</text:span> or <text:span text:style-name="T254">problem</text:span> is _______________________________________________.</text:p>
            <text:p text:style-name="P241"><text:tab/><text:span text:style-name="T251">(</text:span><text:span text:style-name="T252">What exactly are we trying to determine? What is the pro</text:span><text:span text:style-name="T253">b</text:span><text:span text:style-name="T252">lem or goal? </text:span><text:span text:style-name="T253">Can I break the <text:tab/>problem down into sub-problems</text:span><text:span text:style-name="T252">)</text:span></text:p>
            <text:p text:style-name="P241"/>
            <text:p text:style-name="P243">3.<text:tab/>The most important<text:span text:style-name="T251"> information</text:span> for addressing and solving the problem is _____________</text:p>
            <text:p text:style-name="P254"/>
            <text:p text:style-name="P254"><text:tab/>________________________________________________________________________.</text:p>
            <text:p text:style-name="P267"><text:span text:style-name="T263"><text:tab/></text:span><text:span text:style-name="T262">(Identify key information needed, or presupposed for addressing the problem. Here we are <text:tab/>looking for facts or data </text:span><text:span text:style-name="T264">relevent to </text:span><text:span text:style-name="T262">the problem, </text:span><text:span text:style-name="T278">. </text:span><text:span text:style-name="T279">Information – </text:span><text:span text:style-name="T278">What information such as data, and facts do I have?</text:span></text:p>
            <text:p text:style-name="P155">3. What <text:span text:style-name="T232">information</text:span> do I need to answer the question?</text:p>
            <text:p text:style-name="P267"><text:span text:style-name="T278">4. Does it seem that some </text:span><text:span text:style-name="T279">information</text:span><text:span text:style-name="T278"> is still missing?</text:span><text:span text:style-name="T262">.</text:span><text:span text:style-name="T264">)</text:span></text:p>
            <text:p text:style-name="P255"/>
            <text:p text:style-name="P244"><text:span text:style-name="T262">4.<text:tab/>The key </text:span><text:span text:style-name="T254">concepts</text:span><text:span text:style-name="T262"> we need to understand in this problem are <text:s/>____________________</text:span></text:p>
            <text:p text:style-name="P255"><text:tab/>_____________________________________________________________________.</text:p>
            <text:p text:style-name="P243"><text:span text:style-name="T263"><text:tab/></text:span><text:span text:style-name="T257">What concepts or content (theorems, definitions, formulas, etc.) do we need to understand <text:tab/>for reaching a solution? </text:span></text:p>
            <text:p text:style-name="P254"/>
            <text:p text:style-name="P244"><text:span text:style-name="T263">5.<text:tab/></text:span><text:span text:style-name="T265">The main assumption(s) underlying our understanding of the problem is (are) __________</text:span></text:p>
            <text:p text:style-name="P256"><text:tab/>________________________________________________________________________.</text:p>
            <text:p text:style-name="P244"><text:span text:style-name="T265"><text:tab/></text:span><text:span text:style-name="T258">(What is the author or problem as stated taking for granted? </text:span><text:span text:style-name="T259">What assumptions are we <text:tab/>making? Are our assumtions justifiable? </text:span><text:span text:style-name="T258">Assumptions are </text:span><text:span text:style-name="T259">generalizations that might <text:tab/>be questioned and are most often unstated.)</text:span></text:p>
            <text:p text:style-name="P268"/>
            <text:p text:style-name="P245"><text:span text:style-name="T256">6.<text:tab/></text:span><text:span text:style-name="T266">The basis for our </text:span><text:span text:style-name="T233">inferences </text:span><text:span text:style-name="T266">and </text:span><text:span text:style-name="T233">interpretations</text:span><text:span text:style-name="T266"> at this point are</text:span><text:span text:style-name="T267"> __________________</text:span></text:p>
            <text:p text:style-name="P256"><text:tab/>_______________________________________________________________________.</text:p>
            <text:p text:style-name="P244"><text:span text:style-name="T258"><text:tab/></text:span><text:span text:style-name="T259">(Is there another way to interpret the information? Can I justify my interpretation of the <text:tab/>information or problem to be solved? Have</text:span><text:span text:style-name="T260"> I made any inferences beyond what the evidence</text:span></text:p>
            <text:p text:style-name="P244"><text:span text:style-name="T260"><text:s text:c="10"/>implies? Are my inference consistent?</text:span><text:span text:style-name="T259">)</text:span></text:p>
            <text:p text:style-name="P268"/>
            <text:p text:style-name="P248"><text:span text:style-name="T262">7.<text:tab/></text:span><text:span text:style-name="T268">The most important </text:span><text:span text:style-name="T255">conclusion(s)</text:span><text:span text:style-name="T268"> or Implication(s) in solving this problem is (are)?______</text:span></text:p>
            <text:p text:style-name="P262"><text:tab/>________________________________________________________________________.</text:p>
            <text:p text:style-name="P248"><text:span text:style-name="T268"><text:tab/></text:span><text:span text:style-name="T260">(</text:span><text:span text:style-name="T261">Does my answer(s) make sense within the context of the problem? What did I learn from <text:tab/>solving this problem? Can my strategies be extended to other types of problems? What <text:tab/>would I do differently next time? </text:span></text:p>
            <text:p text:style-name="P269"/>
            <text:p text:style-name="P263">8.<text:tab/>The main point(s) of view or perspective(s) represented in this problem is (are)?________</text:p>
            <text:p text:style-name="P263"><text:tab/>________________________________________________________________________.</text:p>
            <text:p text:style-name="P249"><text:span text:style-name="T262"><text:tab/></text:span><text:span text:style-name="T256">(Could I work the problem using a different approach or technique? How can we check our <text:tab/>results? ) </text:span></text:p>
            <text:p text:style-name="P263"/>
            <text:p text:style-name="P262"><text:tab/></text:p>
          </table:table-cell>
        </table:table-row>
      </table:table>
      <text:p text:style-name="P158"><text:span text:style-name="T216">Paul, R. &amp; Elder, L. (20</text:span><text:span text:style-name="T215">10</text:span><text:span text:style-name="T216">). </text:span><text:span text:style-name="T215">The Thinkers Guide to Analytic Thinking: How to Take Thinkg Apart </text:span><text:soft-page-break/><text:span text:style-name="T215">and What to Look for When You Do</text:span><text:span text:style-name="T217">. Dillon Beach, CA: Foundations for Critical Thinking Press.</text:span><text:span text:style-name="T216"> </text:span><text:s/><text:span text:style-name="T216">Paul, R., </text:span><text:span text:style-name="T215">Niewoehner, R.,</text:span><text:span text:style-name="T216"> &amp; Elder, L. (200</text:span><text:span text:style-name="T217">7</text:span><text:span text:style-name="T216">). </text:span><text:span text:style-name="T215">The Thinkers Guide to Engineering Reasoning</text:span><text:span text:style-name="T217">. Dillon Beach, CA: Foundations for Critical Thinking Press.</text:span><text:span text:style-name="T216"> </text:span></text:p>
      <text:p text:style-name="P251"/>
      <text:p text:style-name="P251"><text:span text:style-name="T265">A</text:span><text:span text:style-name="T262">pply Intellectual Standards:</text:span></text:p>
      <text:p text:style-name="P257"/>
      <text:p text:style-name="P246"><text:span text:style-name="T262">Good thinking requires the </text:span><text:span text:style-name="T271">disciplined use </text:span><text:span text:style-name="T262">of Standards to our thinking. To</text:span><text:span text:style-name="T271">o</text:span><text:span text:style-name="T262"> often </text:span><text:span text:style-name="T269">educators </text:span><text:span text:style-name="T271">remark on the need for</text:span><text:span text:style-name="T262"> “high standards”; yet, when pressed, they are often vaque in their meaning of “standards” and generally </text:span><text:span text:style-name="T269">equate standards to </text:span><text:span text:style-name="T262">grad</text:span><text:span text:style-name="T269">ing policies</text:span><text:span text:style-name="T262">. </text:span><text:span text:style-name="T269">In contrast, Paul and Elder (2003) assert that universal intellectual standards “ are standards which must be applied to thinking whenver one is interested in checking the quality of reasoning about a proble</text:span><text:span text:style-name="T271">m</text:span><text:span text:style-name="T269">, issue, or situation. </text:span><text:span text:style-name="T262">The Standards should be internalized and used in students thinking. </text:span><text:span text:style-name="T269">To help students learn to apply standards, teachers need to pose questions that help students think about their understanding. These questions are those that students should ask themselves at every step of the problem solving process. </text:span><text:span text:style-name="T262"><text:s/></text:span></text:p>
      <text:p text:style-name="P279"/>
      <text:p text:style-name="P247"><text:span text:style-name="T272">A</text:span><text:span text:style-name="T262">s you coach student</text:span><text:span text:style-name="T272">s</text:span><text:span text:style-name="T262"> by modeling the thinking you want students to learn, I point out exactly what move</text:span><text:span text:style-name="T272">s</text:span><text:span text:style-name="T262"> I am making with FACT©. Have students observe the question you are <text:tab/>asking and the thinking our are displaying and then discuss the move</text:span><text:span text:style-name="T272">s</text:span><text:span text:style-name="T262"> you made. The main point is that it is my primary intention to help students learn to use these “moves” in their thinking while learning and applying content of the course.</text:span></text:p>
      <text:p text:style-name="P26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text:soft-page-break/></text:p>
      <text:p text:style-name="P281"/>
      <text:p text:style-name="P246"><text:span text:style-name="T269">Although there are several </text:span><text:span text:style-name="T262">Standards </text:span><text:span text:style-name="T269">for thinking, </text:span><text:span text:style-name="T270">the following are relevant to most situations</text:span><text:span text:style-name="T262">:</text:span></text:p>
      <text:p text:style-name="P257"/>
      <text:p text:style-name="P257"/>
      <table:table table:name="Table7" table:style-name="Table7">
        <table:table-column table:style-name="Table7.A"/>
        <table:table-column table:style-name="Table7.B"/>
        <table:table-row>
          <table:table-cell table:style-name="Table7.A1" office:value-type="string">
            <text:p text:style-name="P265">Universal Intellectual Standards</text:p>
          </table:table-cell>
          <table:table-cell table:style-name="Table7.B1" office:value-type="string">
            <text:p text:style-name="P219">Questions for Applying Standards</text:p>
          </table:table-cell>
        </table:table-row>
        <table:table-row>
          <table:table-cell table:style-name="Table7.A2" office:value-type="string">
            <text:p text:style-name="Text_20_body"><text:span text:style-name="T276">1. </text:span>Clarity – understandable, the meaning can be understood</text:p>
          </table:table-cell>
          <table:table-cell table:style-name="Table7.B2" office:value-type="string">
            <text:list xml:id="list1496739086266412998" text:style-name="L28">
              <text:list-item>
                <text:p text:style-name="P298">Could you state it in other words?</text:p>
              </text:list-item>
              <text:list-item>
                <text:p text:style-name="P299">Could you draw a picture of the problem situation?</text:p>
              </text:list-item>
              <text:list-item>
                <text:p text:style-name="P298"><text:span text:style-name="T198">Could you explain w</text:span><text:span text:style-name="T197">hat </text:span><text:span text:style-name="T198">you </text:span><text:span text:style-name="T197">do not understand about the </text:span><text:span text:style-name="T199">problem or question</text:span><text:span text:style-name="T197">?</text:span></text:p>
              </text:list-item>
            </text:list>
          </table:table-cell>
        </table:table-row>
        <table:table-row>
          <table:table-cell table:style-name="Table7.A2" office:value-type="string">
            <text:p text:style-name="Text_20_body"><text:span text:style-name="T276">2. <text:s/></text:span>Accurate – free of errors -</text:p>
          </table:table-cell>
          <table:table-cell table:style-name="Table7.B2" office:value-type="string">
            <text:list xml:id="list9010574458976744044" text:style-name="L29">
              <text:list-item>
                <text:p text:style-name="P300">How can we check to see if the information you are using is accurate? (accuracy)</text:p>
              </text:list-item>
            </text:list>
            <text:list xml:id="list2450335081585381747" text:style-name="L30">
              <text:list-item>
                <text:p text:style-name="P301">How can I check to see if I am interpreting the information accurately? </text:p>
              </text:list-item>
              <text:list-item>
                <text:p text:style-name="P301"><text:span text:style-name="T284">Do </text:span>my assumptions make sense?</text:p>
              </text:list-item>
              <text:list-item>
                <text:p text:style-name="P301"><text:span text:style-name="T73">Am I assuming </text:span><text:span text:style-name="T72">information is accurate rather than simply accept it as true?</text:span></text:p>
              </text:list-item>
            </text:list>
          </table:table-cell>
        </table:table-row>
        <table:table-row>
          <table:table-cell table:style-name="Table7.A2" office:value-type="string">
            <text:p text:style-name="P86"><text:span text:style-name="T290">3. </text:span>Precise- exact to necessary detail - <text:span text:style-name="Emphasis"><text:span text:style-name="T277">degree of precision appropriate for the problem context. </text:span></text:span></text:p>
            <text:p text:style-name="P86"><text:span text:style-name="T284">a</text:span>ppropriate attention to details through explicit and accurate use of language <text:span text:style-name="T285">including mathematical terms, definitions, labels, analogies, concepts, </text:span>and <text:span text:style-name="T285">symbols.</text:span> <text:s text:c="2"/></text:p>
            <text:p text:style-name="P86"/>
            <text:list xml:id="list104915258156654" text:continue-numbering="true" text:style-name="L30">
              <text:list-header>
                <text:p text:style-name="P318"/>
              </text:list-header>
            </text:list>
          </table:table-cell>
          <table:table-cell table:style-name="Table7.B2" office:value-type="string">
            <text:list xml:id="list104915258146349" text:continue-numbering="true" text:style-name="L30">
              <text:list-item>
                <text:p text:style-name="P301">Could you be more precise? </text:p>
              </text:list-item>
              <text:list-item>
                <text:p text:style-name="P301">Am I being specific?</text:p>
              </text:list-item>
              <text:list-item>
                <text:p text:style-name="P301">Am I providing details?</text:p>
              </text:list-item>
              <text:list-item>
                <text:p text:style-name="P301">Do I need more details?</text:p>
              </text:list-item>
              <text:list-item>
                <text:p text:style-name="P301">Could you provide more detiails?</text:p>
              </text:list-item>
              <text:list-item>
                <text:p text:style-name="P301">Could be more exact or specific?</text:p>
              </text:list-item>
              <text:list-item>
                <text:p text:style-name="P301"><text:span text:style-name="Emphasis"><text:span text:style-name="T288">Could </text:span></text:span><text:span text:style-name="Emphasis"><text:span text:style-name="T289">stat</text:span></text:span><text:span text:style-name="Emphasis"><text:span text:style-name="T288">e </text:span></text:span><text:span text:style-name="Emphasis"><text:span text:style-name="T289">your </text:span></text:span><text:span text:style-name="Emphasis"><text:span text:style-name="T288">understaning of the math term </text:span></text:span><text:span text:style-name="Emphasis"><text:span text:style-name="T289">you are</text:span></text:span><text:span text:style-name="Emphasis"><text:span text:style-name="T288"> using i</text:span></text:span><text:span text:style-name="Emphasis"><text:span text:style-name="T287">n </text:span></text:span><text:span text:style-name="Emphasis"><text:span text:style-name="T289">your </text:span></text:span><text:span text:style-name="Emphasis"><text:span text:style-name="T287">reasoning? </text:span></text:span></text:p>
              </text:list-item>
              <text:list-item>
                <text:p text:style-name="P301"><text:span text:style-name="Emphasis"><text:span text:style-name="T288">Could you </text:span></text:span><text:span text:style-name="Emphasis"><text:span text:style-name="T287">state </text:span></text:span><text:span text:style-name="Emphasis"><text:span text:style-name="T289">more explicitly </text:span></text:span><text:span text:style-name="Emphasis"><text:span text:style-name="T287">the meaning of, </text:span></text:span><text:span text:style-name="Emphasis"><text:span text:style-name="T289">or elaborate on, (choose) the math term, definition, skill, procedure, </text:span></text:span><text:span text:style-name="Emphasis"><text:span text:style-name="T287">symbol</text:span></text:span><text:span text:style-name="Emphasis"><text:span text:style-name="T289">(</text:span></text:span><text:span text:style-name="Emphasis"><text:span text:style-name="T287">s</text:span></text:span><text:span text:style-name="Emphasis"><text:span text:style-name="T289">)</text:span></text:span><text:span text:style-name="Emphasis"><text:span text:style-name="T287">, units of measure, labeling </text:span></text:span><text:span text:style-name="Emphasis"><text:span text:style-name="T289">of </text:span></text:span><text:span text:style-name="Emphasis"><text:span text:style-name="T287">axes, </text:span></text:span><text:span text:style-name="Emphasis"><text:span text:style-name="T289">etc. that you are using?</text:span></text:span><text:span text:style-name="T286"> </text:span></text:p>
                <text:p text:style-name="P319"/>
              </text:list-item>
            </text:list>
          </table:table-cell>
        </table:table-row>
        <table:table-row>
          <table:table-cell table:style-name="Table7.A2" office:value-type="string">
            <text:p text:style-name="Text_20_body"><text:span text:style-name="T196">4. R</text:span><text:span text:style-name="T193">elevance -relating to the problem o</text:span><text:span text:style-name="T194">r</text:span><text:span text:style-name="T193"> issue at hand - </text:span><text:span text:style-name="T195">I want to make sure I use information relevant to the problem. </text:span></text:p>
            <text:p text:style-name="P295"/>
          </table:table-cell>
          <table:table-cell table:style-name="Table7.B2" office:value-type="string">
            <text:list xml:id="list104915264151675" text:continue-numbering="true" text:style-name="L30">
              <text:list-item>
                <text:p text:style-name="P301">How is <text:span text:style-name="T290">what</text:span> you are doing is relevant to the question? (relevance)</text:p>
                <text:p text:style-name="P302"/>
              </text:list-item>
            </text:list>
          </table:table-cell>
        </table:table-row>
        <text:soft-page-break/>
        <table:table-row>
          <table:table-cell table:style-name="Table7.A2" office:value-type="string">
            <text:p text:style-name="Text_20_body"><text:span text:style-name="T273">5. </text:span><text:span text:style-name="T262">Depth - <text:s/></text:span><text:span text:style-name="T271">relates to the compexities </text:span><text:span text:style-name="T273">and rigor involved in</text:span><text:span text:style-name="T271"> the issue or problem, in contrast to surf</text:span><text:span text:style-name="T273">erficial understandings or treatment</text:span></text:p>
            <text:p text:style-name="P303"><text:s/></text:p>
          </table:table-cell>
          <table:table-cell table:style-name="Table7.B2" office:value-type="string">
            <text:list xml:id="list8373396506762251950" text:style-name="L31">
              <text:list-item>
                <text:p text:style-name="P305">What makes this a difficult problem?</text:p>
              </text:list-item>
            </text:list>
            <text:list xml:id="list1261576523690818417" text:style-name="L32">
              <text:list-item>
                <text:p text:style-name="P304"><text:span text:style-name="T209">What concepts are involvied in solving this problem?How are the concepts </text:span><text:span text:style-name="T208">connect</text:span><text:span text:style-name="T209">ed?</text:span></text:p>
              </text:list-item>
              <text:list-item>
                <text:p text:style-name="P304"><text:span text:style-name="T209">What resources will we need in order to solve this problem?</text:span> </text:p>
              </text:list-item>
            </text:list>
          </table:table-cell>
        </table:table-row>
        <table:table-row>
          <table:table-cell table:style-name="Table7.A2" office:value-type="string">
            <text:p text:style-name="Text_20_body">Breadth- encompasses multiple view points or representations. Most math concepts, problems and solutions can be represented using symbols, numbers, graphs, or descriptdively using one's language.</text:p>
          </table:table-cell>
          <table:table-cell table:style-name="Table7.B2" office:value-type="string">
            <text:p text:style-name="P206">Can you articulate another reasonable ways of looking at the issue(breadth</text:p>
          </table:table-cell>
        </table:table-row>
        <table:table-row>
          <table:table-cell table:style-name="Table7.A2" office:value-type="string">
            <text:p text:style-name="P260">Logic – thinking makes sense, no contradictions, able to follow reasoning</text:p>
            <text:p text:style-name="P260"/>
          </table:table-cell>
          <table:table-cell table:style-name="Table7.B2" office:value-type="string">
            <text:list xml:id="list104915269167846" text:continue-list="list104915264151675" text:style-name="L30">
              <text:list-item>
                <text:p text:style-name="P323">Can you express the logic that you used (logic</text:p>
              </text:list-item>
              <text:list-item>
                <text:p text:style-name="P322"><text:span text:style-name="T207">Planning results in an outline of the logical steps required to obtain a solution. In many cases the logical steps are conveniently expressed as mathematics.</text:span> </text:p>
              </text:list-item>
              <text:list-item>
                <text:p text:style-name="P324">Can you provide a flow-chart of your thinking?</text:p>
              </text:list-item>
              <text:list-item>
                <text:p text:style-name="P325">Am I clearly making connections between parts of the problem?</text:p>
              </text:list-item>
            </text:list>
          </table:table-cell>
        </table:table-row>
        <table:table-row>
          <table:table-cell table:style-name="Table7.A2" office:value-type="string">
            <text:p text:style-name="P260">Signficance – focuses on most important, not trivial</text:p>
            <text:p text:style-name="P260"/>
            <text:p text:style-name="P272">What is the most central idea to solving the problem?</text:p>
            <text:list xml:id="list2834867870099580675" text:style-name="L33">
              <text:list-item>
                <text:p text:style-name="P296">Which of the facts are most important?</text:p>
              </text:list-item>
            </text:list>
            <text:p text:style-name="P260"/>
          </table:table-cell>
          <table:table-cell table:style-name="Table7.B2" office:value-type="string">
            <text:list xml:id="list104915271140369" text:continue-list="list104915269167846" text:style-name="L30">
              <text:list-item>
                <text:p text:style-name="P320">Have you focused on the most significant issue in in dealing with this problem(significant)</text:p>
              </text:list-item>
              <text:list-item>
                <text:p text:style-name="P292">What math concepts are basic in the problem?</text:p>
              </text:list-item>
              <text:list-item>
                <text:p text:style-name="P320"><text:span text:style-name="T281">what information is important, what information can be ignored, and what additional information may be needed,</text:span> </text:p>
              </text:list-item>
            </text:list>
          </table:table-cell>
        </table:table-row>
        <table:table-row>
          <table:table-cell table:style-name="Table7.A10" office:value-type="string">
            <text:p text:style-name="P260">Fairness – justifable, multiple viewpoints or representations</text:p>
          </table:table-cell>
          <table:table-cell table:style-name="Table7.B10" office:value-type="string">
            <text:p text:style-name="P225">drawing a clear line between the results, on the one hand, and your judgment calls about how those results support a hypothesis. </text:p>
            <text:p text:style-name="P225"><text:soft-page-break/></text:p>
          </table:table-cell>
        </table:table-row>
      </table:table>
      <table:table table:name="Table10" table:style-name="Table10">
        <table:table-column table:style-name="Table10.A"/>
        <table:table-column table:style-name="Table10.B"/>
        <table:table-row>
          <table:table-cell table:style-name="Table10.A1" office:value-type="string">
            <text:p text:style-name="P264"/>
            <text:p text:style-name="P258"/>
            <text:p text:style-name="P283"/>
            <text:p text:style-name="P258"/>
            <text:p text:style-name="P278"/>
            <text:p text:style-name="P280"><text:tab/></text:p>
            <text:p text:style-name="P259"/>
            <text:p text:style-name="P258"/>
          </table:table-cell>
          <table:table-cell table:style-name="Table10.B1" office:value-type="string">
            <text:list xml:id="list104915276151287" text:continue-numbering="true" text:style-name="L30">
              <text:list-item>
                <text:p text:style-name="P316">the problem can be approached by students in multiple ways using different solution staratigies</text:p>
              </text:list-item>
              <text:list-item>
                <text:p text:style-name="P317"><text:span text:style-name="T280">the problem allows differnet solutions or <text:s/>decision or possitions sthat can be taken or defenced</text:span>)</text:p>
              </text:list-item>
              <text:list-item>
                <text:p text:style-name="P321"/>
              </text:list-item>
            </text:list>
          </table:table-cell>
        </table:table-row>
      </table:table>
      <text:p text:style-name="P257"/>
      <text:p text:style-name="P181">CROSS WALK COMMON CORE STANDARDS WITH CT</text:p>
      <text:p text:style-name="P163">Most important </text:p>
      <text:p text:style-name="P254"/>
      <table:table table:name="Table2" table:style-name="Table2">
        <table:table-column table:style-name="Table2.A"/>
        <table:table-column table:style-name="Table2.B"/>
        <table:table-column table:style-name="Table2.C"/>
        <table:table-row>
          <table:table-cell table:style-name="Table2.A1" office:value-type="string">
            <text:p text:style-name="P226">Element</text:p>
          </table:table-cell>
          <table:table-cell table:style-name="Table2.A1" office:value-type="string">
            <text:p text:style-name="P226">Standard</text:p>
          </table:table-cell>
          <table:table-cell table:style-name="Table2.C1" office:value-type="string">
            <text:p text:style-name="P227">Strategies for Understanding </text:p>
          </table:table-cell>
        </table:table-row>
        <table:table-row>
          <table:table-cell table:style-name="Table2.A2" office:value-type="string">
            <text:p text:style-name="P297">2</text:p>
            <text:p text:style-name="P152">2</text:p>
            <text:p text:style-name="P153">5. </text:p>
            <text:p text:style-name="P152">7</text:p>
            <text:p text:style-name="P149"><text:span text:style-name="T55">8. </text:span><text:span text:style-name="T62">Assumptions </text:span><text:span text:style-name="T55">– What assumptions am I making in understanding the problem?</text:span></text:p>
            <text:p text:style-name="P154"/>
            <text:p text:style-name="P150"><text:span text:style-name="T55">9. What is the </text:span><text:span text:style-name="T62">purpose</text:span><text:span text:style-name="T55"> in solving the problem?</text:span></text:p>
            <text:p text:style-name="P149"><text:span text:style-name="T55">10. What </text:span><text:span text:style-name="T62">questions</text:span><text:span text:style-name="T55"> to I have before I can begin to devise a solution plan?</text:span> Inference – What can we logically conclude based on the information presented in this problem?</text:p>
          </table:table-cell>
          <table:table-cell table:style-name="Table2.B2" office:value-type="string">
            <text:p text:style-name="P8"><text:span text:style-name="T232">Clarity – </text:span>I</text:p>
            <text:p text:style-name="P10"><text:span text:style-name="T232">Accuracy</text:span>- <text:s/><text:span text:style-name="T232">ignificance</text:span>- </text:p>
            <text:list xml:id="list104915283145285" text:continue-list="list2834867870099580675" text:style-name="L33">
              <text:list-item>
                <text:p text:style-name="P285">Is some information extraneous?</text:p>
              </text:list-item>
              <text:list-item>
                <text:p text:style-name="P286"/>
              </text:list-item>
            </text:list>
            <text:p text:style-name="P10">ke sense together?</text:p>
            <text:p text:style-name="P10"/>
            <text:p text:style-name="P11"/>
          </table:table-cell>
          <table:table-cell table:style-name="Table2.C2" office:value-type="string">
            <text:p text:style-name="P12">1. Have students read and reread the problem as they identify information:</text:p>
            <text:p text:style-name="P12">2. Underline key terms</text:p>
            <text:p text:style-name="P13">3. Use SQ3R* (survey, question, read, recite, review) - a comprehension strategy that helps students think about the text they are reading while they're reading by teaching students how to read and think like an effective reader.</text:p>
            <text:p text:style-name="P13">4.Identify words that I don't understand</text:p>
            <text:p text:style-name="P9">5. make sure that student have internalized concepts relevant to the problem- practice applying the concept if needed prior to solving the problem. Help student learn ti evaluate their work</text:p>
            <text:p text:style-name="P14">Stop every sentence or tow and summarize, and take notes either orally or in wiring, what is being said. </text:p>
            <text:p text:style-name="P12"><text:span text:style-name="T232">5. T</text:span>ranslate into symbols when <text:soft-page-break/>appropriate</text:p>
            <text:p text:style-name="P15">6. Write down what I don't understand.</text:p>
            <text:p text:style-name="P151">Break it down into sub-goals? </text:p>
            <text:p text:style-name="P12">*SEER the problem</text:p>
            <text:p text:style-name="P14">Have students write what they do or do not understand – writing forces us to make explicit what we do and do not understand. Often we have the illusion we understand until we try to express our understanding in written formulas. Speakin is another powerful tool in learning. If we can explain what we are learning to another person, we typically gain a deeper level of understanding ourselves. Allow students an opportunity to </text:p>
          </table:table-cell>
        </table:table-row>
      </table:table>
      <text:p text:style-name="P75"/>
      <text:p text:style-name="P7"><text:span text:style-name="T37"><text:tab/>*</text:span><text:span text:style-name="T55">SEER </text:span></text:p>
      <text:p text:style-name="P30"><text:tab/><text:tab/>Read, state or accurately paraphrase the problem in their own words, </text:p>
      <text:p text:style-name="P30"><text:tab/><text:tab/>elaborate</text:p>
      <text:p text:style-name="P30"><text:tab/><text:tab/>Give an<text:tab/>example, </text:p>
      <text:p text:style-name="P22"><text:span text:style-name="T70"><text:tab/><text:tab/>Represen</text:span><text:span text:style-name="T71">t</text:span><text:span text:style-name="T69"> the problem with a drawing, diagram, graph, symbol, or formula – can students write a <text:tab/><text:tab/><text:tab/><text:tab/>mathematical sentence following SEER). Model the SEER process for students using a familiar concept - <text:tab/></text:span><text:span text:style-name="T63"><text:tab/><text:tab/>have students practice </text:span></text:p>
      <text:p text:style-name="P21"><text:span text:style-name="T43">Checklist for </text:span><text:span text:style-name="T44">standards</text:span></text:p>
      <text:p text:style-name="P143"/>
      <text:p text:style-name="P314"/>
      <text:p text:style-name="P40">II. <text:tab/>Devise a plan (Polya step 2):</text:p>
      <text:p text:style-name="P62"/>
      <table:table table:name="Table3" table:style-name="Table3">
        <table:table-column table:style-name="Table3.A"/>
        <table:table-column table:style-name="Table3.B"/>
        <table:table-column table:style-name="Table3.C"/>
        <table:table-row>
          <table:table-cell table:style-name="Table3.A1" office:value-type="string">
            <text:p text:style-name="P213">Element</text:p>
          </table:table-cell>
          <table:table-cell table:style-name="Table3.A1" office:value-type="string">
            <text:p text:style-name="P213">Standard</text:p>
          </table:table-cell>
          <table:table-cell table:style-name="Table3.C1" office:value-type="string">
            <text:p text:style-name="P213">Methods</text:p>
          </table:table-cell>
        </table:table-row>
        <table:table-row>
          <table:table-cell table:style-name="Table3.A7" office:value-type="string">
            <text:p text:style-name="P77">Question or Problem at hand?<text:span text:style-name="T236">'</text:span></text:p>
            <text:p text:style-name="P138">What is the problem asking or what question am I trying to answer?</text:p>
            <text:p text:style-name="P139"><text:soft-page-break/>What questions are emerging as we think our way through the plan?</text:p>
            <text:p text:style-name="P136">How can the information be used?</text:p>
            <text:p text:style-name="P136">How are concepts/content relevant to the problem and how will information be related to content?</text:p>
            <text:p text:style-name="P136">Do I need to seek new information and data.?</text:p>
            <text:p text:style-name="P140">Make sure that all data used is clear, accurate, and relevant to the problem at hand</text:p>
            <text:p text:style-name="P140">Make sure you have gathered sufficient data</text:p>
            <text:p text:style-name="P137">Can you explain the main concept behind the problem in your own words?</text:p>
            <text:p text:style-name="P136"/>
            <text:p text:style-name="P136">Can you relate new information to previous learning?</text:p>
            <text:p text:style-name="P136">Can I explain my solution strategy to some one else?</text:p>
            <text:p text:style-name="P133"/>
            <text:p text:style-name="P142">Identify possible solution <text:soft-page-break/>strategies</text:p>
            <text:p text:style-name="P134"><text:span text:style-name="T240">W</text:span>hich solutions are fastest r easiest?</text:p>
            <text:p text:style-name="P134">Can you break the solution strategy into steps?</text:p>
            <text:p text:style-name="P141">What technologies are avalialble or useful?</text:p>
            <text:p text:style-name="P141">What resources do I need?</text:p>
            <text:p text:style-name="P134">What problems should be solve first</text:p>
            <text:p text:style-name="P135">Identify possible solutions to be implemented</text:p>
            <text:p text:style-name="P134">Evaluation of solutions – graphical, formula/symbolic/numerical</text:p>
            <text:p text:style-name="P134">Use of technology</text:p>
            <text:p text:style-name="P134">How will the solution be verified?</text:p>
            <text:p text:style-name="P134">What resources will I need?</text:p>
            <text:p text:style-name="P134">Can possible solutions be tested?</text:p>
            <text:p text:style-name="P142">Collect more data</text:p>
            <text:p text:style-name="P135"><text:span text:style-name="T240">I</text:span>dentify the goal and then work backward or list actions required and work forward</text:p>
            <text:p text:style-name="P134"><text:span text:style-name="T240">R</text:span>estate or draw the <text:soft-page-break/>relationship between the content learned and the problem</text:p>
            <text:p text:style-name="P133">What information is still missing?</text:p>
            <text:p text:style-name="P132">What do I not understand about the problem or question?</text:p>
            <text:p text:style-name="P132">What math concepts are relevant?</text:p>
            <text:p text:style-name="P132">What math concepts are relevant?</text:p>
            <text:p text:style-name="P146">What questions to I have before I can begin to devise a solution plan? </text:p>
            <text:p text:style-name="P145"><text:span text:style-name="T237">C</text:span>an I estimate the solution?</text:p>
            <text:p text:style-name="P145">Is the information that I've found based on an assumption or factual?</text:p>
            <text:p text:style-name="P147">Consider the impact of alternative or unexpressed assumptions</text:p>
            <text:p text:style-name="P147">Consider the impact <text:soft-page-break/>of removing assumptions</text:p>
          </table:table-cell>
          <table:table-cell table:style-name="Table3.B7" office:value-type="string">
            <text:p text:style-name="P81">Is the purpose <text:span text:style-name="T232">clear?</text:span></text:p>
            <text:p text:style-name="P81">Why is the <text:span text:style-name="T232">problem important</text:span>?</text:p>
            <text:p text:style-name="P80">What information is relevant?</text:p>
            <text:p text:style-name="P80">Is some information extraneous?</text:p>
            <text:p text:style-name="P82"><text:soft-page-break/>Am I being clear in stating the purpose?</text:p>
            <text:p text:style-name="P82">Can I check if my understanding is accurate?</text:p>
            <text:p text:style-name="P64">Estimate (quantity measure or magnitude)</text:p>
            <text:p text:style-name="P69">Make sure you are using concepts with care and precision</text:p>
            <text:p text:style-name="P71">relevance – How is that connecdted to the question?</text:p>
            <text:p text:style-name="P70"><text:span text:style-name="T247">L</text:span>ogic – does this really make sense?</text:p>
            <text:p text:style-name="P70">How does this step folllow from what we said earlier/</text:p>
          </table:table-cell>
          <table:table-cell table:style-name="Table3.C7" office:value-type="string">
            <text:p text:style-name="P81">Have students read and reread the problem as they identify information:</text:p>
            <text:p text:style-name="P81">Underline key terms – model for students</text:p>
            <text:p text:style-name="P81"><text:soft-page-break/></text:p>
            <text:p text:style-name="P81"><text:span text:style-name="T235">k</text:span>nown and unknowns, extraneous information, </text:p>
            <text:p text:style-name="P78">words that I don't understand</text:p>
            <text:p text:style-name="P81"><text:span text:style-name="T235">d</text:span>etect missing<text:tab/><text:span text:style-name="T232">information</text:span>, related content or <text:span text:style-name="T232">concepts</text:span>, related problems, check <text:span text:style-name="T232">assumptions</text:span></text:p>
            <text:p text:style-name="P81">translate into symbols when appropriate </text:p>
            <text:p text:style-name="P79">use SQR</text:p>
            <text:p text:style-name="P83">Check periodically to make sure you are still on target</text:p>
            <text:p text:style-name="P83"/>
            <text:p text:style-name="P144">Break it down into sub-goals? <text:span text:style-name="T246">Or sub-problems<text:line-break/>Flowchart the sloution strategyu</text:span></text:p>
            <text:p text:style-name="P78">RSEER*<text:span text:style-name="T241">Concept map</text:span></text:p>
            <text:p text:style-name="P236">Reflect on possible strategies -</text:p>
            <text:p text:style-name="P24"><text:span text:style-name="T45">Can other points of view for arriving at conclusion.</text:span><text:span text:style-name="T37"> </text:span></text:p>
            <text:p text:style-name="P65"><text:tab/>Have students </text:p>
            <text:p text:style-name="P25"><text:span text:style-name="T37">develop a line of reasoning Map and explain the plan – </text:span><text:span text:style-name="T47">bring in the solution</text:span></text:p>
            <text:p text:style-name="P26"><text:span text:style-name="T49">Breakdown problem <text:s/>- </text:span><text:span text:style-name="T48">simplification – </text:span><text:span text:style-name="T37">Identify goals and sub-goals- </text:span><text:soft-page-break/><text:span text:style-name="T49">actions and strategies</text:span></text:p>
            <text:p text:style-name="P66">Connect and analyze data – <text:span text:style-name="T220">connect between data and unknowns consider </text:span></text:p>
            <text:p text:style-name="P235"/>
            <text:p text:style-name="P67">auxiliary problem solution plan is not accessible</text:p>
            <text:p text:style-name="P67">Have you seen it before?</text:p>
            <text:p text:style-name="P67">Do you know a related problem/</text:p>
            <text:p text:style-name="P39">Do you know a useful theory,</text:p>
            <text:p text:style-name="P39">Can you solve part of the problem</text:p>
            <text:p text:style-name="P39">Work backwards</text:p>
            <text:p text:style-name="P17"><text:span text:style-name="T37">Importance of visual tools – </text:span><text:span text:style-name="T49">picture of what I am thinking, develops a mental model (flow chart step 5)</text:span></text:p>
            <text:p text:style-name="P42"><text:tab/>Revise first estimate</text:p>
            <text:p text:style-name="P39">Can you restate the problem differently</text:p>
            <text:p text:style-name="P81"/>
          </table:table-cell>
        </table:table-row>
        <table:table-row>
          <table:table-cell table:style-name="Table3.A7" office:value-type="string">
            <text:p text:style-name="P215"/>
          </table:table-cell>
          <table:table-cell table:style-name="Table3.B7" office:value-type="string">
            <text:p text:style-name="P215"/>
          </table:table-cell>
          <table:table-cell table:style-name="Table3.C7" office:value-type="string">
            <text:p text:style-name="P215"/>
          </table:table-cell>
        </table:table-row>
        <table:table-row>
          <table:table-cell table:style-name="Table3.A7" office:value-type="string">
            <text:p text:style-name="P215"/>
          </table:table-cell>
          <table:table-cell table:style-name="Table3.B7" office:value-type="string">
            <text:p text:style-name="P215"/>
          </table:table-cell>
          <table:table-cell table:style-name="Table3.C7" office:value-type="string">
            <text:p text:style-name="P215"/>
          </table:table-cell>
        </table:table-row>
        <table:table-row>
          <table:table-cell table:style-name="Table3.A7" office:value-type="string">
            <text:p text:style-name="P215"/>
          </table:table-cell>
          <table:table-cell table:style-name="Table3.B7" office:value-type="string">
            <text:p text:style-name="P215"/>
          </table:table-cell>
          <table:table-cell table:style-name="Table3.C7" office:value-type="string">
            <text:p text:style-name="P215"/>
          </table:table-cell>
        </table:table-row>
        <table:table-row>
          <table:table-cell table:style-name="Table3.A7" office:value-type="string">
            <text:p text:style-name="P215"/>
          </table:table-cell>
          <table:table-cell table:style-name="Table3.B7" office:value-type="string">
            <text:p text:style-name="P215"/>
          </table:table-cell>
          <table:table-cell table:style-name="Table3.C7" office:value-type="string">
            <text:p text:style-name="P215"/>
          </table:table-cell>
        </table:table-row>
        <table:table-row>
          <table:table-cell table:style-name="Table3.A7" office:value-type="string">
            <text:p text:style-name="P215"/>
          </table:table-cell>
          <table:table-cell table:style-name="Table3.B7" office:value-type="string">
            <text:p text:style-name="P215"/>
          </table:table-cell>
          <table:table-cell table:style-name="Table3.C7" office:value-type="string">
            <text:p text:style-name="P215"/>
          </table:table-cell>
        </table:table-row>
      </table:table>
      <text:p text:style-name="P60"/>
      <text:p text:style-name="P41"/>
      <text:p text:style-name="P41"><text:tab/></text:p>
      <text:p text:style-name="P63"><text:tab/>Reflect on possible strategies -</text:p>
      <text:p text:style-name="P23"><text:span text:style-name="T45">Can other points of view for arriving at conclusion.</text:span><text:span text:style-name="T37"> </text:span></text:p>
      <text:p text:style-name="P23"><text:span text:style-name="T37"><text:tab/>Have students develop a line of reasoning Map and explain the plan – </text:span><text:span text:style-name="T47">bring in the solution</text:span></text:p>
      <text:p text:style-name="P47"/>
      <text:p text:style-name="P41">III.<text:tab/>Implementing a solution plan – <text:span text:style-name="T221">Carry out the plan</text:span></text:p>
      <text:p text:style-name="P61"/>
      <table:table table:name="Table4" table:style-name="Table4">
        <table:table-column table:style-name="Table4.A"/>
        <table:table-column table:style-name="Table4.B"/>
        <table:table-column table:style-name="Table4.C"/>
        <table:table-row>
          <table:table-cell table:style-name="Table4.A1" office:value-type="string">
            <text:p text:style-name="P214">Element</text:p>
          </table:table-cell>
          <table:table-cell table:style-name="Table4.A1" office:value-type="string">
            <text:p text:style-name="P214">Standard</text:p>
          </table:table-cell>
          <table:table-cell table:style-name="Table4.C1" office:value-type="string">
            <text:p text:style-name="P214">Methods</text:p>
          </table:table-cell>
        </table:table-row>
        <table:table-row>
          <table:table-cell table:style-name="Table4.A7" office:value-type="string">
            <text:p text:style-name="P72">Implement the solution ev</text:p>
            <text:p text:style-name="P73">What questions are emerging for you as we think our way through this problem?</text:p>
          </table:table-cell>
          <table:table-cell table:style-name="Table4.B7" office:value-type="string">
            <text:p text:style-name="P26"><text:span text:style-name="T49">Breakdown problem <text:s/>- </text:span><text:span text:style-name="T48">simplification – </text:span><text:span text:style-name="T37">Identify goals and sub-goals- </text:span><text:span text:style-name="T49">actions and strategies</text:span></text:p>
            <text:p text:style-name="P66">Connect and analyze data – <text:span text:style-name="T220">connect between data </text:span><text:soft-page-break/><text:span text:style-name="T220">and unknowns consider </text:span></text:p>
            <text:p text:style-name="P68">Breadth – <text:span text:style-name="T220">D</text:span>o we need to look at this in other ways/</text:p>
            <text:p text:style-name="P237">Check you thing using intellectual standards – am I being clear? Accurate? Relevant? Logical?</text:p>
            <text:p text:style-name="P67">auxiliary problem solution plan is not accessible</text:p>
            <text:p text:style-name="P67">Have you seen it before?</text:p>
            <text:p text:style-name="P67">Do you know a related problem/</text:p>
            <text:p text:style-name="P39">Do you know a useful theory,</text:p>
            <text:p text:style-name="P39">Can you solve part of the problem</text:p>
            <text:p text:style-name="P58">Am I accurate at each step?</text:p>
            <text:p text:style-name="P58"/>
            <text:p text:style-name="P39">Work backwards</text:p>
            <text:p text:style-name="P17"><text:span text:style-name="T37">Importance of visual tools – </text:span><text:span text:style-name="T49">picture of what I am thinking, develops a mental model (flow chart step 5)</text:span></text:p>
            <text:p text:style-name="P42"><text:soft-page-break/><text:tab/>Revise first estimate</text:p>
            <text:p text:style-name="P39">Can you restate the problem differently</text:p>
            <text:p text:style-name="P39">Are you using all of the data?</text:p>
            <text:p text:style-name="P54">Relevance -does that help us with the problem?</text:p>
            <text:p text:style-name="P54">Do we need to look at this in to other ways?</text:p>
            <text:p text:style-name="P39">Does some of the information seem irrelevant? Or not needed</text:p>
            <text:p text:style-name="P39">SEER again</text:p>
            <text:p text:style-name="P39">Make a table and look for patterns</text:p>
            <text:p text:style-name="P44">Can you articulate another reasonable way of looking at the issue (breadth)</text:p>
            <text:p text:style-name="P44">Can you express the loci that you used (logic)</text:p>
            <text:p text:style-name="P44">Have you focused on the <text:soft-page-break/>most significant issue in dealing with this problem? (significance<text:span text:style-name="T222">)</text:span></text:p>
            <text:list xml:id="list2777217520110893238" text:style-name="L34">
              <text:list-item>
                <text:p text:style-name="P310">Provide scaffolding for difficult problems (e.g., break them into smaller and simpler problems, give hints about possible strategies, or provide partial solutions).</text:p>
              </text:list-item>
              <text:list-item>
                <text:p text:style-name="P311">Information – at each step or intermediate step – ask – How can we check o see if the information is accurate?</text:p>
              </text:list-item>
              <text:list-item>
                <text:p text:style-name="P312">Ask students to explain what they are doing as they work through a problem</text:p>
              </text:list-item>
            </text:list>
            <text:p text:style-name="P238">ASSUMPTIONS – WHAT HAVE YOU TAKEN FOR GRANTED <text:s/>IN THINKING THROUGH TEH PRONLEM?sHOULD WE ACCCCEPT THESE ASSUMOTION OR QUESTION THEM/</text:p>
          </table:table-cell>
          <table:table-cell table:style-name="Table4.C7" office:value-type="string">
            <text:p text:style-name="P48">monitor how well he or she is arriving at conclusion?</text:p>
            <text:p text:style-name="P48">Allow for mistakes/errors</text:p>
            <text:p text:style-name="P57">Allow student to ask <text:soft-page-break/>and pursue “what – if” questions</text:p>
            <text:p text:style-name="P44">How can we check to see if the information you are using is accurate? (accuracy)</text:p>
            <text:p text:style-name="P46">How to you know that what you are doing is relevant to the</text:p>
            <text:p text:style-name="P46"><text:span text:style-name="T246">Check periodically to make sure you are still on target</text:span> question? (relevance)</text:p>
            <text:p text:style-name="P44"/>
            <text:p text:style-name="P39">Can you seed clearly that the step is correct/</text:p>
            <text:p text:style-name="P39">Can you prove that it is correct?</text:p>
            <text:p text:style-name="P48">keep track and save all results/data</text:p>
            <text:p text:style-name="P48">show all of my work include partial solutions</text:p>
            <text:p text:style-name="P48">compare attempts to solve similar problems</text:p>
            <text:p text:style-name="P48">check answers for <text:soft-page-break/>accuracy</text:p>
            <text:p text:style-name="P48">revise plan</text:p>
            <text:p text:style-name="P48">How can I check my answer?</text:p>
            <text:p text:style-name="P48">Can I work the problem using a different method?</text:p>
            <text:p text:style-name="P48">Does the answer make sense?</text:p>
            <text:p text:style-name="P48">Am I being logical?</text:p>
          </table:table-cell>
        </table:table-row>
        <table:table-row>
          <table:table-cell table:style-name="Table4.A7" office:value-type="string">
            <text:p text:style-name="P218">Are we making <text:soft-page-break/>additonal assumptions?</text:p>
            <text:p text:style-name="P218"/>
          </table:table-cell>
          <table:table-cell table:style-name="Table4.B7" office:value-type="string">
            <text:p text:style-name="P217">Accuracy – How could <text:soft-page-break/>we check on that?</text:p>
            <text:p text:style-name="P217">How could we find out if that is true?</text:p>
            <text:p text:style-name="P217">How can we verify or test that?</text:p>
            <text:p text:style-name="P218">Have all asumptions been challenged for legitamacy?</text:p>
          </table:table-cell>
          <table:table-cell table:style-name="Table4.C7" office:value-type="string">
            <text:p text:style-name="P216"/>
          </table:table-cell>
        </table:table-row>
        <table:table-row>
          <table:table-cell table:style-name="Table4.A7" office:value-type="string">
            <text:p text:style-name="P147">Consider the impact of alternative or unexpressed assumptions</text:p>
            <text:p text:style-name="P147">Consider the impact of removing assumptions</text:p>
          </table:table-cell>
          <table:table-cell table:style-name="Table4.B7" office:value-type="string">
            <text:p text:style-name="P216"/>
          </table:table-cell>
          <table:table-cell table:style-name="Table4.C7" office:value-type="string">
            <text:p text:style-name="P216"/>
          </table:table-cell>
        </table:table-row>
        <table:table-row>
          <table:table-cell table:style-name="Table4.A7" office:value-type="string">
            <text:p text:style-name="P216"/>
          </table:table-cell>
          <table:table-cell table:style-name="Table4.B7" office:value-type="string">
            <text:p text:style-name="P216"/>
          </table:table-cell>
          <table:table-cell table:style-name="Table4.C7" office:value-type="string">
            <text:p text:style-name="P216"/>
          </table:table-cell>
        </table:table-row>
        <table:table-row>
          <table:table-cell table:style-name="Table4.A7" office:value-type="string">
            <text:p text:style-name="P216"/>
          </table:table-cell>
          <table:table-cell table:style-name="Table4.B7" office:value-type="string">
            <text:p text:style-name="P216"/>
          </table:table-cell>
          <table:table-cell table:style-name="Table4.C7" office:value-type="string">
            <text:p text:style-name="P216"/>
          </table:table-cell>
        </table:table-row>
        <table:table-row>
          <table:table-cell table:style-name="Table4.A7" office:value-type="string">
            <text:p text:style-name="P216"/>
          </table:table-cell>
          <table:table-cell table:style-name="Table4.B7" office:value-type="string">
            <text:p text:style-name="P216"/>
          </table:table-cell>
          <table:table-cell table:style-name="Table4.C7" office:value-type="string">
            <text:p text:style-name="P216"/>
          </table:table-cell>
        </table:table-row>
      </table:table>
      <text:p text:style-name="P61"/>
      <text:p text:style-name="P42"/>
      <text:p text:style-name="P47"/>
      <text:p text:style-name="P47"/>
      <text:p text:style-name="P47"/>
      <text:p text:style-name="P47">IV.<text:tab/>Reflecting on the Problem</text:p>
      <text:p text:style-name="P18"><text:span text:style-name="T37">Verify conclusion in different ways – different </text:span><text:span text:style-name="T46">pathway</text:span></text:p>
      <text:p text:style-name="P54">logic – Does our conclusion follow from the evidence?</text:p>
      <text:p text:style-name="P49">Did the plan work <text:line-break/><text:soft-page-break/><text:span text:style-name="T243">Can I make well-reasoned conclusions and solutions – testing them against relevant criteria and standards</text:span></text:p>
      <text:p text:style-name="P55">Identify assumptions they led you to your conclusions</text:p>
      <text:p text:style-name="P56">Search for negative as well as positive implications within the context of <text:span text:style-name="T247">Implications:</text:span></text:p>
      <text:p text:style-name="P58">What would I have done differently in attempting to solve this problem?</text:p>
      <text:p text:style-name="P56">the problem (technical, social, environments, ethical)</text:p>
      <text:p text:style-name="P52">Practical consequ3nd3w of the solution within the context of the problem solving Does the anwer make sencse? -</text:p>
      <text:p text:style-name="P52">Does it seem reasonable?</text:p>
      <text:p text:style-name="P147">Consider the impact of alternative or unexpressed assumptions</text:p>
      <text:p text:style-name="P147">Consider the impact of removing assumptions</text:p>
      <text:p text:style-name="P52"/>
      <text:p text:style-name="P52">What did I learn? Can I connect it to a different problem?</text:p>
      <text:p text:style-name="P52">Can I remember what I did?</text:p>
      <text:p text:style-name="P53">What new connections between content did you learn from solving the problem?</text:p>
      <text:p text:style-name="P54">Logic_ </text:p>
      <text:p text:style-name="P53">Can you interpret your work in a practical or meaningful way?</text:p>
      <text:p text:style-name="P53">Was the solution a surprise? Does it seem reasonable? Why/why not?</text:p>
      <text:p text:style-name="P51">Analyze the process to understand important contributors</text:p>
      <text:p text:style-name="P217">Accuracy – How could we check on that?</text:p>
      <text:p text:style-name="P217">How could we find out if that is true?</text:p>
      <text:p text:style-name="P222">How can we verify or test that?</text:p>
      <text:p text:style-name="P49"><text:soft-page-break/><text:span text:style-name="T242">Evaluate the effects – standardize the process</text:span> correct assumptions made?</text:p>
      <text:p text:style-name="P59">Work backward up the model one step at a time if it was not effective</text:p>
      <text:p text:style-name="P45"><text:span text:style-name="T242">Leveraging the learning – adapt solution to similar problems – add to lessons learned sources </text:span><text:line-break/>Can you check the result?</text:p>
      <text:p text:style-name="P43">Does the argument make sense?</text:p>
      <text:p text:style-name="P43">Does your answer make sense?</text:p>
      <text:p text:style-name="P43">Did you answer all parts of the problem? What did you learn form completing the problem?</text:p>
      <text:p text:style-name="P43">If I encountered a similar problem in the future, how could I better solve it? I<text:span text:style-name="T221">s the answer unique or are there others? Can I explain my answer in the context of the problem?</text:span></text:p>
      <text:p text:style-name="P19"><text:span text:style-name="T37">How can I check my work for accuracy? - </text:span><text:span text:style-name="T50">check against standards – accuracy clarity, depth</text:span></text:p>
      <text:p text:style-name="P50"/>
      <text:p text:style-name="P47">V. Extend the problem</text:p>
      <text:p text:style-name="P38">Can you use the results of or the method, for some other problem</text:p>
      <text:p text:style-name="P50"/>
      <text:p text:style-name="P50">Notes:</text:p>
      <text:p text:style-name="P50">See Elder and Paul checklist for reasoning</text:p>
      <text:p text:style-name="P50">standards: clarity accuracy, relevance, significance, logic, completeness</text:p>
      <text:p text:style-name="P50">Coach for rewarding perseverance, effort, develop confidence in reasoning, autonomy</text:p>
      <text:p text:style-name="P40"><text:soft-page-break/></text:p>
      <text:p text:style-name="P37"/>
      <text:p text:style-name="P37"/>
      <text:p text:style-name="P37"/>
      <text:p text:style-name="P37"/>
      <text:p text:style-name="P37"/>
      <text:p text:style-name="P37"/>
      <text:p text:style-name="P74"/>
      <text:p text:style-name="P177"/>
      <text:p text:style-name="P177"/>
      <text:p text:style-name="P189"><text:span text:style-name="T4">1.<text:tab/>Having students summarize in their own works what a problem or teacher is asking them <text:tab/>to </text:span><text:span text:style-name="T5">solve.</text:span></text:p>
      <text:p text:style-name="P189"><text:span text:style-name="T4"><text:tab/>Elaborate on what they understand and focus</text:span><text:span text:style-name="T5"> on accuracy. When reasoning through a <text:tab/>problem. I want to make sure I am using accurate information want to check to see if the <text:tab/>information is accurate rather than simply accept it as true. Ask how they know the <text:tab/>information they are using is accurate. </text:span></text:p>
      <text:p text:style-name="P195"><text:span text:style-name="T9">2.<text:tab/></text:span><text:span text:style-name="T1">Focus on relevance. I want to make sure I use information relevant to the problem. </text:span></text:p>
      <text:p text:style-name="P162"><text:tab/>As you coach student by modeling the thinking you want students to learn, I point out <text:tab/>exactly what mover I am making with FACT©.Have students observe the question you are <text:tab/>asking and the thinking our are displaying and then discuss the mover you made. The main <text:tab/>point is that it is my primary intention to help students learn to use these “moves” in their <text:tab/>thinking while learning and applying content of the course.</text:p>
      <text:p text:style-name="P189"><text:span text:style-name="T9">3.<text:tab/></text:span><text:span text:style-name="T4">Related to the use of content within the students' own knowledge and experience Give <text:tab/>examples to clarify or support what th</text:span><text:span text:style-name="T9">e</text:span><text:span text:style-name="T4">y said</text:span></text:p>
      <text:p text:style-name="P195"><text:span text:style-name="T9">4.<text:tab/></text:span><text:span text:style-name="T4">T</text:span><text:span text:style-name="T1">hink about the key concepts involved in the problems</text:span></text:p>
      <text:p text:style-name="P162"><text:soft-page-break/><text:tab/>Focus on clarity – try expressing the problem in a different was, elaborate on the concept, <text:tab/>relate it to another problem seen earlier, draw a picture if necessary</text:p>
      <text:p text:style-name="P189"><text:span text:style-name="T9">5.<text:tab/></text:span><text:span text:style-name="T4">Make connections between related concepts</text:span></text:p>
      <text:p text:style-name="P189"><text:span text:style-name="T9">6.<text:tab/></text:span><text:span text:style-name="T4">Devise solution strategies.</text:span></text:p>
      <text:p text:style-name="P189"><text:span text:style-name="T9">7.<text:tab/></text:span><text:span text:style-name="T4">Articulate the most pressing question on their mind </text:span></text:p>
      <text:p text:style-name="P192"><text:span text:style-name="T2">N</text:span><text:span text:style-name="T9">ow when I think of my students as the athletes and I am their coach, the</text:span></text:p>
      <text:p text:style-name="P180">Create a glossary of the most important ideas you learn in each subject you study</text:p>
      <text:p text:style-name="P180"/>
      <text:p text:style-name="P193"><text:span text:style-name="T9">en some of my thinking will include the following:</text:span><text:span text:style-name="T2"> </text:span><text:span text:style-name="T1"><text:s/></text:span></text:p>
      <text:p text:style-name="P203"/>
      <text:p text:style-name="P28">Add new ideas to the list and underline those ideas you are confident you can explain. </text:p>
      <text:p text:style-name="P28">Do you see interconnected relationship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9"/>
      <text:p text:style-name="P29"/>
      <text:p text:style-name="P29"/>
      <text:p text:style-name="P29"/>
      <text:p text:style-name="P2"><text:span text:style-name="T59">W</text:span><text:span text:style-name="T55">orkplace</text:span></text:p>
      <text:p text:style-name="P201">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130"/>
      <text:p text:style-name="P29"/>
      <text:p text:style-name="P6"><text:span text:style-name="T59">T</text:span><text:span text:style-name="T212">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89"/>
      <text:p text:style-name="P89"/>
      <text:p text:style-name="P208"><text:span text:style-name="T36">C</text:span>ritical thinking encompasses the more complex executive functions, such as reasoning, motivation, and judgment – essential skills for success<text:span text:style-name="T36"> in mastering mathematics. Problem solving skills whether mathematical or any field of study </text:span>demands <text:span text:style-name="T36">students or employees </text:span>who can think clearly, precisely, deeply, and accurately while solving problems, making decisions, identifying and answering questions, evaluating, analyzing, and communicating.<text:span text:style-name="T36"> C</text:span><text:span text:style-name="T33">ritical thinking plays a vital role in facilitating </text:span><text:span text:style-name="T34">deep learning and</text:span><text:span text:style-name="T33"> is an essential skill for </text:span><text:span text:style-name="T34">learning to effectively learn mathematics </text:span><text:span text:style-name="T33">or to become a highly effective and skilled employee. <text:s/>As Richard Paul note</text:span><text:span text:style-name="T35">s</text:span><text:span text:style-name="T33">,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198"><text:soft-page-break/><text:span text:style-name="T13">C</text:span><text:span text:style-name="T1">ritical Thinking in the Workplace</text:span></text:p>
      <text:p text:style-name="P184"/>
      <text:p text:style-name="P115"><text:span text:style-name="T129">Too often students are told to analy</text:span><text:span text:style-name="T135">ze</text:span><text:span text:style-name="T129"> a problem and have never been taught a consistent method that can be flexibly applied </text:span><text:span text:style-name="T132">for </text:span><text:span text:style-name="T135">lear</text:span><text:span text:style-name="T129">ning </text:span><text:span text:style-name="T133">mathematics</text:span><text:span text:style-name="T129">. Consider, even </text:span><text:span text:style-name="T130">a curriculum for Root Cause Analysis </text:span><text:span text:style-name="T134">(RCA) an approach use</text:span><text:span text:style-name="T135">d</text:span><text:span text:style-name="T130"> by corporations </text:span><text:span text:style-name="T135">for the analysis of problem situations</text:span><text:span text:style-name="T130">. One popular presentation states: “A critical part of the problem solving process is “An analytical process based on </text:span></text:p>
      <text:list xml:id="list4612239878203942036" text:style-name="L35">
        <text:list-item>
          <text:p text:style-name="P309"><text:span text:style-name="T129">b</text:span><text:span text:style-name="T127">reaking the system down into its components</text:span></text:p>
        </text:list-item>
        <text:list-item>
          <text:p text:style-name="P309"><text:span text:style-name="T127">understanding the effect of each component on other</text:span><text:span text:style-name="T135">s</text:span><text:span text:style-name="T127"> and/or the system”</text:span></text:p>
        </text:list-item>
      </text:list>
      <text:p text:style-name="P212"/>
      <text:p text:style-name="P211"><text:span text:style-name="T127">Sound familiar, </text:span><text:span text:style-name="T135">the same curriculum essentially follows Polya's four steps and later instructs </text:span><text:span text:style-name="T127">employees to understand the problem, break it down, </text:span><text:span text:style-name="T135">and analyze data. Again, the method </text:span><text:span text:style-name="T136">neglects the </text:span><text:span text:style-name="T135">very tools necessary for </text:span><text:span text:style-name="T136">understanding and analyzing situations and </text:span><text:span text:style-name="T135">for consistently thinking about </text:span><text:span text:style-name="T127">how to think in flexible way</text:span><text:span text:style-name="T131">s</text:span><text:span text:style-name="T127"> </text:span><text:span text:style-name="T136">that led to accurate </text:span><text:span text:style-name="T127">problem solving </text:span><text:span text:style-name="T136">or effective learning. To improve thinking the role of metacognition cannot be avoided. </text:span><text:span text:style-name="T127">The Paul and Elder model </text:span><text:span text:style-name="T136">of critical thinking</text:span><text:span text:style-name="T127">, combined with Po</text:span><text:span text:style-name="T131">l</text:span><text:span text:style-name="T127">ya and subsequent research </text:span><text:span text:style-name="T131">findings </text:span><text:span text:style-name="T127">contribute toward addressing the </text:span><text:span text:style-name="T142">how</text:span><text:span text:style-name="T127"> to understand, analyze, and solve” problems. </text:span></text:p>
      <text:p text:style-name="P101"/>
      <text:p text:style-name="P185"><text:span text:style-name="T1">There is a growing need for workers who can adapt quickly by learning new skills or knowledge and applying those strengths quickly to respond to customer expectations. In the </text:span><text:span text:style-name="T23">Harvard Business Review</text:span><text:span text:style-name="T1">, Justin Menkes stresses the importance of good thinking skills: "Thinking critically is the primary responsibility of any manager, in any organization." Using case studies from business, he argues that critical </text:span><text:span text:style-name="T23">intellectual skills </text:span><text:span text:style-name="T1">- 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186"><text:span text:style-name="T1"><text:s/></text:span><text:span text:style-name="T78">According to Dr. Richard Paul and Dr. Linda Elder, founders of the Foundation for Critical Thinking:</text:span></text:p>
      <text:p text:style-name="P120"><text:span text:style-name="T214"><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120"><text:tab/>A well-cultivated critical thinker:</text:p>
      <text:list xml:id="list104915381171278" text:continue-list="list1850275976300158259" text:style-name="L16">
        <text:list-item>
          <text:p text:style-name="P307">Raises vital questions and problems, formulating them clearly and precisely;</text:p>
        </text:list-item>
        <text:list-item>
          <text:p text:style-name="P307">Gathers and assesses relevant information, using abstract ideas to interpret it effectively;</text:p>
        </text:list-item>
        <text:list-item>
          <text:p text:style-name="P307">Comes to well-reasoned conclusions and solutions, testing them against relevant criteria and standards;</text:p>
        </text:list-item>
        <text:list-item>
          <text:p text:style-name="P307">Thinks open-mindedly within alternative systems of thought, recognizing and <text:soft-page-break/>assessing, as need be, their assumptions, implications, and practical consequences; and</text:p>
        </text:list-item>
        <text:list-item>
          <text:p text:style-name="P307">Communicates effectively with others in figuring out solutions to complex problems.”<text:span text:style-name="T40">1</text:span></text:p>
        </text:list-item>
      </text:list>
      <text:p text:style-name="P200"/>
      <text:p text:style-name="P159"><draw:line text:anchor-type="paragraph" draw:z-index="25" draw:style-name="gr5" draw:text-style-name="P333" svg:x1="2.2217in" svg:y1="0.2701in" svg:x2="0.9055in" svg:y2="0.8874in"><text:p/></draw:line><draw:line text:anchor-type="paragraph" draw:z-index="24" draw:style-name="gr5" draw:text-style-name="P333" svg:x1="0.65in" svg:y1="2.0358in" svg:x2="0.7543in" svg:y2="1.3339in"><text:p/></draw:line><draw:line text:anchor-type="paragraph" draw:z-index="23" draw:style-name="gr5" draw:text-style-name="P333" svg:x1="0.6118in" svg:y1="3.4004in" svg:x2="0.6307in" svg:y2="2.4429in"><text:p/></draw:line><draw:line text:anchor-type="paragraph" draw:z-index="22" draw:style-name="gr5" draw:text-style-name="P333" svg:x1="0.602in" svg:y1="4.3571in" svg:x2="0.602in" svg:y2="3.8744in"><text:p/></draw:line><draw:line text:anchor-type="paragraph" draw:z-index="21" draw:style-name="gr5" draw:text-style-name="P333" svg:x1="3.9165in" svg:y1="8.4417in" svg:x2="3.9256in" svg:y2="8.7453in"><text:p/></draw:line><draw:line text:anchor-type="paragraph" draw:z-index="20" draw:style-name="gr5" draw:text-style-name="P333" svg:x1="0.6874in" svg:y1="4.9445in" svg:x2="3.822in" svg:y2="7.911in"><text:p/></draw:line><draw:line text:anchor-type="paragraph" draw:z-index="19" draw:style-name="gr5" draw:text-style-name="P333" svg:x1="6.0567in" svg:y1="6.1189in" svg:x2="4.002in" svg:y2="7.9114in"><text:p/></draw:line><draw:line text:anchor-type="paragraph" draw:z-index="18" draw:style-name="gr5" draw:text-style-name="P333" svg:x1="6in" svg:y1="3.9165in" svg:x2="6.0665in" svg:y2="5.4504in"><text:p/></draw:line><draw:line text:anchor-type="paragraph" draw:z-index="17" draw:style-name="gr5" draw:text-style-name="P333" svg:x1="6.0571in" svg:y1="2.4783in" svg:x2="6.0472in" svg:y2="3.302in"><text:p/></draw:line><draw:line text:anchor-type="paragraph" draw:z-index="16" draw:style-name="gr5" draw:text-style-name="P333" svg:x1="4.5457in" svg:y1="0.2626in" svg:x2="6.2083in" svg:y2="1.9146in"><text:p/></draw:line><draw:ellipse text:anchor-type="paragraph" draw:z-index="15" draw:style-name="gr1" draw:text-style-name="P333" svg:width="0.7295in" svg:height="0.4071in" svg:x="0.4701in" svg:y="0.8874in"><text:p text:style-name="P333">SEE-Q</text:p></draw:ellipse><draw:rect text:anchor-type="paragraph" draw:z-index="14" draw:style-name="gr1" draw:text-style-name="P333" svg:width="1.1276in" svg:height="0.4071in" svg:x="0.0909in" svg:y="2.0362in"><text:p text:style-name="P333">Reflection</text:p></draw:rect><draw:rect text:anchor-type="paragraph" draw:z-index="13" draw:style-name="gr1" draw:text-style-name="P333" svg:width="1.2406in" svg:height="0.474in" svg:x="0.0339in" svg:y="3.4008in"><text:p text:style-name="P333">Solution</text:p></draw:rect><draw:rect text:anchor-type="paragraph" draw:z-index="12" draw:style-name="gr1" draw:text-style-name="P333" svg:width="1.9795in" svg:height="0.5878in" svg:x="-0.3445in" svg:y="4.3571in"><text:p text:style-name="P333">Carry out plan</text:p></draw:rect><draw:rect text:anchor-type="paragraph" draw:z-index="11" draw:style-name="gr1" draw:text-style-name="P333" svg:width="1.9705in" svg:height="0.6067in" svg:x="5.2055in" svg:y="5.5126in"><text:p text:style-name="P333">Devise a plan</text:p></draw:rect><draw:rect text:anchor-type="paragraph" draw:z-index="10" draw:style-name="gr1" draw:text-style-name="P333" svg:width="2.1886in" svg:height="0.4835in" svg:x="2.8654in" svg:y="7.911in"><text:p text:style-name="P333">Practice SEE_I,</text:p></draw:rect><draw:rect text:anchor-type="paragraph" draw:z-index="9" draw:style-name="gr1" draw:text-style-name="P333" svg:width="2.1122in" svg:height="0.5307in" svg:x="2.8563in" svg:y="8.678in"><text:p text:style-name="P333">Reflection – use standards</text:p></draw:rect><draw:rect text:anchor-type="paragraph" draw:z-index="8" draw:style-name="gr1" draw:text-style-name="P333" svg:width="2.5189in" svg:height="0.5685in" svg:x="4.75in" svg:y="3.302in"><text:p text:style-name="P333">Identify information, related content, </text:p><text:p text:style-name="P333">assumptions, draw a picture</text:p><text:p text:style-name="P333"/></draw:rect><draw:rect text:anchor-type="paragraph" draw:z-index="7" draw:style-name="gr1" draw:text-style-name="P333" svg:width="1.998in" svg:height="0.5642in" svg:x="5.1291in" svg:y="1.9146in"><text:p text:style-name="P333">Question or problem at issue</text:p></draw:rect><draw:rect text:anchor-type="paragraph" draw:z-index="6" draw:style-name="gr1" draw:text-style-name="P333" svg:width="2.3295in" svg:height="0.6157in" svg:x="2.2638in" svg:y="-0.0602in"><text:p text:style-name="P333">Understand the Problem</text:p></draw:rect></text:p>
      <text:p text:style-name="P160"/>
      <text:p text:style-name="P36"/>
      <text:p text:style-name="P36"/>
      <text:p text:style-name="P36"/>
      <text:p text:style-name="P36"/>
      <text:p text:style-name="P36"/>
      <text:p text:style-name="P36"/>
      <text:p text:style-name="P36"/>
      <text:p text:style-name="P36"/>
      <text:p text:style-name="P204"><text:span text:style-name="T223">C</text:span>ritical Thinking in Students' Acquisition of Foundational and factual Knowledge </text:p>
      <text:p text:style-name="P205">Steve Atkins, Vice President and Chief Academic Officer </text:p>
      <text:p text:style-name="P194"><text:span text:style-name="T210">The purpose of this article is to argue that critical thinking concepts and strategies should not be absent from students’ acquisition of factual knowledge and basic skills. Self-reflection, Intellectual Standards, and the Elements of Reasoning, as detailed in Richard Paul and Linda Elder’s model for critical thinking (2001), should be applied to even the most basic levels of knowledge. The m</text:span><text:span text:style-name="T211">e</text:span><text:span text:style-name="T210">tacognitive aspects of the model are necessary for learning foundational material as well as for developing deep understanding of advanced concepts. It is often suggested that students, especially students enrolled in introductory courses within a </text:span><text:span text:style-name="T1">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 </text:span></text:p>
      <text:p text:style-name="P164"><text:span text:style-name="T224">Rote Memorization vs. Conceptual Understanding</text:span> </text:p>
      <text:p text:style-name="P164">Proponents of critical thinking do not impugn the value of learning factual content. Indeed, thinking critically 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ext:soft-page-break/>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p>
      <text:p text:style-name="P164">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164"><text:s/> <text:span text:style-name="T224">The Role of Metacognition </text:span></text:p>
      <text:p text:style-name="P164">The essence of Paul and Elder’s model for critical thinking is metacognition: applying intellectual tools to assess and monitor thinking in order to make thinking better—more clear, more accurate, more defensible. Current literature in mathematics and science education supports an emphasis on metacognition for all levels of instruction—arithmetic through calculus and beyond. Metacognition focuses on methodology which develops students’ metacognitive skills, meaning one’s own knowledge concerning one’s own thoughts. In particular, research on the role of metacognition in problem solving has been concerned with two related components: (a) knowledge of one’s own thought processes and (b) regulation and monitoring of one’s activity during problem solving. Alan Schoenfeld (1987) asserted that good problem solving calls for using effectively what you know: “If you don’t have a good sense of what you know, you may find it difficult to be an efficient problem solver” (p. 190). </text:p>
      <text:p text:style-name="P182">Elements of Reasoning and Intellectual Standards </text:p>
      <text:p text:style-name="P164">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FACT©s are not integrated within the larger conceptual framework to which they relate. </text:p>
      <text:p text:style-name="P182"><text:soft-page-break/>Elements of Reasoning </text:p>
      <text:p text:style-name="P164">• All reasoning has a purpose. </text:p>
      <text:p text:style-name="P164">• All reasoning is an attempt to figure something out, to settle some question, to solve some </text:p>
      <text:p text:style-name="P164">problem. </text:p>
      <text:p text:style-name="P164">• All reasoning is based on assumptions. </text:p>
      <text:p text:style-name="P164">• All reasoning is done from some point of view. </text:p>
      <text:p text:style-name="P164">• All reasoning is based on data, information, and evidence. </text:p>
      <text:p text:style-name="P164">• All reasoning is expressed through, and shaped by, concepts and ideas. </text:p>
      <text:p text:style-name="P164">• All reasoning contains inferences by which we draw conclusions and give meaning to data. </text:p>
      <text:p text:style-name="P164">• All reasoning leads somewhere, has implications and consequences. </text:p>
      <text:p text:style-name="P164">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182">Intellectual Standards </text:p>
      <text:p text:style-name="P164">• Clarity </text:p>
      <text:p text:style-name="P164"><text:soft-page-break/>• Accuracy </text:p>
      <text:p text:style-name="P164">• Precision </text:p>
      <text:p text:style-name="P164">• Relevance </text:p>
      <text:p text:style-name="P164">• Depth </text:p>
      <text:p text:style-name="P164">• Breadth </text:p>
      <text:p text:style-name="P164">• Logic </text:p>
      <text:p text:style-name="P164">In summary, critical thinking gives students a set of intellectual tools associated with metacognition and self-monitoring appropriate to any particular mode or domain of thinking. Though students think, they ordinarily do not think in ways that lead to self-assessment and reflection. Applying critical thinking concepts to foundational and factual knowledge is necessary for promoting our students' conceptual understanding of course content. </text:p>
      <text:p text:style-name="P182">References </text:p>
      <text:p text:style-name="P164">Blais, D.M. (1988). Constructivism: A theoretical revolution for algebra. The Mathematics Teacher, 81 (11), 64-31. </text:p>
      <text:p text:style-name="P164">Paul, R. &amp; Elder, L. (2001). Critical Thinking: Tools for Taking Charge of Your Learning and Your Life. Upper Saddle River, N.J: Prentice Hall </text:p>
      <text:p text:style-name="P169">Paul, R. &amp; Elder, L. (200<text:span text:style-name="T274">3</text:span>). <text:span text:style-name="T274">The Miniature Guide to Critical Thinking: Concepts and Tools</text:span>. <text:span text:style-name="T274">The Foundation for Critical Thinking. Dillon Beach, CA.</text:span> </text:p>
      <text:p text:style-name="P169">Schoenfeld, A.H. (1987). Cognitive science and mathematics education. Hillsdale, N.J: Lawrence Erlbaum Associates. </text:p>
      <text:p text:style-name="P175">Dewey, J. (1933). How to Think: A restatement of the relation of reflective thinking of the educative process. Boston: Heath.</text:p>
      <text:p text:style-name="P175">Garfloa, J. &amp; Lester, F. K. (1985). Metacognition, cognitive monitoring, and mathematical performance. Journal for Research in Mathematics Education, 16, 163-176/ </text:p>
      <text:p text:style-name="P175"><text:soft-page-break/>Lesh, R. (1981). Applied mathematical problem solving. Educational Studies in Mathematics, 12(20, 235-265. </text:p>
      <text:p text:style-name="P173">Stillmanm G. (2010) Metacognition research in mathematics education: from hot topic to mature field. ZDM <text:span text:style-name="T228">International Journal for </text:span>Mathematics Education. Australian Catholic University. Australia</text:p>
      <text:p text:style-name="P175">National Council of Supervisors of Mathematics. (1978). Position paper on basic mathematical skills.. Mathematics Teacher, 71(2), 147-52.How we think: A restatement of the relation of reflective think to the educative process. Boston: Heath</text:p>
      <text:p text:style-name="P170"><text:span text:style-name="T226">P</text:span>olya, G. (1973). how to solve it. Princeton University Press.</text:p>
      <text:p text:style-name="P170">Schoenfeld, A.H. (1983). Episodic and executive decisions in mathematics problem solving. In R. Lesh &amp; M. Landau, Acquisition of mathematics concepts and processes. New York'\: Academic Press. </text:p>
      <text:p text:style-name="P170">Schoenfeld, A.H. (1987). Cognition science and mathematics education: An overview. Cognitive science and mathematics education. Hillsdale, NJ: Lawrence Erlbaum. </text:p>
      <text:p text:style-name="P170">Silver, E.A., Branca, N. &amp; Adams, V. (1980). Metacognition. The missing link in problem solving? Proceeding of the fourth international conference for the psychology of mathematics education. Berkeley, CA:PME.</text:p>
      <text:p text:style-name="P170">Suydam, M. (1987). Implications from research on problem solving. In F. R. Curcio, Teaching and learning. A problem solving focus. Reston, VA: National Council of Teachers of Mathematics. </text:p>
      <text:p text:style-name="P170">Wilson, J., Fernandez, M., Hadaway, N. (2013). Mathematical Problem Solving. The University of Georgia <text:span text:style-name="T227">(retrieved from the web.)</text:span>. </text:p>
      <text:p text:style-name="P170">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172">Siew, J. (2013). Top-Down Approach to Teaching Problem Solving Heuristics in Mathematics. Center for Research in Pedagogy and Practice, National Institute of Education, Nanyang Technological University, Singapore. </text:p>
      <text:p text:style-name="P173">Lucas, C.A., Goerss, B.L. (2007). Using a post-graphic organizer in the mathematics classroom. Journal of Reading Education, 32(2), 26-30. </text:p>
      <text:p text:style-name="P173"><text:soft-page-break/>National Library of Virtual Math Manipulative. Retrieved from the Web. http://nlvm.usu.edu/en/nav/vlibrary.html </text:p>
      <text:p text:style-name="P173"><text:span text:style-name="T204">Nosich, Gerald M. (2009, 2005, 2001) </text:span><text:span text:style-name="T205">Learning to Think Things Through: A Guide to Critical Thinking Across the Curriculum</text:span><text:span text:style-name="T204">. Published by </text:span><text:a xlink:type="simple" xlink:href="http://en.wikipedia.org/wiki/Prentice_Hall"><text:span text:style-name="T206">Pearson Prentice Hall</text:span></text:a><text:span text:style-name="T204">. 3rd edition, pp. 33–38.</text:span> </text:p>
      <text:p text:style-name="P173">Logical Reasoning Reimer, W. &amp; Reimer, L (2005). Historical connections in mathematics volume III: <text:s/>resources for using history of mathematics in the classroom. AIMS Educational Foundation. </text:p>
      <text:p text:style-name="P173">Arcavi, A. (2003). The role of visual representations in the learning of mathematics. <text:s/>Educational Studies in Mathematics, 52, 215-241. </text:p>
      <text:p text:style-name="P173"><text:s/>Cawley, J., Parmar, R., Foley, T. E., Salmon, S., &amp; Roy, S. (2001). Arithmetic performance of students: Implications for standards and programming. <text:s/>Exceptional Children, 67, 311–328. </text:p>
      <text:p text:style-name="P173">Montague, M. (2003). Solve it: A mathematical problem-solving instructional program. <text:s/>Reston, VA: Exceptional Innovations. </text:p>
      <text:p text:style-name="P178">Kramarski, B.&amp; Mevarech, Z. (2003). Enhancing mathematical reasoning in the classroom: effects of cooperative learning and metacognitiive training. American Educational Research Journal. 40(1), 281-310</text:p>
      <text:p text:style-name="P183">References </text:p>
      <text:p text:style-name="P165">Blais, D.M. (1988). Constructivism: A theoretical revolution for algebra. The Mathematics Teacher, 81 (11), 64-31. </text:p>
      <text:p text:style-name="P165">Paul, R. &amp; Elder, L. (2001). Critical Thinking: Tools for Taking Charge of Your Learning and Your Life. Upper Saddle River, N.J: Prentice Hall </text:p>
      <text:p text:style-name="P166">Paul, R. &amp; Elder, L. (200<text:span text:style-name="T245">7</text:span>). <text:span text:style-name="T245">How to Study and Learn a Discipline. Dillon Beach, CA: Foundations for Critical Thinking Press.</text:span> </text:p>
      <text:p text:style-name="P167">Paul, R. &amp; Elder, L. (200<text:span text:style-name="T245">7</text:span>). <text:span text:style-name="T245">How to Improve Student Learning: 30 Practical Ideas. Dillon Beach, CA: Foundations for Critical Thinking Press.</text:span> </text:p>
      <text:p text:style-name="P165">Schoenfeld, A.H. (1987). Cognitive science and mathematics education. Hillsdale, N.J: Lawrence Erlbaum Associates. </text:p>
      <text:p text:style-name="P176"><text:soft-page-break/>Dewey, J. (1933). How to Think: A restatement of the relation of reflective thinking of the educative process. Boston: Heath.</text:p>
      <text:p text:style-name="P176">Garfloa, J. &amp; Lester, F. K. (1985). Metacognition, cognitive monitoring, and mathematical performance. Journal for Research in Mathematics Education, 16, 163-176/ </text:p>
      <text:p text:style-name="P176">Lesh, R. (1981). Applied mathematical problem solving. Educational Studies in Mathematics, 12(20, 235-265. </text:p>
      <text:p text:style-name="P174">Stillmanm G. (2010) Metacognition research in mathematics education: from hot topic to mature field. ZDM <text:span text:style-name="T228">International Journal for </text:span>Mathematics Education. Australian Catholic University. Australia</text:p>
      <text:p text:style-name="P176">National Council of Supervisors of Mathematics. (1978). Position paper on basic mathematical skills.. Mathematics Teacher, 71(2), 147-52.How we think: A restatement of the relation of reflective think to the educative process. Boston: Heath</text:p>
      <text:p text:style-name="P171"><text:span text:style-name="T204">Nosich, Gerald M. (2009, 2005, 2001) </text:span><text:span text:style-name="T205">Learning to Think Things Through: A Guide to Critical Thinking Across the Curriculum</text:span><text:span text:style-name="T204">. Published by </text:span><text:a xlink:type="simple" xlink:href="http://en.wikipedia.org/wiki/Prentice_Hall"><text:span text:style-name="T206">Pearson Prentice Hall</text:span></text:a><text:span text:style-name="T204">. 3rd edition, pp. 33–38.</text:span> </text:p>
      <text:p text:style-name="P171"><text:span text:style-name="T226">P</text:span>olya, G. (1973). how to solve it. Princeton University Press.</text:p>
      <text:p text:style-name="P171">Schoenfeld, A.H. (1983). Episodic and executive decisions in mathematics problem solving. In R. Lesh &amp; M. Landau, Acquisition of mathematics concepts and processes. New York'\: Academic Press. </text:p>
      <text:p text:style-name="P171">Schoenfeld, A.H. (1987). Cognition science and mathematics education: An overview. Cognitive science and mathematics education. Hillsdale, NJ: Lawrence Erlbaum. </text:p>
      <text:p text:style-name="P171">Silver, E.A., Branca, N. &amp; Adams, V. (1980). Metacognition. The missing link in problem solving? Proceeding of the fourth international conference for the psychology of mathematics education. Berkeley, CA:PME.</text:p>
      <text:p text:style-name="P171">Suydam, M. (1987). Implications from research on problem solving. In F. R. Curcio, Teaching and learning. A problem solving focus. Reston, VA: National Council of Teachers of Mathematics. </text:p>
      <text:p text:style-name="P171">Wilson, J., Fernandez, M., Hadaway, N. (2013). Mathematical Problem Solving. The University of Georgia <text:span text:style-name="T227">(retrieved from the web.)</text:span>. </text:p>
      <text:p text:style-name="P119">Florida Department of Education (2010). Classroom cognitive and meta-cognitive strategies for teachers:Research-based strategies for problem-solving in mathematics K-12. Bureau of <text:soft-page-break/>Exceptional Education and</text:p>
      <text:p text:style-name="P95"/>
      <text:p text:style-name="P196"><text:span text:style-name="T9">1.<text:tab/></text:span><text:span text:style-name="T1">Cultivate Intellectual Traits – </text:span><text:span text:style-name="T9">work on students anxiety and attitudes about or related to <text:tab/>math, help them become more autonomous, and realize that with perseverance and <text:tab/>confidence they can be successful.</text:span></text:p>
      <text:p text:style-name="P197"><text:span text:style-name="T9">2.<text:tab/></text:span><text:span text:style-name="T1">Bri</text:span><text:span text:style-name="T185">*SQ3R</text:span></text:p>
      <text:p text:style-name="P31"><text:tab/><text:tab/>Survey: Students review the text to gain initial meaning from the headings, bolded text, and charts.</text:p>
      <text:p text:style-name="P16"><text:tab/><text:tab/>Question: Students begin to generate questions about their reading from previewing it.</text:p>
      <text:p text:style-name="P16"><text:tab/><text:tab/>Read: As students read, they need to look for answers to the questions they formulated during their <text:tab/><text:tab/><text:tab/>preview of the text. These questions, based on the structure of the text, help focus students' reading.</text:p>
      <text:p text:style-name="P16"><text:tab/><text:tab/>Recite: As students move through the text they should recite or rehearse the answers to their questions <text:tab/><text:tab/><text:tab/>and make notes about their answer for later studying.</text:p>
      <text:p text:style-name="P16"><text:tab/><text:tab/>Review: After reading, students should review the text to answer lingering questions and recite the <text:tab/><text:tab/><text:tab/>questions they previously answered.</text:p>
      <text:p text:style-name="P197"><text:span text:style-name="T1">ng </text:span><text:span text:style-name="T9">standards </text:span><text:span text:style-name="T1">into use</text:span></text:p>
      <text:list xml:id="list5377370306533822958" text:style-name="L36">
        <text:list-item>
          <text:p text:style-name="P3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ucida grande" svg:font-family="'lucida grande', 'lucida sans', 'lucida sans', lucida, arial, sans-serif"/>
    <style:font-face style:name="sans-serif" svg:font-family="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14DT11H11M13S</meta:editing-duration>
    <meta:editing-cycles>66</meta:editing-cycles>
    <meta:generator>LibreOffice/4.1.4.2$Windows_x86 LibreOffice_project/0a0440ccc0227ad9829de5f46be37cfb6edcf72</meta:generator>
    <dc:date>2013-12-18T11:36:34.573000000</dc:date>
    <meta:print-date>2013-11-20T13:12:33.609000000</meta:print-date>
    <meta:document-statistic meta:table-count="10" meta:image-count="0" meta:object-count="0" meta:page-count="42" meta:paragraph-count="550" meta:word-count="11404" meta:character-count="73930" meta:non-whitespace-character-count="62749"/>
  </office:meta>
</office:document-meta>
</file>